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Memmap local" table:style-name="ta1">
        <table:shapes>
          <draw:frame draw:z-index="0" draw:style-name="gr1" svg:width="20.326cm" svg:height="11.078cm" svg:x="0.11cm" svg:y="8.156cm">
            <draw:object draw:notify-on-update-of-ranges="'Memmap local'.A13:'Memmap local'.A13 'Memmap local'.A14:'Memmap local'.A19 'Memmap local'.B13:'Memmap local'.B13 'Memmap local'.B14:'Memmap local'.B19 'Memmap local'.C13:'Memmap local'.C13 'Memmap local'.C14:'Memmap local'.C19 'Memmap local'.D13:'Memmap local'.D13 'Memmap local'.D14:'Memmap local'.D19 'Memmap local'.E13:'Memmap local'.E13 'Memmap local'.E14:'Memmap local'.E19 'Memmap local'.F13:'Memmap local'.F13 'Memmap local'.F14:'Memmap local'.F19 'Memmap local'.G13:'Memmap local'.G13 'Memmap local'.G14:'Memmap local'.G19 'Memmap local'.H13:'Memmap local'.H13 'Memmap local'.H14:'Memmap local'.H19 'Memmap local'.I13:'Memmap local'.I13 'Memmap local'.I14:'Memmap local'.I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26cm" svg:height="11.052cm" svg:x="22.881cm" svg:y="8.156cm">
            <draw:object draw:notify-on-update-of-ranges="'Memmap local'.K13:'Memmap local'.K13 'Memmap local'.K14:'Memmap local'.K19 'Memmap local'.L13:'Memmap local'.L13 'Memmap local'.L14:'Memmap local'.L19 'Memmap local'.M13:'Memmap local'.M13 'Memmap local'.M14:'Memmap local'.M19 'Memmap local'.N13:'Memmap local'.N13 'Memmap local'.N14:'Memmap local'.N19 'Memmap local'.O13:'Memmap local'.O13 'Memmap local'.O14:'Memmap local'.O19 'Memmap local'.P13:'Memmap local'.P13 'Memmap local'.P14:'Memmap local'.P19 'Memmap local'.Q13:'Memmap local'.Q13 'Memmap local'.Q14:'Memmap local'.Q19 'Memmap local'.R13:'Memmap local'.R13 'Memmap local'.R14:'Memmap local'.R19 'Memmap local'.S13:'Memmap local'.S13 'Memmap local'.S14:'Memmap local'.S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66cm" svg:height="10.46cm" svg:x="0cm" svg:y="19.819cm">
            <draw:object draw:notify-on-update-of-ranges="'No memmap local'.A14:'No memmap local'.A19 'No memmap local'.B13:'No memmap local'.B13 'No memmap local'.B14:'No memmap local'.B19 'No memmap local'.C13:'No memmap local'.C13 'No memmap local'.C14:'No memmap local'.C19 'No memmap local'.D13:'No memmap local'.D13 'No memmap local'.D14:'No memmap local'.D19 'No memmap local'.E13:'No memmap local'.E13 'No memmap local'.E14:'No memmap local'.E19 'No memmap local'.F13:'No memmap local'.F13 'No memmap local'.F14:'No memmap local'.F19 'No memmap local'.G13:'No memmap local'.G13 'No memmap local'.G14:'No memmap local'.G19 'No memmap local'.H13:'No memmap local'.H13 'No memmap local'.H14:'No memmap local'.H19 'No memmap local'.I13:'No memmap local'.I13 'No memmap local'.I14:'No memmap local'.I1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<text:s text:c="4"/>n_features </text:p>
          </table:table-cell>
          <table:table-cell table:style-name="ce1" office:value-type="string" table:number-columns-spanned="2" table:number-rows-spanned="1">
            <text:p><text:s text:c="4"/>1 process <text:s text:c="3"/></text:p>
          </table:table-cell>
          <table:covered-table-cell/>
          <table:table-cell table:style-name="ce1" office:value-type="string" table:number-columns-spanned="2" table:number-rows-spanned="1">
            <text:p>2 processes</text:p>
          </table:table-cell>
          <table:covered-table-cell/>
          <table:table-cell table:style-name="ce1" office:value-type="string" table:number-columns-spanned="2" table:number-rows-spanned="1">
            <text:p>3 processes</text:p>
          </table:table-cell>
          <table:covered-table-cell/>
          <table:table-cell table:style-name="ce1" office:value-type="string" table:number-columns-spanned="2" table:number-rows-spanned="1">
            <text:p>4 processes</text:p>
          </table:table-cell>
          <table:covered-table-cell/>
          <table:table-cell table:style-name="ce1" office:value-type="string" table:number-columns-spanned="2" table:number-rows-spanned="1">
            <text:p><text:s text:c="4"/>5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6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7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8 processes <text:s/>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50000">
            <text:p>50000</text:p>
          </table:table-cell>
          <table:table-cell office:value-type="string">
            <text:p><text:s text:c="3"/>621MB </text:p>
          </table:table-cell>
          <table:table-cell office:value-type="string">
            <text:p><text:s text:c="3"/>70s </text:p>
          </table:table-cell>
          <table:table-cell office:value-type="string">
            <text:p><text:s text:c="2"/>1361MB </text:p>
          </table:table-cell>
          <table:table-cell office:value-type="string">
            <text:p><text:s text:c="3"/>50s </text:p>
          </table:table-cell>
          <table:table-cell office:value-type="string">
            <text:p><text:s text:c="2"/>2263MB </text:p>
          </table:table-cell>
          <table:table-cell office:value-type="string">
            <text:p><text:s text:c="3"/>55s </text:p>
          </table:table-cell>
          <table:table-cell office:value-type="string">
            <text:p><text:s text:c="2"/>1872MB </text:p>
          </table:table-cell>
          <table:table-cell office:value-type="string">
            <text:p><text:s text:c="3"/>60s </text:p>
          </table:table-cell>
          <table:table-cell office:value-type="string">
            <text:p><text:s text:c="2"/>2291MB </text:p>
          </table:table-cell>
          <table:table-cell office:value-type="string">
            <text:p><text:s text:c="3"/>65s </text:p>
          </table:table-cell>
          <table:table-cell office:value-type="string">
            <text:p><text:s text:c="2"/>2534MB </text:p>
          </table:table-cell>
          <table:table-cell office:value-type="string">
            <text:p><text:s text:c="3"/>71s </text:p>
          </table:table-cell>
          <table:table-cell office:value-type="string">
            <text:p><text:s text:c="2"/>2447MB </text:p>
          </table:table-cell>
          <table:table-cell office:value-type="string">
            <text:p><text:s text:c="3"/>71s </text:p>
          </table:table-cell>
          <table:table-cell office:value-type="string">
            <text:p><text:s text:c="2"/>2546MB </text:p>
          </table:table-cell>
          <table:table-cell office:value-type="string">
            <text:p><text:s text:c="3"/>71s 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office:value-type="string">
            <text:p><text:s text:c="2"/>1208MB </text:p>
          </table:table-cell>
          <table:table-cell office:value-type="string">
            <text:p><text:s text:c="2"/>140s </text:p>
          </table:table-cell>
          <table:table-cell office:value-type="string">
            <text:p><text:s text:c="2"/>2877MB </text:p>
          </table:table-cell>
          <table:table-cell office:value-type="string">
            <text:p><text:s text:c="2"/>100s </text:p>
          </table:table-cell>
          <table:table-cell office:value-type="string">
            <text:p><text:s text:c="2"/>4526MB </text:p>
          </table:table-cell>
          <table:table-cell office:value-type="string">
            <text:p><text:s text:c="2"/>106s </text:p>
          </table:table-cell>
          <table:table-cell office:value-type="string">
            <text:p><text:s text:c="2"/>3595MB </text:p>
          </table:table-cell>
          <table:table-cell office:value-type="string">
            <text:p><text:s text:c="2"/>116s </text:p>
          </table:table-cell>
          <table:table-cell office:value-type="string">
            <text:p><text:s text:c="2"/>4511MB </text:p>
          </table:table-cell>
          <table:table-cell office:value-type="string">
            <text:p><text:s text:c="2"/>142s </text:p>
          </table:table-cell>
          <table:table-cell office:value-type="string">
            <text:p><text:s text:c="2"/>5367MB </text:p>
          </table:table-cell>
          <table:table-cell office:value-type="string">
            <text:p><text:s text:c="2"/>147s </text:p>
          </table:table-cell>
          <table:table-cell office:value-type="string">
            <text:p><text:s text:c="2"/>5528MB </text:p>
          </table:table-cell>
          <table:table-cell office:value-type="string">
            <text:p><text:s text:c="2"/>132s </text:p>
          </table:table-cell>
          <table:table-cell office:value-type="string">
            <text:p><text:s text:c="2"/>4693MB </text:p>
          </table:table-cell>
          <table:table-cell office:value-type="string">
            <text:p><text:s text:c="2"/>147s </text:p>
          </table:table-cell>
          <table:table-cell table:number-columns-repeated="2"/>
        </table:table-row>
        <table:table-row table:style-name="ro2">
          <table:table-cell office:value-type="float" office:value="200000">
            <text:p>200000</text:p>
          </table:table-cell>
          <table:table-cell office:value-type="string">
            <text:p><text:s text:c="2"/>2381MB </text:p>
          </table:table-cell>
          <table:table-cell office:value-type="string">
            <text:p><text:s text:c="2"/>286s </text:p>
          </table:table-cell>
          <table:table-cell office:value-type="string">
            <text:p><text:s text:c="2"/>5885MB </text:p>
          </table:table-cell>
          <table:table-cell office:value-type="string">
            <text:p><text:s text:c="2"/>211s </text:p>
          </table:table-cell>
          <table:table-cell office:value-type="string">
            <text:p><text:s text:c="2"/>7941MB </text:p>
          </table:table-cell>
          <table:table-cell office:value-type="string">
            <text:p><text:s text:c="2"/>243s </text:p>
          </table:table-cell>
          <table:table-cell office:value-type="string">
            <text:p><text:s text:c="2"/>7049MB </text:p>
          </table:table-cell>
          <table:table-cell office:value-type="string">
            <text:p><text:s text:c="2"/>269s </text:p>
          </table:table-cell>
          <table:table-cell office:value-type="string">
            <text:p><text:s text:c="2"/>9663MB </text:p>
          </table:table-cell>
          <table:table-cell office:value-type="string">
            <text:p><text:s text:c="2"/>325s </text:p>
          </table:table-cell>
          <table:table-cell office:value-type="string">
            <text:p><text:s/>10157MB </text:p>
          </table:table-cell>
          <table:table-cell office:value-type="string">
            <text:p><text:s text:c="2"/>352s </text:p>
          </table:table-cell>
          <table:table-cell office:value-type="string">
            <text:p><text:s text:c="2"/>9299MB </text:p>
          </table:table-cell>
          <table:table-cell office:value-type="string">
            <text:p><text:s text:c="2"/>352s </text:p>
          </table:table-cell>
          <table:table-cell office:value-type="string">
            <text:p><text:s/>10237MB </text:p>
          </table:table-cell>
          <table:table-cell office:value-type="string">
            <text:p><text:s text:c="2"/>311s </text:p>
          </table:table-cell>
          <table:table-cell table:number-columns-repeated="2"/>
        </table:table-row>
        <table:table-row table:style-name="ro2">
          <table:table-cell office:value-type="float" office:value="400000">
            <text:p>400000</text:p>
          </table:table-cell>
          <table:table-cell office:value-type="string">
            <text:p><text:s text:c="2"/>4729MB </text:p>
          </table:table-cell>
          <table:table-cell office:value-type="string">
            <text:p><text:s text:c="2"/>598s </text:p>
          </table:table-cell>
          <table:table-cell office:value-type="string">
            <text:p><text:s/>16245MB </text:p>
          </table:table-cell>
          <table:table-cell office:value-type="string">
            <text:p><text:s text:c="2"/>566s </text:p>
          </table:table-cell>
          <table:table-cell office:value-type="string">
            <text:p><text:s/>15663MB </text:p>
          </table:table-cell>
          <table:table-cell office:value-type="string">
            <text:p><text:s text:c="2"/>683s </text:p>
          </table:table-cell>
          <table:table-cell office:value-type="string">
            <text:p><text:s/>15094MB </text:p>
          </table:table-cell>
          <table:table-cell office:value-type="string">
            <text:p><text:s text:c="2"/>660s </text:p>
          </table:table-cell>
          <table:table-cell table:number-columns-repeated="10"/>
        </table:table-row>
        <table:table-row table:style-name="ro2">
          <table:table-cell office:value-type="float" office:value="800000">
            <text:p>800000</text:p>
          </table:table-cell>
          <table:table-cell office:value-type="string">
            <text:p><text:s/>10928MB </text:p>
          </table:table-cell>
          <table:table-cell office:value-type="string">
            <text:p><text:s/>1248s </text:p>
          </table:table-cell>
          <table:table-cell table:number-columns-repeated="16"/>
        </table:table-row>
        <table:table-row table:style-name="ro2">
          <table:table-cell office:value-type="float" office:value="1600000">
            <text:p>1600000</text:p>
          </table:table-cell>
          <table:table-cell table:number-columns-repeated="18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3" office:value-type="float" office:value="71">
            <text:p>71</text:p>
          </table:table-cell>
          <table:table-cell/>
          <table:table-cell office:value-type="float" office:value="50000">
            <text:p>50000</text:p>
          </table:table-cell>
          <table:table-cell office:value-type="float" office:value="621">
            <text:p>621</text:p>
          </table:table-cell>
          <table:table-cell office:value-type="float" office:value="1361">
            <text:p>1361</text:p>
          </table:table-cell>
          <table:table-cell office:value-type="float" office:value="2263">
            <text:p>2263</text:p>
          </table:table-cell>
          <table:table-cell office:value-type="float" office:value="1872">
            <text:p>1872</text:p>
          </table:table-cell>
          <table:table-cell office:value-type="float" office:value="2291">
            <text:p>2291</text:p>
          </table:table-cell>
          <table:table-cell office:value-type="float" office:value="2534">
            <text:p>2534</text:p>
          </table:table-cell>
          <table:table-cell office:value-type="float" office:value="2447">
            <text:p>2447</text:p>
          </table:table-cell>
          <table:table-cell office:value-type="float" office:value="2546">
            <text:p>2546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208">
            <text:p>1208</text:p>
          </table:table-cell>
          <table:table-cell office:value-type="float" office:value="2877">
            <text:p>2877</text:p>
          </table:table-cell>
          <table:table-cell office:value-type="float" office:value="4526">
            <text:p>4526</text:p>
          </table:table-cell>
          <table:table-cell office:value-type="float" office:value="3595">
            <text:p>3595</text:p>
          </table:table-cell>
          <table:table-cell office:value-type="float" office:value="4511">
            <text:p>4511</text:p>
          </table:table-cell>
          <table:table-cell office:value-type="float" office:value="5367">
            <text:p>5367</text:p>
          </table:table-cell>
          <table:table-cell office:value-type="float" office:value="5528">
            <text:p>5528</text:p>
          </table:table-cell>
          <table:table-cell office:value-type="float" office:value="4693">
            <text:p>4693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86">
            <text:p>286</text:p>
          </table:table-cell>
          <table:table-cell office:value-type="float" office:value="211">
            <text:p>211</text:p>
          </table:table-cell>
          <table:table-cell office:value-type="float" office:value="243">
            <text:p>243</text:p>
          </table:table-cell>
          <table:table-cell office:value-type="float" office:value="269">
            <text:p>269</text:p>
          </table:table-cell>
          <table:table-cell office:value-type="float" office:value="325">
            <text:p>325</text:p>
          </table:table-cell>
          <table:table-cell table:number-columns-repeated="2" office:value-type="float" office:value="352">
            <text:p>352</text:p>
          </table:table-cell>
          <table:table-cell office:value-type="float" office:value="311">
            <text:p>311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2381">
            <text:p>2381</text:p>
          </table:table-cell>
          <table:table-cell office:value-type="float" office:value="5885">
            <text:p>5885</text:p>
          </table:table-cell>
          <table:table-cell office:value-type="float" office:value="7941">
            <text:p>7941</text:p>
          </table:table-cell>
          <table:table-cell office:value-type="float" office:value="7049">
            <text:p>7049</text:p>
          </table:table-cell>
          <table:table-cell office:value-type="float" office:value="9663">
            <text:p>9663</text:p>
          </table:table-cell>
          <table:table-cell office:value-type="float" office:value="10157">
            <text:p>10157</text:p>
          </table:table-cell>
          <table:table-cell office:value-type="float" office:value="9299">
            <text:p>9299</text:p>
          </table:table-cell>
          <table:table-cell office:value-type="float" office:value="10237">
            <text:p>10237</text:p>
          </table:table-cell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598">
            <text:p>598</text:p>
          </table:table-cell>
          <table:table-cell office:value-type="float" office:value="566">
            <text:p>566</text:p>
          </table:table-cell>
          <table:table-cell office:value-type="float" office:value="683">
            <text:p>683</text:p>
          </table:table-cell>
          <table:table-cell office:value-type="float" office:value="660">
            <text:p>660</text:p>
          </table:table-cell>
          <table:table-cell table:number-columns-repeated="5"/>
          <table:table-cell office:value-type="float" office:value="400000">
            <text:p>400000</text:p>
          </table:table-cell>
          <table:table-cell office:value-type="float" office:value="4726">
            <text:p>4726</text:p>
          </table:table-cell>
          <table:table-cell office:value-type="float" office:value="16245">
            <text:p>16245</text:p>
          </table:table-cell>
          <table:table-cell office:value-type="float" office:value="15663">
            <text:p>15663</text:p>
          </table:table-cell>
          <table:table-cell office:value-type="float" office:value="15094">
            <text:p>15094</text:p>
          </table:table-cell>
          <table:table-cell table:number-columns-repeated="4"/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248">
            <text:p>1248</text:p>
          </table:table-cell>
          <table:table-cell table:number-columns-repeated="8"/>
          <table:table-cell office:value-type="float" office:value="800000">
            <text:p>800000</text:p>
          </table:table-cell>
          <table:table-cell office:value-type="float" office:value="10928">
            <text:p>10928</text:p>
          </table:table-cell>
          <table:table-cell table:number-columns-repeated="7"/>
        </table:table-row>
        <table:table-row table:style-name="ro2">
          <table:table-cell office:value-type="float" office:value="1600000">
            <text:p>1600000</text:p>
          </table:table-cell>
          <table:table-cell table:number-columns-repeated="9"/>
          <table:table-cell office:value-type="float" office:value="1600000">
            <text:p>1600000</text:p>
          </table:table-cell>
          <table:table-cell table:number-columns-repeated="8"/>
        </table:table-row>
      </table:table>
      <table:table table:name="No memmap local" table:style-name="ta1">
        <table:shapes>
          <draw:frame draw:z-index="0" draw:style-name="gr1" svg:width="20.366cm" svg:height="10.46cm" svg:x="0.083cm" svg:y="8.164cm">
            <draw:object draw:notify-on-update-of-ranges="'No memmap local'.A13:'No memmap local'.A13 'No memmap local'.A14:'No memmap local'.A19 'No memmap local'.B13:'No memmap local'.B13 'No memmap local'.B14:'No memmap local'.B19 'No memmap local'.C13:'No memmap local'.C13 'No memmap local'.C14:'No memmap local'.C19 'No memmap local'.D13:'No memmap local'.D13 'No memmap local'.D14:'No memmap local'.D19 'No memmap local'.E13:'No memmap local'.E13 'No memmap local'.E14:'No memmap local'.E19 'No memmap local'.F13:'No memmap local'.F13 'No memmap local'.F14:'No memmap local'.F19 'No memmap local'.G13:'No memmap local'.G13 'No memmap local'.G14:'No memmap local'.G19 'No memmap local'.H13:'No memmap local'.H13 'No memmap local'.H14:'No memmap local'.H19 'No memmap local'.I13:'No memmap local'.I13 'No memmap local'.I14:'No memmap local'.I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20.091cm" svg:height="10.486cm" svg:x="22.926cm" svg:y="8.164cm">
            <draw:object draw:notify-on-update-of-ranges="'No memmap local'.K13:'No memmap local'.K13 'No memmap local'.K14:'No memmap local'.K19 'No memmap local'.L13:'No memmap local'.L13 'No memmap local'.L14:'No memmap local'.L19 'No memmap local'.M13:'No memmap local'.M13 'No memmap local'.M14:'No memmap local'.M19 'No memmap local'.N13:'No memmap local'.N13 'No memmap local'.N14:'No memmap local'.N19 'No memmap local'.O13:'No memmap local'.O13 'No memmap local'.O14:'No memmap local'.O19 'No memmap local'.P13:'No memmap local'.P13 'No memmap local'.P14:'No memmap local'.P19 'No memmap local'.Q13:'No memmap local'.Q13 'No memmap local'.Q14:'No memmap local'.Q19 'No memmap local'.R13:'No memmap local'.R13 'No memmap local'.R14:'No memmap local'.R19 'No memmap local'.S13:'No memmap local'.S13 'No memmap local'.S14:'No memmap local'.S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>
            <text:p>n_features </text:p>
          </table:table-cell>
          <table:table-cell table:style-name="ce1" office:value-type="string" table:number-columns-spanned="2" table:number-rows-spanned="1">
            <text:p><text:s text:c="4"/>1 process <text:s text:c="3"/></text:p>
          </table:table-cell>
          <table:covered-table-cell/>
          <table:table-cell table:style-name="ce1" office:value-type="string" table:number-columns-spanned="2" table:number-rows-spanned="1">
            <text:p><text:s text:c="4"/>2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3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4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5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6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7 processes <text:s/></text:p>
          </table:table-cell>
          <table:covered-table-cell/>
          <table:table-cell table:style-name="ce1" office:value-type="string" table:number-columns-spanned="2" table:number-rows-spanned="1">
            <text:p><text:s text:c="4"/>8 processes <text:s/>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50000">
            <text:p>50000</text:p>
          </table:table-cell>
          <table:table-cell office:value-type="string">
            <text:p><text:s text:c="3"/>687MB </text:p>
          </table:table-cell>
          <table:table-cell office:value-type="string">
            <text:p><text:s text:c="3"/>80s </text:p>
          </table:table-cell>
          <table:table-cell office:value-type="string">
            <text:p><text:s text:c="2"/>1982MB </text:p>
          </table:table-cell>
          <table:table-cell office:value-type="string">
            <text:p><text:s text:c="3"/>75s </text:p>
          </table:table-cell>
          <table:table-cell office:value-type="string">
            <text:p><text:s text:c="2"/>3228MB </text:p>
          </table:table-cell>
          <table:table-cell office:value-type="string">
            <text:p><text:s text:c="3"/>90s </text:p>
          </table:table-cell>
          <table:table-cell office:value-type="string">
            <text:p><text:s text:c="2"/>3240MB </text:p>
          </table:table-cell>
          <table:table-cell office:value-type="string">
            <text:p><text:s text:c="2"/>106s </text:p>
          </table:table-cell>
          <table:table-cell office:value-type="string">
            <text:p><text:s text:c="2"/>3827MB </text:p>
          </table:table-cell>
          <table:table-cell office:value-type="string">
            <text:p><text:s text:c="2"/>126s </text:p>
          </table:table-cell>
          <table:table-cell office:value-type="string">
            <text:p><text:s text:c="2"/>4355MB </text:p>
          </table:table-cell>
          <table:table-cell office:value-type="string">
            <text:p><text:s text:c="2"/>137s </text:p>
          </table:table-cell>
          <table:table-cell office:value-type="string">
            <text:p><text:s text:c="2"/>4191MB </text:p>
          </table:table-cell>
          <table:table-cell office:value-type="string">
            <text:p><text:s text:c="2"/>136s </text:p>
          </table:table-cell>
          <table:table-cell office:value-type="string">
            <text:p><text:s text:c="2"/>4311MB </text:p>
          </table:table-cell>
          <table:table-cell office:value-type="string">
            <text:p><text:s text:c="2"/>136s 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office:value-type="string">
            <text:p><text:s text:c="2"/>1340MB </text:p>
          </table:table-cell>
          <table:table-cell office:value-type="string">
            <text:p><text:s text:c="2"/>145s </text:p>
          </table:table-cell>
          <table:table-cell office:value-type="string">
            <text:p><text:s text:c="2"/>4445MB </text:p>
          </table:table-cell>
          <table:table-cell office:value-type="string">
            <text:p><text:s text:c="2"/>151s </text:p>
          </table:table-cell>
          <table:table-cell office:value-type="string">
            <text:p><text:s text:c="2"/>5967MB </text:p>
          </table:table-cell>
          <table:table-cell office:value-type="string">
            <text:p><text:s text:c="2"/>174s </text:p>
          </table:table-cell>
          <table:table-cell office:value-type="string">
            <text:p><text:s text:c="2"/>6019MB </text:p>
          </table:table-cell>
          <table:table-cell office:value-type="string">
            <text:p><text:s text:c="2"/>207s </text:p>
          </table:table-cell>
          <table:table-cell office:value-type="string">
            <text:p><text:s text:c="2"/>8830MB </text:p>
          </table:table-cell>
          <table:table-cell office:value-type="string">
            <text:p><text:s text:c="2"/>253s </text:p>
          </table:table-cell>
          <table:table-cell office:value-type="string">
            <text:p><text:s text:c="2"/>8167MB </text:p>
          </table:table-cell>
          <table:table-cell office:value-type="string">
            <text:p><text:s text:c="2"/>279s </text:p>
          </table:table-cell>
          <table:table-cell office:value-type="string">
            <text:p><text:s text:c="2"/>8270MB </text:p>
          </table:table-cell>
          <table:table-cell office:value-type="string">
            <text:p><text:s text:c="2"/>279s </text:p>
          </table:table-cell>
          <table:table-cell office:value-type="string">
            <text:p><text:s text:c="2"/>8300MB </text:p>
          </table:table-cell>
          <table:table-cell office:value-type="string">
            <text:p><text:s text:c="2"/>279s </text:p>
          </table:table-cell>
          <table:table-cell table:number-columns-repeated="2"/>
        </table:table-row>
        <table:table-row table:style-name="ro2">
          <table:table-cell office:value-type="float" office:value="200000">
            <text:p>200000</text:p>
          </table:table-cell>
          <table:table-cell office:value-type="string">
            <text:p><text:s text:c="2"/>2646MB </text:p>
          </table:table-cell>
          <table:table-cell office:value-type="string">
            <text:p><text:s text:c="2"/>296s </text:p>
          </table:table-cell>
          <table:table-cell table:number-columns-repeated="16"/>
        </table:table-row>
        <table:table-row table:style-name="ro2">
          <table:table-cell office:value-type="float" office:value="400000">
            <text:p>400000</text:p>
          </table:table-cell>
          <table:table-cell office:value-type="string">
            <text:p><text:s text:c="2"/>5258MB </text:p>
          </table:table-cell>
          <table:table-cell office:value-type="string">
            <text:p><text:s text:c="2"/>608s </text:p>
          </table:table-cell>
          <table:table-cell office:value-type="string">
            <text:p><text:s/>18823MB </text:p>
          </table:table-cell>
          <table:table-cell office:value-type="string">
            <text:p><text:s text:c="2"/>761s </text:p>
          </table:table-cell>
          <table:table-cell office:value-type="string">
            <text:p><text:s/>23507MB </text:p>
          </table:table-cell>
          <table:table-cell office:value-type="string">
            <text:p><text:s text:c="2"/>971s </text:p>
          </table:table-cell>
          <table:table-cell office:value-type="string">
            <text:p><text:s/>23101MB </text:p>
          </table:table-cell>
          <table:table-cell office:value-type="string">
            <text:p><text:s/>1051s </text:p>
          </table:table-cell>
          <table:table-cell table:number-columns-repeated="10"/>
        </table:table-row>
        <table:table-row table:style-name="ro2">
          <table:table-cell office:value-type="float" office:value="800000">
            <text:p>800000</text:p>
          </table:table-cell>
          <table:table-cell office:value-type="string">
            <text:p><text:s/>10483MB </text:p>
          </table:table-cell>
          <table:table-cell office:value-type="string">
            <text:p><text:s/>1303s </text:p>
          </table:table-cell>
          <table:table-cell table:number-columns-repeated="16"/>
        </table:table-row>
        <table:table-row table:style-name="ro2">
          <table:table-cell office:value-type="float" office:value="1600000">
            <text:p>1600000</text:p>
          </table:table-cell>
          <table:table-cell table:number-columns-repeated="18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6">
            <text:p>136</text:p>
          </table:table-cell>
          <table:table-cell/>
          <table:table-cell office:value-type="float" office:value="50000">
            <text:p>50000</text:p>
          </table:table-cell>
          <table:table-cell office:value-type="float" office:value="687">
            <text:p>687</text:p>
          </table:table-cell>
          <table:table-cell office:value-type="float" office:value="1982">
            <text:p>1982</text:p>
          </table:table-cell>
          <table:table-cell office:value-type="float" office:value="3228">
            <text:p>3228</text:p>
          </table:table-cell>
          <table:table-cell office:value-type="float" office:value="3240">
            <text:p>3240</text:p>
          </table:table-cell>
          <table:table-cell office:value-type="float" office:value="3827">
            <text:p>3827</text:p>
          </table:table-cell>
          <table:table-cell office:value-type="float" office:value="4355">
            <text:p>4355</text:p>
          </table:table-cell>
          <table:table-cell office:value-type="float" office:value="4191">
            <text:p>4191</text:p>
          </table:table-cell>
          <table:table-cell office:value-type="float" office:value="4311">
            <text:p>4311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53">
            <text:p>253</text:p>
          </table:table-cell>
          <table:table-cell table:number-columns-repeated="3" office:value-type="float" office:value="279">
            <text:p>279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340">
            <text:p>1340</text:p>
          </table:table-cell>
          <table:table-cell office:value-type="float" office:value="4445">
            <text:p>4445</text:p>
          </table:table-cell>
          <table:table-cell office:value-type="float" office:value="5967">
            <text:p>5967</text:p>
          </table:table-cell>
          <table:table-cell office:value-type="float" office:value="6019">
            <text:p>6019</text:p>
          </table:table-cell>
          <table:table-cell office:value-type="float" office:value="8830">
            <text:p>8830</text:p>
          </table:table-cell>
          <table:table-cell office:value-type="float" office:value="8167">
            <text:p>8167</text:p>
          </table:table-cell>
          <table:table-cell office:value-type="float" office:value="8270">
            <text:p>8270</text:p>
          </table:table-cell>
          <table:table-cell office:value-type="float" office:value="8300">
            <text:p>8300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96">
            <text:p>296</text:p>
          </table:table-cell>
          <table:table-cell table:number-columns-repeated="8"/>
          <table:table-cell office:value-type="float" office:value="200000">
            <text:p>200000</text:p>
          </table:table-cell>
          <table:table-cell office:value-type="float" office:value="2646">
            <text:p>2646</text:p>
          </table:table-cell>
          <table:table-cell table:number-columns-repeated="7"/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608">
            <text:p>608</text:p>
          </table:table-cell>
          <table:table-cell office:value-type="float" office:value="761">
            <text:p>761</text:p>
          </table:table-cell>
          <table:table-cell office:value-type="float" office:value="971">
            <text:p>971</text:p>
          </table:table-cell>
          <table:table-cell office:value-type="float" office:value="1051">
            <text:p>1051</text:p>
          </table:table-cell>
          <table:table-cell table:number-columns-repeated="5"/>
          <table:table-cell office:value-type="float" office:value="400000">
            <text:p>400000</text:p>
          </table:table-cell>
          <table:table-cell office:value-type="float" office:value="5258">
            <text:p>5258</text:p>
          </table:table-cell>
          <table:table-cell office:value-type="float" office:value="18823">
            <text:p>18823</text:p>
          </table:table-cell>
          <table:table-cell office:value-type="float" office:value="23507">
            <text:p>23507</text:p>
          </table:table-cell>
          <table:table-cell office:value-type="float" office:value="23101">
            <text:p>23101</text:p>
          </table:table-cell>
          <table:table-cell table:number-columns-repeated="4"/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303">
            <text:p>1303</text:p>
          </table:table-cell>
          <table:table-cell table:number-columns-repeated="8"/>
          <table:table-cell office:value-type="float" office:value="800000">
            <text:p>800000</text:p>
          </table:table-cell>
          <table:table-cell office:value-type="float" office:value="10483">
            <text:p>10483</text:p>
          </table:table-cell>
          <table:table-cell table:number-columns-repeated="7"/>
        </table:table-row>
        <table:table-row table:style-name="ro2">
          <table:table-cell office:value-type="float" office:value="1600000">
            <text:p>1600000</text:p>
          </table:table-cell>
          <table:table-cell table:number-columns-repeated="9"/>
          <table:table-cell office:value-type="float" office:value="1600000">
            <text:p>1600000</text:p>
          </table:table-cell>
          <table:table-cell table:number-columns-repeated="8"/>
        </table:table-row>
        <table:table-row table:style-name="ro2" table:number-rows-repeated="104855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Memmap cluster" table:style-name="ta1">
        <table:shapes>
          <draw:frame draw:z-index="0" draw:style-name="gr1" svg:width="20.343cm" svg:height="10.513cm" svg:x="0.11cm" svg:y="8.138cm">
            <draw:object draw:notify-on-update-of-ranges="'Memmap cluster'.A14:'Memmap cluster'.A19 'Memmap cluster'.B13:'Memmap cluster'.B13 'Memmap cluster'.B14:'Memmap cluster'.B19 'Memmap cluster'.C13:'Memmap cluster'.C13 'Memmap cluster'.C14:'Memmap cluster'.C19 'Memmap cluster'.D13:'Memmap cluster'.D13 'Memmap cluster'.D14:'Memmap cluster'.D19 'Memmap cluster'.E13:'Memmap cluster'.E13 'Memmap cluster'.E14:'Memmap cluster'.E19 'Memmap cluster'.F13:'Memmap cluster'.F13 'Memmap cluster'.F14:'Memmap cluster'.F19 'Memmap cluster'.G13:'Memmap cluster'.G13 'Memmap cluster'.G14:'Memmap cluster'.G19 'Memmap cluster'.H13:'Memmap cluster'.H13 'Memmap cluster'.H14:'Memmap cluster'.H19 'Memmap cluster'.I13:'Memmap cluster'.I13 'Memmap cluster'.I14:'Memmap cluster'.I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20.339cm" svg:height="10.459cm" svg:x="22.954cm" svg:y="8.165cm">
            <draw:object draw:notify-on-update-of-ranges="'Memmap cluster'.K14:'Memmap cluster'.K19 'Memmap cluster'.L13:'Memmap cluster'.L13 'Memmap cluster'.L14:'Memmap cluster'.L19 'Memmap cluster'.M13:'Memmap cluster'.M13 'Memmap cluster'.M14:'Memmap cluster'.M19 'Memmap cluster'.N13:'Memmap cluster'.N13 'Memmap cluster'.N14:'Memmap cluster'.N19 'Memmap cluster'.O13:'Memmap cluster'.O13 'Memmap cluster'.O14:'Memmap cluster'.O19 'Memmap cluster'.P13:'Memmap cluster'.P13 'Memmap cluster'.P14:'Memmap cluster'.P19 'Memmap cluster'.Q13:'Memmap cluster'.Q13 'Memmap cluster'.Q14:'Memmap cluster'.Q19 'Memmap cluster'.R13:'Memmap cluster'.R13 'Memmap cluster'.R14:'Memmap cluster'.R19 'Memmap cluster'.S13:'Memmap cluster'.S13 'Memmap cluster'.S14:'Memmap cluster'.S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>
            <text:p>n_features </text:p>
          </table:table-cell>
          <table:table-cell table:style-name="ce1" office:value-type="string" table:number-columns-spanned="2" table:number-rows-spanned="1">
            <text:p>1 process</text:p>
          </table:table-cell>
          <table:covered-table-cell/>
          <table:table-cell table:style-name="ce1" office:value-type="string" table:number-columns-spanned="3" table:number-rows-spanned="1">
            <text:p>2 processes</text:p>
          </table:table-cell>
          <table:covered-table-cell table:number-columns-repeated="2"/>
          <table:table-cell table:style-name="ce1" office:value-type="string" table:number-columns-spanned="4" table:number-rows-spanned="1">
            <text:p>3 processes</text:p>
          </table:table-cell>
          <table:covered-table-cell table:number-columns-repeated="3"/>
          <table:table-cell table:style-name="ce1" office:value-type="string" table:number-columns-spanned="5" table:number-rows-spanned="1">
            <text:p><text:s/>4 processes</text:p>
          </table:table-cell>
          <table:covered-table-cell table:number-columns-repeated="4"/>
          <table:table-cell table:style-name="ce1" office:value-type="string" table:number-columns-spanned="6" table:number-rows-spanned="1">
            <text:p><text:s text:c="26"/>5 processes <text:s text:c="19"/></text:p>
          </table:table-cell>
          <table:covered-table-cell table:number-columns-repeated="5"/>
          <table:table-cell table:style-name="ce1" office:value-type="string" table:number-columns-spanned="7" table:number-rows-spanned="1">
            <text:p><text:s text:c="28"/>6 processes <text:s text:c="27"/></text:p>
          </table:table-cell>
          <table:covered-table-cell table:number-columns-repeated="6"/>
          <table:table-cell table:style-name="ce1" office:value-type="string" table:number-columns-spanned="7" table:number-rows-spanned="1">
            <text:p><text:s text:c="21"/>7 processes (only 6 jobs) <text:s text:c="20"/></text:p>
          </table:table-cell>
          <table:covered-table-cell table:number-columns-repeated="6"/>
          <table:table-cell table:style-name="ce1" office:value-type="string" table:number-columns-spanned="7" table:number-rows-spanned="1">
            <text:p><text:s text:c="21"/>8 processes (only 6 jobs) <text:s text:c="20"/></text:p>
          </table:table-cell>
          <table:covered-table-cell table:number-columns-repeated="6"/>
        </table:table-row>
        <table:table-row table:style-name="ro1">
          <table:table-cell office:value-type="string">
            <text:p><text:s text:c="15"/></text:p>
          </table:table-cell>
          <table:table-cell office:value-type="string">
            <text:p><text:s/>1st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639">
            <text:p>639</text:p>
          </table:table-cell>
          <table:table-cell office:value-type="float" office:value="223">
            <text:p>223</text:p>
          </table:table-cell>
          <table:table-cell table:number-columns-repeated="2" office:value-type="float" office:value="638">
            <text:p>638</text:p>
          </table:table-cell>
          <table:table-cell office:value-type="float" office:value="153">
            <text:p>153</text:p>
          </table:table-cell>
          <table:table-cell office:value-type="float" office:value="572">
            <text:p>572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126">
            <text:p>126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372">
            <text:p>372</text:p>
          </table:table-cell>
          <table:table-cell table:style-name="ce3" office:value-type="string">
            <text:p>XXX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127">
            <text:p>127</text:p>
          </table:table-cell>
          <table:table-cell office:value-type="float" office:value="372">
            <text:p>372</text:p>
          </table:table-cell>
          <table:table-cell table:number-columns-repeated="4" office:value-type="float" office:value="438">
            <text:p>438</text:p>
          </table:table-cell>
          <table:table-cell table:style-name="ce3" office:value-type="string">
            <text:p>XXX</text:p>
          </table:table-cell>
          <table:table-cell office:value-type="float" office:value="90">
            <text:p>90</text:p>
          </table:table-cell>
          <table:table-cell table:number-columns-repeated="3" office:value-type="float" office:value="438">
            <text:p>43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98">
            <text:p>98</text:p>
          </table:table-cell>
          <table:table-cell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240">
            <text:p>124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282">
            <text:p>282</text:p>
          </table:table-cell>
          <table:table-cell office:value-type="float" office:value="973">
            <text:p>973</text:p>
          </table:table-cell>
          <table:table-cell table:number-columns-repeated="2" office:value-type="float" office:value="971">
            <text:p>971</text:p>
          </table:table-cell>
          <table:table-cell office:value-type="float" office:value="236">
            <text:p>236</text:p>
          </table:table-cell>
          <table:table-cell table:number-columns-repeated="2" office:value-type="float" office:value="838">
            <text:p>838</text:p>
          </table:table-cell>
          <table:table-cell office:value-type="float" office:value="971">
            <text:p>971</text:p>
          </table:table-cell>
          <table:table-cell office:value-type="float" office:value="838">
            <text:p>838</text:p>
          </table:table-cell>
          <table:table-cell office:value-type="float" office:value="193">
            <text:p>193</text:p>
          </table:table-cell>
          <table:table-cell office:value-type="float" office:value="1240">
            <text:p>1240</text:p>
          </table:table-cell>
          <table:table-cell table:number-columns-repeated="3"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234">
            <text:p>234</text:p>
          </table:table-cell>
          <table:table-cell office:value-type="float" office:value="971">
            <text:p>971</text:p>
          </table:table-cell>
          <table:table-cell table:number-columns-repeated="2" office:value-type="float" office:value="706">
            <text:p>706</text:p>
          </table:table-cell>
          <table:table-cell office:value-type="float" office:value="705">
            <text:p>705</text:p>
          </table:table-cell>
          <table:table-cell table:number-columns-repeated="2" office:value-type="float" office:value="838">
            <text:p>83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05">
            <text:p>705</text:p>
          </table:table-cell>
          <table:table-cell table:number-columns-repeated="2" office:value-type="float" office:value="838">
            <text:p>838</text:p>
          </table:table-cell>
          <table:table-cell office:value-type="float" office:value="706">
            <text:p>706</text:p>
          </table:table-cell>
          <table:table-cell office:value-type="float" office:value="838">
            <text:p>838</text:p>
          </table:table-cell>
          <table:table-cell office:value-type="float" office:value="154">
            <text:p>154</text:p>
          </table:table-cell>
          <table:table-cell office:value-type="float" office:value="973">
            <text:p>973</text:p>
          </table:table-cell>
          <table:table-cell table:number-columns-repeated="4"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442">
            <text:p>2442</text:p>
          </table:table-cell>
          <table:table-cell office:value-type="float" office:value="888">
            <text:p>888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765">
            <text:p>765</text:p>
          </table:table-cell>
          <table:table-cell table:number-columns-repeated="2" office:value-type="float" office:value="2437">
            <text:p>2437</text:p>
          </table:table-cell>
          <table:table-cell office:value-type="float" office:value="2173">
            <text:p>2173</text:p>
          </table:table-cell>
          <table:table-cell office:value-type="float" office:value="477">
            <text:p>477</text:p>
          </table:table-cell>
          <table:table-cell table:number-columns-repeated="2" office:value-type="float" office:value="1907">
            <text:p>1907</text:p>
          </table:table-cell>
          <table:table-cell table:number-columns-repeated="2" office:value-type="float" office:value="1904">
            <text:p>1904</text:p>
          </table:table-cell>
          <table:table-cell office:value-type="float" office:value="342">
            <text:p>342</text:p>
          </table:table-cell>
          <table:table-cell table:number-columns-repeated="2" office:value-type="float" office:value="1904">
            <text:p>1904</text:p>
          </table:table-cell>
          <table:table-cell office:value-type="float" office:value="2440">
            <text:p>2440</text:p>
          </table:table-cell>
          <table:table-cell table:number-columns-repeated="2" office:value-type="float" office:value="1904">
            <text:p>1904</text:p>
          </table:table-cell>
          <table:table-cell office:value-type="float" office:value="434">
            <text:p>434</text:p>
          </table:table-cell>
          <table:table-cell table:number-columns-repeated="3" office:value-type="float" office:value="1904">
            <text:p>1904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904">
            <text:p>1904</text:p>
          </table:table-cell>
          <table:table-cell office:value-type="float" office:value="352">
            <text:p>352</text:p>
          </table:table-cell>
          <table:table-cell table:number-columns-repeated="2" office:value-type="float" office:value="1904">
            <text:p>1904</text:p>
          </table:table-cell>
          <table:table-cell office:value-type="float" office:value="1907">
            <text:p>1907</text:p>
          </table:table-cell>
          <table:table-cell table:number-columns-repeated="2" office:value-type="float" office:value="1904">
            <text:p>1904</text:p>
          </table:table-cell>
          <table:table-cell office:value-type="float" office:value="1907">
            <text:p>1907</text:p>
          </table:table-cell>
          <table:table-cell office:value-type="float" office:value="355">
            <text:p>355</text:p>
          </table:table-cell>
          <table:table-cell table:number-columns-repeated="3" office:value-type="float" office:value="1904">
            <text:p>1904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904">
            <text:p>1904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4845">
            <text:p>4845</text:p>
          </table:table-cell>
          <table:table-cell office:value-type="float" office:value="1599">
            <text:p>1599</text:p>
          </table:table-cell>
          <table:table-cell table:number-columns-repeated="2" office:value-type="float" office:value="4842">
            <text:p>4842</text:p>
          </table:table-cell>
          <table:table-cell office:value-type="float" office:value="1316">
            <text:p>1316</text:p>
          </table:table-cell>
          <table:table-cell office:value-type="float" office:value="4845">
            <text:p>4845</text:p>
          </table:table-cell>
          <table:table-cell table:number-columns-repeated="2" office:value-type="float" office:value="4835">
            <text:p>4835</text:p>
          </table:table-cell>
          <table:table-cell office:value-type="float" office:value="1042">
            <text:p>1042</text:p>
          </table:table-cell>
          <table:table-cell office:value-type="float" office:value="3776">
            <text:p>3776</text:p>
          </table:table-cell>
          <table:table-cell office:value-type="float" office:value="3770">
            <text:p>3770</text:p>
          </table:table-cell>
          <table:table-cell office:value-type="float" office:value="3776">
            <text:p>3776</text:p>
          </table:table-cell>
          <table:table-cell office:value-type="float" office:value="3770">
            <text:p>3770</text:p>
          </table:table-cell>
          <table:table-cell office:value-type="float" office:value="891">
            <text:p>891</text:p>
          </table:table-cell>
          <table:table-cell office:value-type="float" office:value="3776">
            <text:p>3776</text:p>
          </table:table-cell>
          <table:table-cell table:number-columns-repeated="2" office:value-type="float" office:value="3770">
            <text:p>3770</text:p>
          </table:table-cell>
          <table:table-cell office:value-type="float" office:value="4842">
            <text:p>4842</text:p>
          </table:table-cell>
          <table:table-cell office:value-type="float" office:value="3770">
            <text:p>3770</text:p>
          </table:table-cell>
          <table:table-cell office:value-type="float" office:value="942">
            <text:p>942</text:p>
          </table:table-cell>
          <table:table-cell table:number-columns-repeated="2" office:value-type="float" office:value="3776">
            <text:p>3776</text:p>
          </table:table-cell>
          <table:table-cell table:number-columns-repeated="4" office:value-type="float" office:value="3770">
            <text:p>3770</text:p>
          </table:table-cell>
          <table:table-cell office:value-type="float" office:value="644">
            <text:p>644</text:p>
          </table:table-cell>
          <table:table-cell office:value-type="float" office:value="3770">
            <text:p>3770</text:p>
          </table:table-cell>
          <table:table-cell table:number-columns-repeated="2" office:value-type="float" office:value="3776">
            <text:p>3776</text:p>
          </table:table-cell>
          <table:table-cell table:number-columns-repeated="3" office:value-type="float" office:value="3770">
            <text:p>3770</text:p>
          </table:table-cell>
          <table:table-cell office:value-type="float" office:value="631">
            <text:p>631</text:p>
          </table:table-cell>
          <table:table-cell table:number-columns-repeated="3" office:value-type="float" office:value="3770">
            <text:p>3770</text:p>
          </table:table-cell>
          <table:table-cell office:value-type="float" office:value="3776">
            <text:p>3776</text:p>
          </table:table-cell>
          <table:table-cell office:value-type="float" office:value="3770">
            <text:p>3770</text:p>
          </table:table-cell>
          <table:table-cell office:value-type="float" office:value="3776">
            <text:p>3776</text:p>
          </table:table-cell>
          <table:table-cell office:value-type="float" office:value="643">
            <text:p>643</text:p>
          </table:table-cell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9651">
            <text:p>9651</text:p>
          </table:table-cell>
          <table:table-cell office:value-type="float" office:value="3292">
            <text:p>3292</text:p>
          </table:table-cell>
          <table:table-cell office:value-type="float" office:value="11451">
            <text:p>11451</text:p>
          </table:table-cell>
          <table:table-cell office:value-type="float" office:value="9645">
            <text:p>9645</text:p>
          </table:table-cell>
          <table:table-cell office:value-type="float" office:value="2914">
            <text:p>2914</text:p>
          </table:table-cell>
          <table:table-cell table:number-columns-repeated="2" office:value-type="float" office:value="9632">
            <text:p>9632</text:p>
          </table:table-cell>
          <table:table-cell office:value-type="float" office:value="9651">
            <text:p>9651</text:p>
          </table:table-cell>
          <table:table-cell office:value-type="float" office:value="2339">
            <text:p>2339</text:p>
          </table:table-cell>
          <table:table-cell table:number-columns-repeated="2" office:value-type="float" office:value="7501">
            <text:p>7501</text:p>
          </table:table-cell>
          <table:table-cell table:number-columns-repeated="2" office:value-type="float" office:value="7514">
            <text:p>7514</text:p>
          </table:table-cell>
          <table:table-cell office:value-type="float" office:value="1712">
            <text:p>1712</text:p>
          </table:table-cell>
          <table:table-cell office:value-type="float" office:value="7501">
            <text:p>7501</text:p>
          </table:table-cell>
          <table:table-cell office:value-type="float" office:value="7514">
            <text:p>7514</text:p>
          </table:table-cell>
          <table:table-cell office:value-type="float" office:value="7501">
            <text:p>7501</text:p>
          </table:table-cell>
          <table:table-cell office:value-type="float" office:value="9645">
            <text:p>9645</text:p>
          </table:table-cell>
          <table:table-cell office:value-type="float" office:value="7501">
            <text:p>7501</text:p>
          </table:table-cell>
          <table:table-cell office:value-type="float" office:value="1900">
            <text:p>1900</text:p>
          </table:table-cell>
          <table:table-cell office:value-type="float" office:value="7501">
            <text:p>7501</text:p>
          </table:table-cell>
          <table:table-cell office:value-type="float" office:value="7514">
            <text:p>7514</text:p>
          </table:table-cell>
          <table:table-cell table:number-columns-repeated="2" office:value-type="float" office:value="7501">
            <text:p>7501</text:p>
          </table:table-cell>
          <table:table-cell office:value-type="float" office:value="7514">
            <text:p>7514</text:p>
          </table:table-cell>
          <table:table-cell office:value-type="float" office:value="7501">
            <text:p>7501</text:p>
          </table:table-cell>
          <table:table-cell office:value-type="float" office:value="1675">
            <text:p>1675</text:p>
          </table:table-cell>
          <table:table-cell office:value-type="float" office:value="7514">
            <text:p>7514</text:p>
          </table:table-cell>
          <table:table-cell office:value-type="float" office:value="7501">
            <text:p>7501</text:p>
          </table:table-cell>
          <table:table-cell office:value-type="float" office:value="7514">
            <text:p>7514</text:p>
          </table:table-cell>
          <table:table-cell table:number-columns-repeated="3" office:value-type="float" office:value="7501">
            <text:p>7501</text:p>
          </table:table-cell>
          <table:table-cell office:value-type="float" office:value="1443">
            <text:p>1443</text:p>
          </table:table-cell>
          <table:table-cell office:value-type="float" office:value="7514">
            <text:p>7514</text:p>
          </table:table-cell>
          <table:table-cell office:value-type="float" office:value="7501">
            <text:p>7501</text:p>
          </table:table-cell>
          <table:table-cell office:value-type="float" office:value="7514">
            <text:p>7514</text:p>
          </table:table-cell>
          <table:table-cell table:number-columns-repeated="3" office:value-type="float" office:value="7501">
            <text:p>7501</text:p>
          </table:table-cell>
          <table:table-cell office:value-type="float" office:value="1404">
            <text:p>1404</text:p>
          </table:table-cell>
        </table:table-row>
        <table:table-row table:style-name="ro2">
          <table:table-cell office:value-type="float" office:value="1600000">
            <text:p>1600000</text:p>
          </table:table-cell>
          <table:table-cell office:value-type="float" office:value="19264">
            <text:p>19264</text:p>
          </table:table-cell>
          <table:table-cell office:value-type="float" office:value="7812">
            <text:p>7812</text:p>
          </table:table-cell>
          <table:table-cell table:number-columns-repeated="2" office:value-type="float" office:value="19252">
            <text:p>19252</text:p>
          </table:table-cell>
          <table:table-cell office:value-type="float" office:value="5890">
            <text:p>5890</text:p>
          </table:table-cell>
          <table:table-cell table:number-columns-repeated="2" office:value-type="float" office:value="19226">
            <text:p>19226</text:p>
          </table:table-cell>
          <table:table-cell office:value-type="float" office:value="19264">
            <text:p>19264</text:p>
          </table:table-cell>
          <table:table-cell office:value-type="float" office:value="4104">
            <text:p>4104</text:p>
          </table:table-cell>
          <table:table-cell office:value-type="float" office:value="18114">
            <text:p>18114</text:p>
          </table:table-cell>
          <table:table-cell office:value-type="float" office:value="14963">
            <text:p>14963</text:p>
          </table:table-cell>
          <table:table-cell office:value-type="float" office:value="14989">
            <text:p>14989</text:p>
          </table:table-cell>
          <table:table-cell office:value-type="float" office:value="14963">
            <text:p>14963</text:p>
          </table:table-cell>
          <table:table-cell office:value-type="float" office:value="3601">
            <text:p>3601</text:p>
          </table:table-cell>
          <table:table-cell office:value-type="float" office:value="19251">
            <text:p>19251</text:p>
          </table:table-cell>
          <table:table-cell office:value-type="float" office:value="9587">
            <text:p>9587</text:p>
          </table:table-cell>
          <table:table-cell office:value-type="float" office:value="12062">
            <text:p>12062</text:p>
          </table:table-cell>
          <table:table-cell office:value-type="float" office:value="10329">
            <text:p>10329</text:p>
          </table:table-cell>
          <table:table-cell office:value-type="float" office:value="12381">
            <text:p>12381</text:p>
          </table:table-cell>
          <table:table-cell office:value-type="float" office:value="8350">
            <text:p>8350</text:p>
          </table:table-cell>
          <table:table-cell office:value-type="float" office:value="13254">
            <text:p>13254</text:p>
          </table:table-cell>
          <table:table-cell office:value-type="float" office:value="13304">
            <text:p>13304</text:p>
          </table:table-cell>
          <table:table-cell office:value-type="float" office:value="13475">
            <text:p>13475</text:p>
          </table:table-cell>
          <table:table-cell office:value-type="float" office:value="11402">
            <text:p>11402</text:p>
          </table:table-cell>
          <table:table-cell table:number-columns-repeated="2" office:value-type="float" office:value="14963">
            <text:p>14963</text:p>
          </table:table-cell>
          <table:table-cell office:value-type="float" office:value="11756">
            <text:p>11756</text:p>
          </table:table-cell>
          <table:table-cell office:value-type="float" office:value="8864">
            <text:p>8864</text:p>
          </table:table-cell>
          <table:table-cell office:value-type="float" office:value="8175">
            <text:p>8175</text:p>
          </table:table-cell>
          <table:table-cell office:value-type="float" office:value="9110">
            <text:p>9110</text:p>
          </table:table-cell>
          <table:table-cell office:value-type="float" office:value="8527">
            <text:p>8527</text:p>
          </table:table-cell>
          <table:table-cell office:value-type="float" office:value="9906">
            <text:p>9906</text:p>
          </table:table-cell>
          <table:table-cell office:value-type="float" office:value="14989">
            <text:p>14989</text:p>
          </table:table-cell>
          <table:table-cell office:value-type="float" office:value="20223">
            <text:p>20223</text:p>
          </table:table-cell>
          <table:table-cell office:value-type="float" office:value="12262">
            <text:p>12262</text:p>
          </table:table-cell>
          <table:table-cell office:value-type="float" office:value="10702">
            <text:p>10702</text:p>
          </table:table-cell>
          <table:table-cell office:value-type="float" office:value="12572">
            <text:p>12572</text:p>
          </table:table-cell>
          <table:table-cell office:value-type="float" office:value="12259">
            <text:p>12259</text:p>
          </table:table-cell>
          <table:table-cell office:value-type="float" office:value="12080">
            <text:p>12080</text:p>
          </table:table-cell>
          <table:table-cell office:value-type="float" office:value="12262">
            <text:p>12262</text:p>
          </table:table-cell>
          <table:table-cell office:value-type="float" office:value="4641">
            <text:p>4641</text:p>
          </table:table-cell>
        </table:table-row>
        <table:table-row table:style-name="ro2" table:number-rows-repeated="2">
          <table:table-cell table:number-columns-repeated="42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31"/>
        </table:table-row>
        <table:table-row table:style-name="ro2">
          <table:table-cell table:number-columns-repeated="42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table:style-name="ce2" office:value-type="string">
            <text:p><text:s text:c="4"/>n_features </text:p>
          </table:table-cell>
          <table:table-cell table:style-name="ce2" office:value-type="string">
            <text:p>1 process</text:p>
          </table:table-cell>
          <table:table-cell table:style-name="ce2" office:value-type="string">
            <text:p>2 processes</text:p>
          </table:table-cell>
          <table:table-cell table:style-name="ce2" office:value-type="string">
            <text:p>3 processes</text:p>
          </table:table-cell>
          <table:table-cell table:style-name="ce2" office:value-type="string">
            <text:p>4 processes</text:p>
          </table:table-cell>
          <table:table-cell table:style-name="ce2" office:value-type="string">
            <text:p>5 processes</text:p>
          </table:table-cell>
          <table:table-cell table:style-name="ce2" office:value-type="string">
            <text:p>6 processes</text:p>
          </table:table-cell>
          <table:table-cell table:style-name="ce2" office:value-type="string">
            <text:p>7 processes</text:p>
          </table:table-cell>
          <table:table-cell table:style-name="ce2" office:value-type="string">
            <text:p>8 processes</text:p>
          </table:table-cell>
          <table:table-cell table:number-columns-repeated="2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3">
            <text:p>223</text:p>
          </table:table-cell>
          <table:table-cell office:value-type="float" office:value="153">
            <text:p>153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/>
          <table:table-cell table:style-name="ce2" office:value-type="float" office:value="50000">
            <text:p>50000</text:p>
          </table:table-cell>
          <table:table-cell table:style-name="ce2" office:value-type="float" office:value="639">
            <text:p>639</text:p>
          </table:table-cell>
          <table:table-cell table:style-name="ce2" table:formula="of:=([.D3]+[.E3])/2" office:value-type="float" office:value="638">
            <text:p>638</text:p>
          </table:table-cell>
          <table:table-cell table:style-name="ce2" table:formula="of:=([.G3]+[.H3]+[.I3])/3" office:value-type="float" office:value="527.666666666667">
            <text:p>528</text:p>
          </table:table-cell>
          <table:table-cell table:style-name="ce2" table:formula="of:=([.K3]+[.L3]+[.M3])/3" office:value-type="float" office:value="461">
            <text:p>461</text:p>
          </table:table-cell>
          <table:table-cell table:style-name="ce2" table:formula="of:=([.P3]+[.Q3]+[.R3]+[.S3]+[.T3])/5" office:value-type="float" office:value="478.4">
            <text:p>478</text:p>
          </table:table-cell>
          <table:table-cell table:style-name="ce2" table:formula="of:=([.V3]+[.W3]+[.X3]+[.Y3]+[.Z3])/5" office:value-type="float" office:value="424.8">
            <text:p>425</text:p>
          </table:table-cell>
          <table:table-cell table:style-name="ce2" table:formula="of:=([.AC3]+[.AD3]+[.AE3]+[.AF3]+[.AG3]+[.AH3])/6" office:value-type="float" office:value="471.833333333333">
            <text:p>472</text:p>
          </table:table-cell>
          <table:table-cell table:style-name="ce2" table:formula="of:=([.AJ3]+[.AK3]+[.AL3]+[.AM3]+[.AN3]+[.AO3])/6" office:value-type="float" office:value="482.666666666667">
            <text:p>483</text:p>
          </table:table-cell>
          <table:table-cell table:number-columns-repeated="2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11">
            <text:p>411</text:p>
          </table:table-cell>
          <table:table-cell office:value-type="float" office:value="282">
            <text:p>282</text:p>
          </table:table-cell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  <table:table-cell office:value-type="float" office:value="234">
            <text:p>23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/>
          <table:table-cell table:style-name="ce2" office:value-type="float" office:value="100000">
            <text:p>100000</text:p>
          </table:table-cell>
          <table:table-cell table:style-name="ce2" office:value-type="float" office:value="1240">
            <text:p>1240</text:p>
          </table:table-cell>
          <table:table-cell table:style-name="ce2" table:formula="of:=([.D4]+[.E4])/2" office:value-type="float" office:value="1239">
            <text:p>1239</text:p>
          </table:table-cell>
          <table:table-cell table:style-name="ce2" table:formula="of:=([.G4]+[.H4]+[.I4])/3" office:value-type="float" office:value="971.666666666667">
            <text:p>972</text:p>
          </table:table-cell>
          <table:table-cell table:style-name="ce2" table:formula="of:=([.K4]+[.L4]+[.M4]+[.N4])/4" office:value-type="float" office:value="871.25">
            <text:p>871</text:p>
          </table:table-cell>
          <table:table-cell table:style-name="ce2" table:formula="of:=([.P4]+[.Q4]+[.R4]+[.S4]+[.T4])/5" office:value-type="float" office:value="1025.2">
            <text:p>1025</text:p>
          </table:table-cell>
          <table:table-cell table:style-name="ce2" table:formula="of:=([.V4]+[.W4]+[.X4]+[.Y4]+[.Z4]+[.AA4])/6" office:value-type="float" office:value="794">
            <text:p>794</text:p>
          </table:table-cell>
          <table:table-cell table:style-name="ce2" table:formula="of:=([.AC4]+[.AD4]+[.AE4]+[.AF4]+[.AG4]+[.AH4])/6" office:value-type="float" office:value="771.666666666667">
            <text:p>772</text:p>
          </table:table-cell>
          <table:table-cell table:style-name="ce2" table:formula="of:=([.AJ4]+[.AK4]+[.AL4]+[.AM4]+[.AN4]+[.AO4])/6" office:value-type="float" office:value="971.666666666667">
            <text:p>972</text:p>
          </table:table-cell>
          <table:table-cell table:number-columns-repeated="23"/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888">
            <text:p>888</text:p>
          </table:table-cell>
          <table:table-cell office:value-type="float" office:value="765">
            <text:p>765</text:p>
          </table:table-cell>
          <table:table-cell office:value-type="float" office:value="477">
            <text:p>477</text:p>
          </table:table-cell>
          <table:table-cell office:value-type="float" office:value="342">
            <text:p>342</text:p>
          </table:table-cell>
          <table:table-cell office:value-type="float" office:value="434">
            <text:p>434</text:p>
          </table:table-cell>
          <table:table-cell office:value-type="float" office:value="352">
            <text:p>352</text:p>
          </table:table-cell>
          <table:table-cell office:value-type="float" office:value="355">
            <text:p>355</text:p>
          </table:table-cell>
          <table:table-cell office:value-type="float" office:value="350">
            <text:p>350</text:p>
          </table:table-cell>
          <table:table-cell/>
          <table:table-cell table:style-name="ce2" office:value-type="float" office:value="200000">
            <text:p>200000</text:p>
          </table:table-cell>
          <table:table-cell table:style-name="ce2" office:value-type="float" office:value="2442">
            <text:p>2442</text:p>
          </table:table-cell>
          <table:table-cell table:style-name="ce2" table:formula="of:=([.D5]+[.E5])/2" office:value-type="float" office:value="2440">
            <text:p>2440</text:p>
          </table:table-cell>
          <table:table-cell table:style-name="ce2" table:formula="of:=([.G5]+[.H5]+[.I5])/3" office:value-type="float" office:value="2349">
            <text:p>2349</text:p>
          </table:table-cell>
          <table:table-cell table:style-name="ce2" table:formula="of:=([.K5]+[.L5]+[.M5]+[.N5])/4" office:value-type="float" office:value="1905.5">
            <text:p>1906</text:p>
          </table:table-cell>
          <table:table-cell table:style-name="ce2" table:formula="of:=([.P5]+[.Q5]+[.R5]+[.S5]+[.T5])/5" office:value-type="float" office:value="2011.2">
            <text:p>2011</text:p>
          </table:table-cell>
          <table:table-cell table:style-name="ce2" table:formula="of:=([.V5]+[.W5]+[.X5]+[.Y5]+[.Z5]+[.AA5])/6" office:value-type="float" office:value="1905">
            <text:p>1905</text:p>
          </table:table-cell>
          <table:table-cell table:style-name="ce2" table:formula="of:=([.AC5]+[.AD5]+[.AE5]+[.AF5]+[.AG5]+[.AH5])/6" office:value-type="float" office:value="1905">
            <text:p>1905</text:p>
          </table:table-cell>
          <table:table-cell table:style-name="ce2" table:formula="of:=([.AJ5]+[.AK5]+[.AL5]+[.AM5]+[.AN5]+[.AO5])/6" office:value-type="float" office:value="1905">
            <text:p>1905</text:p>
          </table:table-cell>
          <table:table-cell table:number-columns-repeated="23"/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1599">
            <text:p>1599</text:p>
          </table:table-cell>
          <table:table-cell office:value-type="float" office:value="1316">
            <text:p>1316</text:p>
          </table:table-cell>
          <table:table-cell office:value-type="float" office:value="1042">
            <text:p>1042</text:p>
          </table:table-cell>
          <table:table-cell office:value-type="float" office:value="891">
            <text:p>891</text:p>
          </table:table-cell>
          <table:table-cell office:value-type="float" office:value="942">
            <text:p>942</text:p>
          </table:table-cell>
          <table:table-cell office:value-type="float" office:value="644">
            <text:p>644</text:p>
          </table:table-cell>
          <table:table-cell office:value-type="float" office:value="631">
            <text:p>631</text:p>
          </table:table-cell>
          <table:table-cell office:value-type="float" office:value="643">
            <text:p>643</text:p>
          </table:table-cell>
          <table:table-cell/>
          <table:table-cell table:style-name="ce2" office:value-type="float" office:value="400000">
            <text:p>400000</text:p>
          </table:table-cell>
          <table:table-cell table:style-name="ce2" office:value-type="float" office:value="4845">
            <text:p>4845</text:p>
          </table:table-cell>
          <table:table-cell table:style-name="ce2" table:formula="of:=([.D6]+[.E6])/2" office:value-type="float" office:value="4842">
            <text:p>4842</text:p>
          </table:table-cell>
          <table:table-cell table:style-name="ce2" table:formula="of:=([.G6]+[.H6]+[.I6])/3" office:value-type="float" office:value="4838.33333333333">
            <text:p>4838</text:p>
          </table:table-cell>
          <table:table-cell table:style-name="ce2" table:formula="of:=([.K6]+[.L6]+[.M6]+[.N6])/4" office:value-type="float" office:value="3773">
            <text:p>3773</text:p>
          </table:table-cell>
          <table:table-cell table:style-name="ce2" table:formula="of:=([.P6]+[.Q6]+[.R6]+[.S6]+[.T6])/5" office:value-type="float" office:value="3985.6">
            <text:p>3986</text:p>
          </table:table-cell>
          <table:table-cell table:style-name="ce2" table:formula="of:=([.V6]+[.W6]+[.X6]+[.Y6]+[.Z6]+[.AA6])/6" office:value-type="float" office:value="3772">
            <text:p>3772</text:p>
          </table:table-cell>
          <table:table-cell table:style-name="ce2" table:formula="of:=([.AC6]+[.AD6]+[.AE6]+[.AF6]+[.AG6]+[.AH6])/6" office:value-type="float" office:value="3772">
            <text:p>3772</text:p>
          </table:table-cell>
          <table:table-cell table:style-name="ce2" table:formula="of:=([.AJ6]+[.AK6]+[.AL6]+[.AM6]+[.AN6]+[.AO6])/6" office:value-type="float" office:value="3772">
            <text:p>3772</text:p>
          </table:table-cell>
          <table:table-cell table:number-columns-repeated="23"/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3292">
            <text:p>3292</text:p>
          </table:table-cell>
          <table:table-cell office:value-type="float" office:value="2914">
            <text:p>2914</text:p>
          </table:table-cell>
          <table:table-cell office:value-type="float" office:value="2339">
            <text:p>2339</text:p>
          </table:table-cell>
          <table:table-cell office:value-type="float" office:value="1712">
            <text:p>1712</text:p>
          </table:table-cell>
          <table:table-cell office:value-type="float" office:value="1900">
            <text:p>1900</text:p>
          </table:table-cell>
          <table:table-cell office:value-type="float" office:value="1675">
            <text:p>1675</text:p>
          </table:table-cell>
          <table:table-cell office:value-type="float" office:value="1443">
            <text:p>1443</text:p>
          </table:table-cell>
          <table:table-cell office:value-type="float" office:value="1404">
            <text:p>1404</text:p>
          </table:table-cell>
          <table:table-cell/>
          <table:table-cell table:style-name="ce2" office:value-type="float" office:value="800000">
            <text:p>800000</text:p>
          </table:table-cell>
          <table:table-cell table:style-name="ce2" office:value-type="float" office:value="9651">
            <text:p>9651</text:p>
          </table:table-cell>
          <table:table-cell table:style-name="ce2" table:formula="of:=([.D7]+[.E7])/2" office:value-type="float" office:value="10548">
            <text:p>10548</text:p>
          </table:table-cell>
          <table:table-cell table:style-name="ce2" table:formula="of:=([.G7]+[.H7]+[.I7])/3" office:value-type="float" office:value="9638.33333333333">
            <text:p>9638</text:p>
          </table:table-cell>
          <table:table-cell table:style-name="ce2" table:formula="of:=([.K7]+[.L7]+[.M7]+[.N7])/4" office:value-type="float" office:value="7507.5">
            <text:p>7508</text:p>
          </table:table-cell>
          <table:table-cell table:style-name="ce2" table:formula="of:=([.P7]+[.Q7]+[.R7]+[.S7]+[.T7])/5" office:value-type="float" office:value="7932.4">
            <text:p>7932</text:p>
          </table:table-cell>
          <table:table-cell table:style-name="ce2" table:formula="of:=([.V7]+[.W7]+[.X7]+[.Y7]+[.Z7]+[.AA7])/6" office:value-type="float" office:value="7505.33333333333">
            <text:p>7505</text:p>
          </table:table-cell>
          <table:table-cell table:style-name="ce2" table:formula="of:=([.AC7]+[.AD7]+[.AE7]+[.AF7]+[.AG7]+[.AH7])/6" office:value-type="float" office:value="7505.33333333333">
            <text:p>7505</text:p>
          </table:table-cell>
          <table:table-cell table:style-name="ce2" table:formula="of:=([.AJ7]+[.AK7]+[.AL7]+[.AM7]+[.AN7]+[.AO7])/6" office:value-type="float" office:value="7505.33333333333">
            <text:p>7505</text:p>
          </table:table-cell>
          <table:table-cell table:number-columns-repeated="23"/>
        </table:table-row>
        <table:table-row table:style-name="ro2">
          <table:table-cell office:value-type="float" office:value="1600000">
            <text:p>1600000</text:p>
          </table:table-cell>
          <table:table-cell office:value-type="float" office:value="7812">
            <text:p>7812</text:p>
          </table:table-cell>
          <table:table-cell office:value-type="float" office:value="5890">
            <text:p>5890</text:p>
          </table:table-cell>
          <table:table-cell office:value-type="float" office:value="4104">
            <text:p>4104</text:p>
          </table:table-cell>
          <table:table-cell office:value-type="float" office:value="3601">
            <text:p>3601</text:p>
          </table:table-cell>
          <table:table-cell office:value-type="float" office:value="8350">
            <text:p>8350</text:p>
          </table:table-cell>
          <table:table-cell office:value-type="float" office:value="11756">
            <text:p>11756</text:p>
          </table:table-cell>
          <table:table-cell office:value-type="float" office:value="20223">
            <text:p>20223</text:p>
          </table:table-cell>
          <table:table-cell office:value-type="float" office:value="4641">
            <text:p>4641</text:p>
          </table:table-cell>
          <table:table-cell/>
          <table:table-cell table:style-name="ce2" office:value-type="float" office:value="1600000">
            <text:p>1600000</text:p>
          </table:table-cell>
          <table:table-cell office:value-type="float" office:value="19264">
            <text:p>19264</text:p>
          </table:table-cell>
          <table:table-cell table:style-name="ce2" table:formula="of:=([.D8]+[.E8])/2" office:value-type="float" office:value="19252">
            <text:p>19252</text:p>
          </table:table-cell>
          <table:table-cell table:style-name="ce2" table:formula="of:=([.G8]+[.H8]+[.I8])/3" office:value-type="float" office:value="19238.6666666667">
            <text:p>19239</text:p>
          </table:table-cell>
          <table:table-cell table:style-name="ce2" table:formula="of:=([.K8]+[.L8]+[.M8]+[.N8])/4" office:value-type="float" office:value="15757.25">
            <text:p>15757</text:p>
          </table:table-cell>
          <table:table-cell table:style-name="ce2" table:formula="of:=([.P8]+[.Q8]+[.R8]+[.S8]+[.T8])/5" office:value-type="float" office:value="12722">
            <text:p>12722</text:p>
          </table:table-cell>
          <table:table-cell table:style-name="ce2" table:formula="of:=([.V8]+[.W8]+[.X8]+[.Y8]+[.Z8]+[.AA8])/6" office:value-type="float" office:value="13560.1666666667">
            <text:p>13560</text:p>
          </table:table-cell>
          <table:table-cell table:style-name="ce2" table:formula="of:=([.AC8]+[.AD8]+[.AE8]+[.AF8]+[.AG8]+[.AH8])/6" office:value-type="float" office:value="9928.5">
            <text:p>9929</text:p>
          </table:table-cell>
          <table:table-cell table:style-name="ce2" table:formula="of:=([.AJ8]+[.AK8]+[.AL8]+[.AM8]+[.AN8]+[.AO8])/6" office:value-type="float" office:value="12022.8333333333">
            <text:p>12023</text:p>
          </table:table-cell>
          <table:table-cell table:number-columns-repeated="23"/>
        </table:table-row>
        <table:table-row table:style-name="ro2">
          <table:table-cell table:number-columns-repeated="17"/>
          <table:table-cell table:style-name="ce2"/>
          <table:table-cell table:number-columns-repeated="24"/>
        </table:table-row>
        <table:table-row table:style-name="ro2" table:number-rows-repeated="1048554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No memmap cluster" table:style-name="ta1">
        <table:shapes>
          <draw:frame draw:z-index="0" draw:style-name="gr1" svg:width="20.563cm" svg:height="10.641cm" svg:x="0cm" svg:y="8.117cm">
            <draw:object draw:notify-on-update-of-ranges="'No memmap cluster'.A14:'No memmap cluster'.A19 'No memmap cluster'.B13:'No memmap cluster'.B13 'No memmap cluster'.B14:'No memmap cluster'.B19 'No memmap cluster'.C13:'No memmap cluster'.C13 'No memmap cluster'.C14:'No memmap cluster'.C19 'No memmap cluster'.D13:'No memmap cluster'.D13 'No memmap cluster'.D14:'No memmap cluster'.D19 'No memmap cluster'.E13:'No memmap cluster'.E13 'No memmap cluster'.E14:'No memmap cluster'.E19 'No memmap cluster'.F13:'No memmap cluster'.F13 'No memmap cluster'.F14:'No memmap cluster'.F19 'No memmap cluster'.G13:'No memmap cluster'.G13 'No memmap cluster'.G14:'No memmap cluster'.G19 'No memmap cluster'.H13:'No memmap cluster'.H13 'No memmap cluster'.H14:'No memmap cluster'.H19 'No memmap cluster'.I13:'No memmap cluster'.I13 'No memmap cluster'.I14:'No memmap cluster'.I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20.394cm" svg:height="10.432cm" svg:x="22.899cm" svg:y="8.192cm">
            <draw:object draw:notify-on-update-of-ranges="'No memmap cluster'.K14:'No memmap cluster'.K19 'No memmap cluster'.L13:'No memmap cluster'.L13 'No memmap cluster'.L14:'No memmap cluster'.L19 'No memmap cluster'.M13:'No memmap cluster'.M13 'No memmap cluster'.M14:'No memmap cluster'.M19 'No memmap cluster'.N13:'No memmap cluster'.N13 'No memmap cluster'.N14:'No memmap cluster'.N19 'No memmap cluster'.O13:'No memmap cluster'.O13 'No memmap cluster'.O14:'No memmap cluster'.O19 'No memmap cluster'.P13:'No memmap cluster'.P13 'No memmap cluster'.P14:'No memmap cluster'.P19 'No memmap cluster'.Q13:'No memmap cluster'.Q13 'No memmap cluster'.Q14:'No memmap cluster'.Q19 'No memmap cluster'.R13:'No memmap cluster'.R13 'No memmap cluster'.R14:'No memmap cluster'.R19 'No memmap cluster'.S13:'No memmap cluster'.S13 'No memmap cluster'.S14:'No memmap cluster'.S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>
            <text:p><text:s text:c="3"/>n_features </text:p>
          </table:table-cell>
          <table:table-cell table:style-name="ce1" office:value-type="string" table:number-columns-spanned="2" table:number-rows-spanned="1">
            <text:p>1 process</text:p>
          </table:table-cell>
          <table:covered-table-cell/>
          <table:table-cell table:style-name="ce1" office:value-type="string" table:number-columns-spanned="3" table:number-rows-spanned="1">
            <text:p>2 processes</text:p>
          </table:table-cell>
          <table:covered-table-cell table:number-columns-repeated="2"/>
          <table:table-cell table:style-name="ce1" office:value-type="string" table:number-columns-spanned="4" table:number-rows-spanned="1">
            <text:p>3 processes</text:p>
          </table:table-cell>
          <table:covered-table-cell table:number-columns-repeated="3"/>
          <table:table-cell table:style-name="ce1" office:value-type="string" table:number-columns-spanned="5" table:number-rows-spanned="1">
            <text:p>4 processes</text:p>
          </table:table-cell>
          <table:covered-table-cell table:number-columns-repeated="4"/>
          <table:table-cell table:style-name="ce1" office:value-type="string" table:number-columns-spanned="6" table:number-rows-spanned="1">
            <text:p>5 processes</text:p>
          </table:table-cell>
          <table:covered-table-cell table:number-columns-repeated="5"/>
          <table:table-cell table:style-name="ce1" office:value-type="string" table:number-columns-spanned="7" table:number-rows-spanned="1">
            <text:p>6 processes</text:p>
          </table:table-cell>
          <table:covered-table-cell table:number-columns-repeated="6"/>
          <table:table-cell table:style-name="ce1" office:value-type="string" table:number-columns-spanned="7" table:number-rows-spanned="1">
            <text:p>7 processes (only 6 jobs)</text:p>
          </table:table-cell>
          <table:covered-table-cell table:number-columns-repeated="6"/>
          <table:table-cell table:style-name="ce1" office:value-type="string" table:number-columns-spanned="7" table:number-rows-spanned="1">
            <text:p>8 processes (only 6 jobs)</text:p>
          </table:table-cell>
          <table:covered-table-cell table:number-columns-repeated="6"/>
        </table:table-row>
        <table:table-row table:style-name="ro1">
          <table:table-cell office:value-type="string">
            <text:p><text:s text:c="15"/></text:p>
          </table:table-cell>
          <table:table-cell office:value-type="string">
            <text:p><text:s/>1st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705">
            <text:p>705</text:p>
          </table:table-cell>
          <table:table-cell office:value-type="float" office:value="216">
            <text:p>216</text:p>
          </table:table-cell>
          <table:table-cell office:value-type="float" office:value="704">
            <text:p>704</text:p>
          </table:table-cell>
          <table:table-cell office:value-type="float" office:value="706">
            <text:p>706</text:p>
          </table:table-cell>
          <table:table-cell office:value-type="float" office:value="145">
            <text:p>145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572">
            <text:p>572</text:p>
          </table:table-cell>
          <table:table-cell table:style-name="ce3" office:value-type="string">
            <text:p>XXX</text:p>
          </table:table-cell>
          <table:table-cell office:value-type="float" office:value="104">
            <text:p>104</text:p>
          </table:table-cell>
          <table:table-cell office:value-type="float" office:value="572">
            <text:p>572</text:p>
          </table:table-cell>
          <table:table-cell office:value-type="float" office:value="705">
            <text:p>705</text:p>
          </table:table-cell>
          <table:table-cell office:value-type="float" office:value="571">
            <text:p>571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1">
            <text:p>121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table:style-name="ce3" office:value-type="string">
            <text:p>XXX</text:p>
          </table:table-cell>
          <table:table-cell office:value-type="float" office:value="97">
            <text:p>97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table:style-name="ce3" office:value-type="string">
            <text:p>XXX</text:p>
          </table:table-cell>
          <table:table-cell office:value-type="float" office:value="97">
            <text:p>97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373">
            <text:p>1373</text:p>
          </table:table-cell>
          <table:table-cell office:value-type="float" office:value="319">
            <text:p>319</text:p>
          </table:table-cell>
          <table:table-cell office:value-type="float" office:value="1371">
            <text:p>1371</text:p>
          </table:table-cell>
          <table:table-cell office:value-type="float" office:value="1373">
            <text:p>1373</text:p>
          </table:table-cell>
          <table:table-cell office:value-type="float" office:value="299">
            <text:p>299</text:p>
          </table:table-cell>
          <table:table-cell office:value-type="float" office:value="1373">
            <text:p>1373</text:p>
          </table:table-cell>
          <table:table-cell office:value-type="float" office:value="1370">
            <text:p>1370</text:p>
          </table:table-cell>
          <table:table-cell office:value-type="float" office:value="1373">
            <text:p>1373</text:p>
          </table:table-cell>
          <table:table-cell office:value-type="float" office:value="282">
            <text:p>282</text:p>
          </table:table-cell>
          <table:table-cell table:number-columns-repeated="4" office:value-type="float" office:value="1106">
            <text:p>1106</text:p>
          </table:table-cell>
          <table:table-cell office:value-type="float" office:value="217">
            <text:p>217</text:p>
          </table:table-cell>
          <table:table-cell office:value-type="float" office:value="1371">
            <text:p>1371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242">
            <text:p>242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95">
            <text:p>195</text:p>
          </table:table-cell>
          <table:table-cell office:value-type="float" office:value="1104">
            <text:p>1104</text:p>
          </table:table-cell>
          <table:table-cell table:number-columns-repeated="4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707">
            <text:p>2707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706">
            <text:p>2706</text:p>
          </table:table-cell>
          <table:table-cell office:value-type="float" office:value="561">
            <text:p>561</text:p>
          </table:table-cell>
          <table:table-cell table:number-columns-repeated="2" office:value-type="float" office:value="2704">
            <text:p>2704</text:p>
          </table:table-cell>
          <table:table-cell office:value-type="float" office:value="2707">
            <text:p>2707</text:p>
          </table:table-cell>
          <table:table-cell office:value-type="float" office:value="455">
            <text:p>455</text:p>
          </table:table-cell>
          <table:table-cell office:value-type="float" office:value="2171">
            <text:p>2171</text:p>
          </table:table-cell>
          <table:table-cell table:number-columns-repeated="2" office:value-type="float" office:value="2173">
            <text:p>2173</text:p>
          </table:table-cell>
          <table:table-cell office:value-type="float" office:value="2171">
            <text:p>2171</text:p>
          </table:table-cell>
          <table:table-cell office:value-type="float" office:value="413">
            <text:p>413</text:p>
          </table:table-cell>
          <table:table-cell office:value-type="float" office:value="2171">
            <text:p>2171</text:p>
          </table:table-cell>
          <table:table-cell office:value-type="float" office:value="2706">
            <text:p>2706</text:p>
          </table:table-cell>
          <table:table-cell table:number-columns-repeated="2"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2171">
            <text:p>2171</text:p>
          </table:table-cell>
          <table:table-cell office:value-type="float" office:value="2176">
            <text:p>2176</text:p>
          </table:table-cell>
          <table:table-cell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2171">
            <text:p>2171</text:p>
          </table:table-cell>
          <table:table-cell office:value-type="float" office:value="348">
            <text:p>348</text:p>
          </table:table-cell>
          <table:table-cell office:value-type="float" office:value="2173">
            <text:p>2173</text:p>
          </table:table-cell>
          <table:table-cell table:number-columns-repeated="4"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339">
            <text:p>339</text:p>
          </table:table-cell>
          <table:table-cell table:number-columns-repeated="2" office:value-type="float" office:value="2173">
            <text:p>2173</text:p>
          </table:table-cell>
          <table:table-cell table:number-columns-repeated="4" office:value-type="float" office:value="2171">
            <text:p>2171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5376">
            <text:p>5376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5373">
            <text:p>5373</text:p>
          </table:table-cell>
          <table:table-cell office:value-type="float" office:value="1140">
            <text:p>1140</text:p>
          </table:table-cell>
          <table:table-cell office:value-type="float" office:value="5370">
            <text:p>5370</text:p>
          </table:table-cell>
          <table:table-cell office:value-type="float" office:value="5376">
            <text:p>5376</text:p>
          </table:table-cell>
          <table:table-cell office:value-type="float" office:value="5370">
            <text:p>5370</text:p>
          </table:table-cell>
          <table:table-cell office:value-type="float" office:value="1001">
            <text:p>1001</text:p>
          </table:table-cell>
          <table:table-cell office:value-type="float" office:value="4304">
            <text:p>4304</text:p>
          </table:table-cell>
          <table:table-cell office:value-type="float" office:value="4308">
            <text:p>4308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862">
            <text:p>862</text:p>
          </table:table-cell>
          <table:table-cell office:value-type="float" office:value="5373">
            <text:p>5373</text:p>
          </table:table-cell>
          <table:table-cell office:value-type="float" office:value="4303">
            <text:p>4303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1010">
            <text:p>1010</text:p>
          </table:table-cell>
          <table:table-cell table:number-columns-repeated="2"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908">
            <text:p>908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table:number-columns-repeated="3" office:value-type="float" office:value="4304">
            <text:p>4304</text:p>
          </table:table-cell>
          <table:table-cell office:value-type="float" office:value="817">
            <text:p>817</text:p>
          </table:table-cell>
          <table:table-cell table:number-columns-repeated="4" office:value-type="float" office:value="4304">
            <text:p>4304</text:p>
          </table:table-cell>
          <table:table-cell table:number-columns-repeated="2" office:value-type="float" office:value="4307">
            <text:p>4307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0714">
            <text:p>10714</text:p>
          </table:table-cell>
          <table:table-cell office:value-type="float" office:value="3457">
            <text:p>3457</text:p>
          </table:table-cell>
          <table:table-cell table:number-columns-repeated="2" office:value-type="float" office:value="10708">
            <text:p>10708</text:p>
          </table:table-cell>
          <table:table-cell office:value-type="float" office:value="2310">
            <text:p>2310</text:p>
          </table:table-cell>
          <table:table-cell table:number-columns-repeated="2" office:value-type="float" office:value="10701">
            <text:p>10701</text:p>
          </table:table-cell>
          <table:table-cell office:value-type="float" office:value="10714">
            <text:p>10714</text:p>
          </table:table-cell>
          <table:table-cell office:value-type="float" office:value="2479">
            <text:p>2479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1976">
            <text:p>19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0708">
            <text:p>10708</text:p>
          </table:table-cell>
          <table:table-cell table:number-columns-repeated="2" office:value-type="float" office:value="8570">
            <text:p>8570</text:p>
          </table:table-cell>
          <table:table-cell office:value-type="float" office:value="2170">
            <text:p>2170</text:p>
          </table:table-cell>
          <table:table-cell office:value-type="float" office:value="8576">
            <text:p>8576</text:p>
          </table:table-cell>
          <table:table-cell table:number-columns-repeated="4"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607">
            <text:p>1607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table:number-columns-repeated="3" office:value-type="float" office:value="8570">
            <text:p>8570</text:p>
          </table:table-cell>
          <table:table-cell office:value-type="float" office:value="1640">
            <text:p>1640</text:p>
          </table:table-cell>
          <table:table-cell office:value-type="float" office:value="8576">
            <text:p>8576</text:p>
          </table:table-cell>
          <table:table-cell table:number-columns-repeated="4"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float" office:value="1600000">
            <text:p>1600000</text:p>
          </table:table-cell>
          <table:table-cell office:value-type="float" office:value="21389">
            <text:p>21389</text:p>
          </table:table-cell>
          <table:table-cell office:value-type="float" office:value="7562">
            <text:p>7562</text:p>
          </table:table-cell>
          <table:table-cell office:value-type="float" office:value="16980">
            <text:p>16980</text:p>
          </table:table-cell>
          <table:table-cell office:value-type="float" office:value="13586">
            <text:p>13586</text:p>
          </table:table-cell>
          <table:table-cell office:value-type="float" office:value="8641">
            <text:p>8641</text:p>
          </table:table-cell>
          <table:table-cell office:value-type="float" office:value="16606">
            <text:p>16606</text:p>
          </table:table-cell>
          <table:table-cell office:value-type="float" office:value="17525">
            <text:p>17525</text:p>
          </table:table-cell>
          <table:table-cell office:value-type="float" office:value="18908">
            <text:p>18908</text:p>
          </table:table-cell>
          <table:table-cell office:value-type="float" office:value="5902">
            <text:p>5902</text:p>
          </table:table-cell>
          <table:table-cell office:value-type="float" office:value="11628">
            <text:p>11628</text:p>
          </table:table-cell>
          <table:table-cell office:value-type="float" office:value="17086">
            <text:p>17086</text:p>
          </table:table-cell>
          <table:table-cell office:value-type="float" office:value="10058">
            <text:p>10058</text:p>
          </table:table-cell>
          <table:table-cell office:value-type="float" office:value="17114">
            <text:p>17114</text:p>
          </table:table-cell>
          <table:table-cell office:value-type="float" office:value="5357">
            <text:p>5357</text:p>
          </table:table-cell>
          <table:table-cell office:value-type="float" office:value="13068">
            <text:p>13068</text:p>
          </table:table-cell>
          <table:table-cell office:value-type="float" office:value="21349">
            <text:p>21349</text:p>
          </table:table-cell>
          <table:table-cell office:value-type="float" office:value="15769">
            <text:p>15769</text:p>
          </table:table-cell>
          <table:table-cell office:value-type="float" office:value="12900">
            <text:p>12900</text:p>
          </table:table-cell>
          <table:table-cell office:value-type="float" office:value="17114">
            <text:p>17114</text:p>
          </table:table-cell>
          <table:table-cell office:value-type="float" office:value="5133">
            <text:p>5133</text:p>
          </table:table-cell>
          <table:table-cell office:value-type="float" office:value="17114">
            <text:p>17114</text:p>
          </table:table-cell>
          <table:table-cell office:value-type="float" office:value="17101">
            <text:p>17101</text:p>
          </table:table-cell>
          <table:table-cell office:value-type="float" office:value="14096">
            <text:p>14096</text:p>
          </table:table-cell>
          <table:table-cell office:value-type="float" office:value="15647">
            <text:p>15647</text:p>
          </table:table-cell>
          <table:table-cell office:value-type="float" office:value="12592">
            <text:p>12592</text:p>
          </table:table-cell>
          <table:table-cell office:value-type="float" office:value="13655">
            <text:p>13655</text:p>
          </table:table-cell>
          <table:table-cell office:value-type="float" office:value="3408">
            <text:p>3408</text:p>
          </table:table-cell>
          <table:table-cell office:value-type="float" office:value="13768">
            <text:p>13768</text:p>
          </table:table-cell>
          <table:table-cell office:value-type="float" office:value="17101">
            <text:p>17101</text:p>
          </table:table-cell>
          <table:table-cell office:value-type="float" office:value="14841">
            <text:p>14841</text:p>
          </table:table-cell>
          <table:table-cell office:value-type="float" office:value="17114">
            <text:p>17114</text:p>
          </table:table-cell>
          <table:table-cell office:value-type="float" office:value="12559">
            <text:p>12559</text:p>
          </table:table-cell>
          <table:table-cell office:value-type="float" office:value="14369">
            <text:p>14369</text:p>
          </table:table-cell>
          <table:table-cell office:value-type="float" office:value="3748">
            <text:p>3748</text:p>
          </table:table-cell>
          <table:table-cell office:value-type="float" office:value="10375">
            <text:p>10375</text:p>
          </table:table-cell>
          <table:table-cell office:value-type="float" office:value="13456">
            <text:p>13456</text:p>
          </table:table-cell>
          <table:table-cell office:value-type="float" office:value="13368">
            <text:p>13368</text:p>
          </table:table-cell>
          <table:table-cell office:value-type="float" office:value="12271">
            <text:p>12271</text:p>
          </table:table-cell>
          <table:table-cell office:value-type="float" office:value="12881">
            <text:p>12881</text:p>
          </table:table-cell>
          <table:table-cell office:value-type="float" office:value="8415">
            <text:p>8415</text:p>
          </table:table-cell>
          <table:table-cell office:value-type="float" office:value="7246">
            <text:p>7246</text:p>
          </table:table-cell>
        </table:table-row>
        <table:table-row table:style-name="ro2" table:number-rows-repeated="2">
          <table:table-cell table:number-columns-repeated="42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31"/>
        </table:table-row>
        <table:table-row table:style-name="ro2">
          <table:table-cell table:number-columns-repeated="42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table:style-name="ce2" office:value-type="string">
            <text:p><text:s text:c="4"/>n_features </text:p>
          </table:table-cell>
          <table:table-cell table:style-name="ce2" office:value-type="string">
            <text:p>1 process</text:p>
          </table:table-cell>
          <table:table-cell table:style-name="ce2" office:value-type="string">
            <text:p>2 processes</text:p>
          </table:table-cell>
          <table:table-cell table:style-name="ce2" office:value-type="string">
            <text:p>3 processes</text:p>
          </table:table-cell>
          <table:table-cell table:style-name="ce2" office:value-type="string">
            <text:p>4 processes</text:p>
          </table:table-cell>
          <table:table-cell table:style-name="ce2" office:value-type="string">
            <text:p>5 processes</text:p>
          </table:table-cell>
          <table:table-cell table:style-name="ce2" office:value-type="string">
            <text:p>6 processes</text:p>
          </table:table-cell>
          <table:table-cell table:style-name="ce2" office:value-type="string">
            <text:p>7 processes</text:p>
          </table:table-cell>
          <table:table-cell table:style-name="ce2" office:value-type="string">
            <text:p>8 processes</text:p>
          </table:table-cell>
          <table:table-cell table:number-columns-repeated="2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16">
            <text:p>216</text:p>
          </table:table-cell>
          <table:table-cell office:value-type="float" office:value="145">
            <text:p>145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97">
            <text:p>97</text:p>
          </table:table-cell>
          <table:table-cell office:value-type="float" office:value="98">
            <text:p>98</text:p>
          </table:table-cell>
          <table:table-cell/>
          <table:table-cell table:style-name="ce2" office:value-type="float" office:value="50000">
            <text:p>50000</text:p>
          </table:table-cell>
          <table:table-cell office:value-type="float" office:value="705">
            <text:p>705</text:p>
          </table:table-cell>
          <table:table-cell table:style-name="ce2" table:formula="of:=([.D3]+[.E3])/2" office:value-type="float" office:value="705">
            <text:p>705</text:p>
          </table:table-cell>
          <table:table-cell table:style-name="ce2" table:formula="of:=([.G3]+[.H3]+[.I3])/3" office:value-type="float" office:value="571.666666666667">
            <text:p>572</text:p>
          </table:table-cell>
          <table:table-cell table:style-name="ce2" table:formula="of:=([.K3]+[.L3]+[.M3])/3" office:value-type="float" office:value="572">
            <text:p>572</text:p>
          </table:table-cell>
          <table:table-cell table:style-name="ce2" table:formula="of:=([.P3]+[.Q3]+[.R3]+[.S3]+[.T3])/5" office:value-type="float" office:value="598.4">
            <text:p>598</text:p>
          </table:table-cell>
          <table:table-cell table:style-name="ce2" table:formula="of:=([.V3]+[.W3]+[.X3]+[.Y3]+[.Z3])/5" office:value-type="float" office:value="571.8">
            <text:p>572</text:p>
          </table:table-cell>
          <table:table-cell table:style-name="ce2" table:formula="of:=([.AC3]+[.AD3]+[.AE3]+[.AF3]+[.AG3])/5" office:value-type="float" office:value="571.8">
            <text:p>572</text:p>
          </table:table-cell>
          <table:table-cell table:style-name="ce2" table:formula="of:=([.AJ3]+[.AK3]+[.AL3]+[.AM3]+[.AN3]+[.AO3])/6" office:value-type="float" office:value="571.666666666667">
            <text:p>572</text:p>
          </table:table-cell>
          <table:table-cell table:number-columns-repeated="2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19">
            <text:p>319</text:p>
          </table:table-cell>
          <table:table-cell office:value-type="float" office:value="299">
            <text:p>299</text:p>
          </table:table-cell>
          <table:table-cell office:value-type="float" office:value="282">
            <text:p>282</text:p>
          </table:table-cell>
          <table:table-cell office:value-type="float" office:value="217">
            <text:p>217</text:p>
          </table:table-cell>
          <table:table-cell office:value-type="float" office:value="242">
            <text:p>242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1373">
            <text:p>1373</text:p>
          </table:table-cell>
          <table:table-cell table:style-name="ce2" table:formula="of:=([.D4]+[.E4])/2" office:value-type="float" office:value="1372">
            <text:p>1372</text:p>
          </table:table-cell>
          <table:table-cell table:style-name="ce2" table:formula="of:=([.G4]+[.H4]+[.I4])/3" office:value-type="float" office:value="1372">
            <text:p>1372</text:p>
          </table:table-cell>
          <table:table-cell table:style-name="ce2" table:formula="of:=([.K4]+[.L4]+[.M4]+[.N4])/4" office:value-type="float" office:value="1106">
            <text:p>1106</text:p>
          </table:table-cell>
          <table:table-cell table:style-name="ce2" table:formula="of:=([.P4]+[.Q4]+[.R4]+[.S4]+[.T4])/5" office:value-type="float" office:value="1158.6">
            <text:p>1159</text:p>
          </table:table-cell>
          <table:table-cell table:style-name="ce2" table:formula="of:=([.V4]+[.W4]+[.X4]+[.Y4]+[.Z4]+[.AA4])/6" office:value-type="float" office:value="1105.33333333333">
            <text:p>1105</text:p>
          </table:table-cell>
          <table:table-cell table:style-name="ce2" table:formula="of:=([.AC4]+[.AD4]+[.AE4]+[.AF4]+[.AG4]+[.AH4])/6" office:value-type="float" office:value="1105.33333333333">
            <text:p>1105</text:p>
          </table:table-cell>
          <table:table-cell table:style-name="ce2" table:formula="of:=([.AJ4]+[.AK4]+[.AL4]+[.AM4]+[.AN4]+[.AO4])/6" office:value-type="float" office:value="1105.33333333333">
            <text:p>1105</text:p>
          </table:table-cell>
          <table:table-cell table:number-columns-repeated="23"/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866">
            <text:p>866</text:p>
          </table:table-cell>
          <table:table-cell office:value-type="float" office:value="561">
            <text:p>561</text:p>
          </table:table-cell>
          <table:table-cell office:value-type="float" office:value="455">
            <text:p>455</text:p>
          </table:table-cell>
          <table:table-cell office:value-type="float" office:value="413">
            <text:p>413</text:p>
          </table:table-cell>
          <table:table-cell office:value-type="float" office:value="468">
            <text:p>468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39">
            <text:p>339</text:p>
          </table:table-cell>
          <table:table-cell/>
          <table:table-cell table:style-name="ce2" office:value-type="float" office:value="200000">
            <text:p>200000</text:p>
          </table:table-cell>
          <table:table-cell office:value-type="float" office:value="2707">
            <text:p>2707</text:p>
          </table:table-cell>
          <table:table-cell table:style-name="ce2" table:formula="of:=([.D5]+[.E5])/2" office:value-type="float" office:value="2706">
            <text:p>2706</text:p>
          </table:table-cell>
          <table:table-cell table:style-name="ce2" table:formula="of:=([.G5]+[.H5]+[.I5])/3" office:value-type="float" office:value="2705">
            <text:p>2705</text:p>
          </table:table-cell>
          <table:table-cell table:style-name="ce2" table:formula="of:=([.K5]+[.L5]+[.M5]+[.N5])/4" office:value-type="float" office:value="2172">
            <text:p>2172</text:p>
          </table:table-cell>
          <table:table-cell table:style-name="ce2" table:formula="of:=([.P5]+[.Q5]+[.R5]+[.S5]+[.T5])/5" office:value-type="float" office:value="2278.4">
            <text:p>2278</text:p>
          </table:table-cell>
          <table:table-cell table:style-name="ce2" table:formula="of:=([.V5]+[.W5]+[.X5]+[.Y5]+[.Z5]+[.AA5])/6" office:value-type="float" office:value="2172.16666666667">
            <text:p>2172</text:p>
          </table:table-cell>
          <table:table-cell table:style-name="ce2" table:formula="of:=([.AC5]+[.AD5]+[.AE5]+[.AF5]+[.AG5]+[.AH5])/6" office:value-type="float" office:value="2171.66666666667">
            <text:p>2172</text:p>
          </table:table-cell>
          <table:table-cell table:style-name="ce2" table:formula="of:=([.AJ5]+[.AK5]+[.AL5]+[.AM5]+[.AN5]+[.AO5])/6" office:value-type="float" office:value="2171.66666666667">
            <text:p>2172</text:p>
          </table:table-cell>
          <table:table-cell table:number-columns-repeated="23"/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1660">
            <text:p>1660</text:p>
          </table:table-cell>
          <table:table-cell office:value-type="float" office:value="1140">
            <text:p>1140</text:p>
          </table:table-cell>
          <table:table-cell office:value-type="float" office:value="1001">
            <text:p>1001</text:p>
          </table:table-cell>
          <table:table-cell office:value-type="float" office:value="862">
            <text:p>862</text:p>
          </table:table-cell>
          <table:table-cell office:value-type="float" office:value="1010">
            <text:p>1010</text:p>
          </table:table-cell>
          <table:table-cell office:value-type="float" office:value="908">
            <text:p>908</text:p>
          </table:table-cell>
          <table:table-cell office:value-type="float" office:value="817">
            <text:p>817</text:p>
          </table:table-cell>
          <table:table-cell office:value-type="float" office:value="780">
            <text:p>780</text:p>
          </table:table-cell>
          <table:table-cell/>
          <table:table-cell table:style-name="ce2" office:value-type="float" office:value="400000">
            <text:p>400000</text:p>
          </table:table-cell>
          <table:table-cell office:value-type="float" office:value="5376">
            <text:p>5376</text:p>
          </table:table-cell>
          <table:table-cell table:style-name="ce2" table:formula="of:=([.D6]+[.E6])/2" office:value-type="float" office:value="5373">
            <text:p>5373</text:p>
          </table:table-cell>
          <table:table-cell table:style-name="ce2" table:formula="of:=([.G6]+[.H6]+[.I6])/3" office:value-type="float" office:value="5372">
            <text:p>5372</text:p>
          </table:table-cell>
          <table:table-cell table:style-name="ce2" table:formula="of:=([.K6]+[.L6]+[.M6]+[.N6])/4" office:value-type="float" office:value="4305.75">
            <text:p>4306</text:p>
          </table:table-cell>
          <table:table-cell table:style-name="ce2" table:formula="of:=([.P6]+[.Q6]+[.R6]+[.S6]+[.T6])/5" office:value-type="float" office:value="4518.2">
            <text:p>4518</text:p>
          </table:table-cell>
          <table:table-cell table:style-name="ce2" table:formula="of:=([.V6]+[.W6]+[.X6]+[.Y6]+[.Z6]+[.AA6])/6" office:value-type="float" office:value="4305">
            <text:p>4305</text:p>
          </table:table-cell>
          <table:table-cell table:style-name="ce2" table:formula="of:=([.AC6]+[.AD6]+[.AE6]+[.AF6]+[.AG6]+[.AH6])/6" office:value-type="float" office:value="4305">
            <text:p>4305</text:p>
          </table:table-cell>
          <table:table-cell table:style-name="ce2" table:formula="of:=([.AJ6]+[.AK6]+[.AL6]+[.AM6]+[.AN6]+[.AO6])/6" office:value-type="float" office:value="4305">
            <text:p>4305</text:p>
          </table:table-cell>
          <table:table-cell table:number-columns-repeated="23"/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3457">
            <text:p>3457</text:p>
          </table:table-cell>
          <table:table-cell office:value-type="float" office:value="2310">
            <text:p>2310</text:p>
          </table:table-cell>
          <table:table-cell office:value-type="float" office:value="2479">
            <text:p>2479</text:p>
          </table:table-cell>
          <table:table-cell office:value-type="float" office:value="1976">
            <text:p>1976</text:p>
          </table:table-cell>
          <table:table-cell office:value-type="float" office:value="2170">
            <text:p>2170</text:p>
          </table:table-cell>
          <table:table-cell office:value-type="float" office:value="1607">
            <text:p>1607</text:p>
          </table:table-cell>
          <table:table-cell office:value-type="float" office:value="1640">
            <text:p>1640</text:p>
          </table:table-cell>
          <table:table-cell office:value-type="float" office:value="1538">
            <text:p>1538</text:p>
          </table:table-cell>
          <table:table-cell/>
          <table:table-cell table:style-name="ce2" office:value-type="float" office:value="800000">
            <text:p>800000</text:p>
          </table:table-cell>
          <table:table-cell office:value-type="float" office:value="10714">
            <text:p>10714</text:p>
          </table:table-cell>
          <table:table-cell table:style-name="ce2" table:formula="of:=([.D7]+[.E7])/2" office:value-type="float" office:value="10708">
            <text:p>10708</text:p>
          </table:table-cell>
          <table:table-cell table:style-name="ce2" table:formula="of:=([.G7]+[.H7]+[.I7])/3" office:value-type="float" office:value="10705.3333333333">
            <text:p>10705</text:p>
          </table:table-cell>
          <table:table-cell table:style-name="ce2" table:formula="of:=([.K7]+[.L7]+[.M7]+[.N7])/4" office:value-type="float" office:value="8573">
            <text:p>8573</text:p>
          </table:table-cell>
          <table:table-cell table:style-name="ce2" table:formula="of:=([.P7]+[.Q7]+[.R7]+[.S7]+[.T7])/5" office:value-type="float" office:value="8998.8">
            <text:p>8999</text:p>
          </table:table-cell>
          <table:table-cell table:style-name="ce2" table:formula="of:=([.V7]+[.W7]+[.X7]+[.Y7]+[.Z7]+[.AA7])/6" office:value-type="float" office:value="8572">
            <text:p>8572</text:p>
          </table:table-cell>
          <table:table-cell table:style-name="ce2" table:formula="of:=([.AC7]+[.AD7]+[.AE7]+[.AF7]+[.AG7]+[.AH7])/6" office:value-type="float" office:value="8572">
            <text:p>8572</text:p>
          </table:table-cell>
          <table:table-cell table:style-name="ce2" table:formula="of:=([.AJ7]+[.AK7]+[.AL7]+[.AM7]+[.AN7]+[.AO7])/6" office:value-type="float" office:value="8572">
            <text:p>8572</text:p>
          </table:table-cell>
          <table:table-cell table:number-columns-repeated="23"/>
        </table:table-row>
        <table:table-row table:style-name="ro2">
          <table:table-cell office:value-type="float" office:value="1600000">
            <text:p>1600000</text:p>
          </table:table-cell>
          <table:table-cell office:value-type="float" office:value="7562">
            <text:p>7562</text:p>
          </table:table-cell>
          <table:table-cell office:value-type="float" office:value="8641">
            <text:p>8641</text:p>
          </table:table-cell>
          <table:table-cell office:value-type="float" office:value="5902">
            <text:p>5902</text:p>
          </table:table-cell>
          <table:table-cell office:value-type="float" office:value="5357">
            <text:p>5357</text:p>
          </table:table-cell>
          <table:table-cell office:value-type="float" office:value="5133">
            <text:p>5133</text:p>
          </table:table-cell>
          <table:table-cell office:value-type="float" office:value="3408">
            <text:p>3408</text:p>
          </table:table-cell>
          <table:table-cell office:value-type="float" office:value="3748">
            <text:p>3748</text:p>
          </table:table-cell>
          <table:table-cell office:value-type="float" office:value="7246">
            <text:p>7246</text:p>
          </table:table-cell>
          <table:table-cell/>
          <table:table-cell table:style-name="ce2" office:value-type="float" office:value="1600000">
            <text:p>1600000</text:p>
          </table:table-cell>
          <table:table-cell office:value-type="float" office:value="21389">
            <text:p>21389</text:p>
          </table:table-cell>
          <table:table-cell table:style-name="ce2" table:formula="of:=([.D8]+[.E8])/2" office:value-type="float" office:value="15283">
            <text:p>15283</text:p>
          </table:table-cell>
          <table:table-cell table:style-name="ce2" table:formula="of:=([.G8]+[.H8]+[.I8])/3" office:value-type="float" office:value="17679.6666666667">
            <text:p>17680</text:p>
          </table:table-cell>
          <table:table-cell table:style-name="ce2" table:formula="of:=([.K8]+[.L8]+[.M8]+[.N8])/4" office:value-type="float" office:value="13971.5">
            <text:p>13972</text:p>
          </table:table-cell>
          <table:table-cell table:style-name="ce2" table:formula="of:=([.P8]+[.Q8]+[.R8]+[.S8]+[.T8])/5" office:value-type="float" office:value="16040">
            <text:p>16040</text:p>
          </table:table-cell>
          <table:table-cell table:style-name="ce2" table:formula="of:=([.V8]+[.W8]+[.X8]+[.Y8]+[.Z8]+[.AA8])/6" office:value-type="float" office:value="15034.1666666667">
            <text:p>15034</text:p>
          </table:table-cell>
          <table:table-cell table:style-name="ce2" table:formula="of:=([.AC8]+[.AD8]+[.AE8]+[.AF8]+[.AG8]+[.AH8])/6" office:value-type="float" office:value="14958.6666666667">
            <text:p>14959</text:p>
          </table:table-cell>
          <table:table-cell table:style-name="ce2" table:formula="of:=([.AJ8]+[.AK8]+[.AL8]+[.AM8]+[.AN8]+[.AO8])/6" office:value-type="float" office:value="11794.3333333333">
            <text:p>11794</text:p>
          </table:table-cell>
          <table:table-cell table:number-columns-repeated="23"/>
        </table:table-row>
        <table:table-row table:style-name="ro2" table:number-rows-repeated="1048556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Comparison" table:style-name="ta1">
        <table:shapes>
          <draw:frame draw:z-index="0" draw:style-name="gr1" svg:width="20.326cm" svg:height="11.078cm" svg:x="0.111cm" svg:y="0.001cm">
            <draw:object draw:notify-on-update-of-ranges="'Memmap local'.A14:'Memmap local'.A19 'Memmap local'.B13:'Memmap local'.B13 'Memmap local'.B14:'Memmap local'.B19 'Memmap local'.C13:'Memmap local'.C13 'Memmap local'.C14:'Memmap local'.C19 'Memmap local'.D13:'Memmap local'.D13 'Memmap local'.D14:'Memmap local'.D19 'Memmap local'.E13:'Memmap local'.E13 'Memmap local'.E14:'Memmap local'.E19 'Memmap local'.F13:'Memmap local'.F13 'Memmap local'.F14:'Memmap local'.F19 'Memmap local'.G13:'Memmap local'.G13 'Memmap local'.G14:'Memmap local'.G19 'Memmap local'.H13:'Memmap local'.H13 'Memmap local'.H14:'Memmap local'.H19 'Memmap local'.I13:'Memmap local'.I13 'Memmap local'.I14:'Memmap local'.I1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20.326cm" svg:height="11.052cm" svg:x="22.882cm" svg:y="0.001cm">
            <draw:object draw:notify-on-update-of-ranges="'Memmap local'.K14:'Memmap local'.K19 'Memmap local'.L13:'Memmap local'.L13 'Memmap local'.L14:'Memmap local'.L19 'Memmap local'.M13:'Memmap local'.M13 'Memmap local'.M14:'Memmap local'.M19 'Memmap local'.N13:'Memmap local'.N13 'Memmap local'.N14:'Memmap local'.N19 'Memmap local'.O13:'Memmap local'.O13 'Memmap local'.O14:'Memmap local'.O19 'Memmap local'.P13:'Memmap local'.P13 'Memmap local'.P14:'Memmap local'.P19 'Memmap local'.Q13:'Memmap local'.Q13 'Memmap local'.Q14:'Memmap local'.Q19 'Memmap local'.R13:'Memmap local'.R13 'Memmap local'.R14:'Memmap local'.R19 'Memmap local'.S13:'Memmap local'.S13 'Memmap local'.S14:'Memmap local'.S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20.366cm" svg:height="10.46cm" svg:x="0.001cm" svg:y="11.664cm">
            <draw:object draw:notify-on-update-of-ranges="'No memmap local'.A14:'No memmap local'.A19 'No memmap local'.B13:'No memmap local'.B13 'No memmap local'.B14:'No memmap local'.B19 'No memmap local'.C13:'No memmap local'.C13 'No memmap local'.C14:'No memmap local'.C19 'No memmap local'.D13:'No memmap local'.D13 'No memmap local'.D14:'No memmap local'.D19 'No memmap local'.E13:'No memmap local'.E13 'No memmap local'.E14:'No memmap local'.E19 'No memmap local'.F13:'No memmap local'.F13 'No memmap local'.F14:'No memmap local'.F19 'No memmap local'.G13:'No memmap local'.G13 'No memmap local'.G14:'No memmap local'.G19 'No memmap local'.H13:'No memmap local'.H13 'No memmap local'.H14:'No memmap local'.H19 'No memmap local'.I13:'No memmap local'.I13 'No memmap local'.I14:'No memmap local'.I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20.091cm" svg:height="10.486cm" svg:x="22.579cm" svg:y="11.74cm">
            <draw:object draw:notify-on-update-of-ranges="'No memmap local'.K14:'No memmap local'.K19 'No memmap local'.L13:'No memmap local'.L13 'No memmap local'.L14:'No memmap local'.L19 'No memmap local'.M13:'No memmap local'.M13 'No memmap local'.M14:'No memmap local'.M19 'No memmap local'.N13:'No memmap local'.N13 'No memmap local'.N14:'No memmap local'.N19 'No memmap local'.O13:'No memmap local'.O13 'No memmap local'.O14:'No memmap local'.O19 'No memmap local'.P13:'No memmap local'.P13 'No memmap local'.P14:'No memmap local'.P19 'No memmap local'.Q13:'No memmap local'.Q13 'No memmap local'.Q14:'No memmap local'.Q19 'No memmap local'.R13:'No memmap local'.R13 'No memmap local'.R14:'No memmap local'.R19 'No memmap local'.S13:'No memmap local'.S13 'No memmap local'.S14:'No memmap local'.S19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20.343cm" svg:height="10.513cm" svg:x="0.001cm" svg:y="22.578cm">
            <draw:object draw:notify-on-update-of-ranges="'Memmap cluster'.A14:'Memmap cluster'.A19 'Memmap cluster'.B13:'Memmap cluster'.B13 'Memmap cluster'.B14:'Memmap cluster'.B19 'Memmap cluster'.C13:'Memmap cluster'.C13 'Memmap cluster'.C14:'Memmap cluster'.C19 'Memmap cluster'.D13:'Memmap cluster'.D13 'Memmap cluster'.D14:'Memmap cluster'.D19 'Memmap cluster'.E13:'Memmap cluster'.E13 'Memmap cluster'.E14:'Memmap cluster'.E19 'Memmap cluster'.F13:'Memmap cluster'.F13 'Memmap cluster'.F14:'Memmap cluster'.F19 'Memmap cluster'.G13:'Memmap cluster'.G13 'Memmap cluster'.G14:'Memmap cluster'.G19 'Memmap cluster'.H13:'Memmap cluster'.H13 'Memmap cluster'.H14:'Memmap cluster'.H19 'Memmap cluster'.I13:'Memmap cluster'.I13 'Memmap cluster'.I14:'Memmap cluster'.I1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svg:width="20.339cm" svg:height="10.459cm" svg:x="22.845cm" svg:y="22.605cm">
            <draw:object draw:notify-on-update-of-ranges="'Memmap cluster'.K14:'Memmap cluster'.K19 'Memmap cluster'.L13:'Memmap cluster'.L13 'Memmap cluster'.L14:'Memmap cluster'.L19 'Memmap cluster'.M13:'Memmap cluster'.M13 'Memmap cluster'.M14:'Memmap cluster'.M19 'Memmap cluster'.N13:'Memmap cluster'.N13 'Memmap cluster'.N14:'Memmap cluster'.N19 'Memmap cluster'.O13:'Memmap cluster'.O13 'Memmap cluster'.O14:'Memmap cluster'.O19 'Memmap cluster'.P13:'Memmap cluster'.P13 'Memmap cluster'.P14:'Memmap cluster'.P19 'Memmap cluster'.Q13:'Memmap cluster'.Q13 'Memmap cluster'.Q14:'Memmap cluster'.Q19 'Memmap cluster'.R13:'Memmap cluster'.R13 'Memmap cluster'.R14:'Memmap cluster'.R19 'Memmap cluster'.S13:'Memmap cluster'.S13 'Memmap cluster'.S14:'Memmap cluster'.S19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svg:width="20.563cm" svg:height="10.641cm" svg:x="0.001cm" svg:y="34.268cm">
            <draw:object draw:notify-on-update-of-ranges="'No memmap cluster'.A14:'No memmap cluster'.A19 'No memmap cluster'.B13:'No memmap cluster'.B13 'No memmap cluster'.B14:'No memmap cluster'.B19 'No memmap cluster'.C13:'No memmap cluster'.C13 'No memmap cluster'.C14:'No memmap cluster'.C19 'No memmap cluster'.D13:'No memmap cluster'.D13 'No memmap cluster'.D14:'No memmap cluster'.D19 'No memmap cluster'.E13:'No memmap cluster'.E13 'No memmap cluster'.E14:'No memmap cluster'.E19 'No memmap cluster'.F13:'No memmap cluster'.F13 'No memmap cluster'.F14:'No memmap cluster'.F19 'No memmap cluster'.G13:'No memmap cluster'.G13 'No memmap cluster'.G14:'No memmap cluster'.G19 'No memmap cluster'.H13:'No memmap cluster'.H13 'No memmap cluster'.H14:'No memmap cluster'.H19 'No memmap cluster'.I13:'No memmap cluster'.I13 'No memmap cluster'.I14:'No memmap cluster'.I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7" draw:style-name="gr1" svg:width="20.394cm" svg:height="10.432cm" svg:x="22.9cm" svg:y="34.343cm">
            <draw:object draw:notify-on-update-of-ranges="'No memmap cluster'.K14:'No memmap cluster'.K19 'No memmap cluster'.L13:'No memmap cluster'.L13 'No memmap cluster'.L14:'No memmap cluster'.L19 'No memmap cluster'.M13:'No memmap cluster'.M13 'No memmap cluster'.M14:'No memmap cluster'.M19 'No memmap cluster'.N13:'No memmap cluster'.N13 'No memmap cluster'.N14:'No memmap cluster'.N19 'No memmap cluster'.O13:'No memmap cluster'.O13 'No memmap cluster'.O14:'No memmap cluster'.O19 'No memmap cluster'.P13:'No memmap cluster'.P13 'No memmap cluster'.P14:'No memmap cluster'.P19 'No memmap cluster'.Q13:'No memmap cluster'.Q13 'No memmap cluster'.Q14:'No memmap cluster'.Q19 'No memmap cluster'.R13:'No memmap cluster'.R13 'No memmap cluster'.R14:'No memmap cluster'.R19 'No memmap cluster'.S13:'No memmap cluster'.S13 'No memmap cluster'.S14:'No memmap cluster'.S19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1:23:07</meta:creation-date>
    <dc:date>2013-10-21T09:47:38</dc:date>
    <meta:editing-duration>PT5H33M21S</meta:editing-duration>
    <meta:editing-cycles>11</meta:editing-cycles>
    <meta:generator>LibreOffice/3.5$Linux_X86_64 LibreOffice_project/350m1$Build-2</meta:generator>
    <meta:document-statistic meta:table-count="5" meta:cell-count="116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79cm" xlink:href=".." xlink:type="simple" chart:class="chart:line" chart:style-name="ch1">
        <chart:title svg:x="8.228cm" svg:y="0.357cm" chart:style-name="ch2">
          <text:p>Time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98cm" style:legend-expansion="wide" chart:style-name="ch4"/>
        <chart:plot-area chart:style-name="ch5" table:cell-range-address="'Memmap local'.A13:'Memmap local'.I19" chart:data-source-has-labels="both" svg:x="1.417cm" svg:y="2.482cm" svg:width="18.098cm" svg:height="6.114cm">
          <chartooo:coordinate-region svg:x="2.409cm" svg:y="2.681cm" svg:width="16.457cm" svg:height="5.268cm"/>
          <chart:axis chart:dimension="x" chart:name="primary-x" chart:style-name="ch6" chartooo:axis-type="auto">
            <chartooo:date-scale/>
            <chart:title svg:x="9.827cm" svg:y="8.817cm" chart:style-name="ch7">
              <text:p>features</text:p>
            </chart:title>
            <chart:categories table:cell-range-address="'Memmap local'.A14:'Memmap local'.A19"/>
            <chart:grid chart:style-name="ch8" chart:class="major"/>
          </chart:axis>
          <chart:axis chart:dimension="y" chart:name="primary-y" chart:style-name="ch6">
            <chart:title svg:x="0.451cm" svg:y="6.125cm" chart:style-name="ch9">
              <text:p>time (s)</text:p>
            </chart:title>
            <chart:grid chart:style-name="ch8" chart:class="major"/>
          </chart:axis>
          <chart:series chart:style-name="ch10" chart:values-cell-range-address="'Memmap local'.B14:'Memmap local'.B19" chart:label-cell-address="'Memmap local'.B13:'Memmap local'.B13" chart:class="chart:line">
            <chart:data-point chart:repeated="6"/>
          </chart:series>
          <chart:series chart:style-name="ch11" chart:values-cell-range-address="'Memmap local'.C14:'Memmap local'.C19" chart:label-cell-address="'Memmap local'.C13:'Memmap local'.C13" chart:class="chart:line">
            <chart:data-point chart:repeated="6"/>
          </chart:series>
          <chart:series chart:style-name="ch12" chart:values-cell-range-address="'Memmap local'.D14:'Memmap local'.D19" chart:label-cell-address="'Memmap local'.D13:'Memmap local'.D13" chart:class="chart:line">
            <chart:data-point chart:repeated="6"/>
          </chart:series>
          <chart:series chart:style-name="ch13" chart:values-cell-range-address="'Memmap local'.E14:'Memmap local'.E19" chart:label-cell-address="'Memmap local'.E13:'Memmap local'.E13" chart:class="chart:line">
            <chart:data-point chart:repeated="6"/>
          </chart:series>
          <chart:series chart:style-name="ch14" chart:values-cell-range-address="'Memmap local'.F14:'Memmap local'.F19" chart:label-cell-address="'Memmap local'.F13:'Memmap local'.F13" chart:class="chart:line">
            <chart:data-point chart:repeated="6"/>
          </chart:series>
          <chart:series chart:style-name="ch15" chart:values-cell-range-address="'Memmap local'.G14:'Memmap local'.G19" chart:label-cell-address="'Memmap local'.G13:'Memmap local'.G13" chart:class="chart:line">
            <chart:data-point chart:repeated="6"/>
          </chart:series>
          <chart:series chart:style-name="ch16" chart:values-cell-range-address="'Memmap local'.H14:'Memmap local'.H19" chart:label-cell-address="'Memmap local'.H13:'Memmap local'.H13" chart:class="chart:line">
            <chart:data-point chart:repeated="6"/>
          </chart:series>
          <chart:series chart:style-name="ch17" chart:values-cell-range-address="'Memmap local'.I14:'Memmap local'.I19" chart:label-cell-address="'Memmap local'.I13:'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B13:'Memmap local'.B13</svg:desc>
                </draw:g>
              </table:table-cell>
              <table:table-cell office:value-type="string">
                <text:p>2 processes</text:p>
                <draw:g>
                  <svg:desc>'Memmap local'.C13:'Memmap local'.C13</svg:desc>
                </draw:g>
              </table:table-cell>
              <table:table-cell office:value-type="string">
                <text:p>3 processes</text:p>
                <draw:g>
                  <svg:desc>'Memmap local'.D13:'Memmap local'.D13</svg:desc>
                </draw:g>
              </table:table-cell>
              <table:table-cell office:value-type="string">
                <text:p>4 processes</text:p>
                <draw:g>
                  <svg:desc>'Memmap local'.E13:'Memmap local'.E13</svg:desc>
                </draw:g>
              </table:table-cell>
              <table:table-cell office:value-type="string">
                <text:p>5 processes</text:p>
                <draw:g>
                  <svg:desc>'Memmap local'.F13:'Memmap local'.F13</svg:desc>
                </draw:g>
              </table:table-cell>
              <table:table-cell office:value-type="string">
                <text:p>6 processes</text:p>
                <draw:g>
                  <svg:desc>'Memmap local'.G13:'Memmap local'.G13</svg:desc>
                </draw:g>
              </table:table-cell>
              <table:table-cell office:value-type="string">
                <text:p>7 processes</text:p>
                <draw:g>
                  <svg:desc>'Memmap local'.H13:'Memmap local'.H13</svg:desc>
                </draw:g>
              </table:table-cell>
              <table:table-cell office:value-type="string">
                <text:p>8 processes</text:p>
                <draw:g>
                  <svg:desc>'Memmap local'.I13:'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A14:'Memmap local'.A19</svg:desc>
                </draw:g>
              </table:table-cell>
              <table:table-cell office:value-type="float" office:value="70">
                <text:p>70</text:p>
                <draw:g>
                  <svg:desc>'Memmap local'.B14:'Memmap local'.B19</svg:desc>
                </draw:g>
              </table:table-cell>
              <table:table-cell office:value-type="float" office:value="50">
                <text:p>50</text:p>
                <draw:g>
                  <svg:desc>'Memmap local'.C14:'Memmap local'.C19</svg:desc>
                </draw:g>
              </table:table-cell>
              <table:table-cell office:value-type="float" office:value="55">
                <text:p>55</text:p>
                <draw:g>
                  <svg:desc>'Memmap local'.D14:'Memmap local'.D19</svg:desc>
                </draw:g>
              </table:table-cell>
              <table:table-cell office:value-type="float" office:value="60">
                <text:p>60</text:p>
                <draw:g>
                  <svg:desc>'Memmap local'.E14:'Memmap local'.E19</svg:desc>
                </draw:g>
              </table:table-cell>
              <table:table-cell office:value-type="float" office:value="65">
                <text:p>65</text:p>
                <draw:g>
                  <svg:desc>'Memmap local'.F14:'Memmap local'.F19</svg:desc>
                </draw:g>
              </table:table-cell>
              <table:table-cell office:value-type="float" office:value="71">
                <text:p>71</text:p>
                <draw:g>
                  <svg:desc>'Memmap local'.G14:'Memmap local'.G19</svg:desc>
                </draw:g>
              </table:table-cell>
              <table:table-cell office:value-type="float" office:value="71">
                <text:p>71</text:p>
                <draw:g>
                  <svg:desc>'Memmap local'.H14:'Memmap local'.H19</svg:desc>
                </draw:g>
              </table:table-cell>
              <table:table-cell office:value-type="float" office:value="71">
                <text:p>71</text:p>
                <draw:g>
                  <svg:desc>'Memmap local'.I14:'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6">
                <text:p>286</text:p>
              </table:table-cell>
              <table:table-cell office:value-type="float" office:value="211">
                <text:p>211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325">
                <text:p>325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98">
                <text:p>598</text:p>
              </table:table-cell>
              <table:table-cell office:value-type="float" office:value="566">
                <text:p>566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79cm" xlink:href=".." xlink:type="simple" chart:class="chart:line" chart:style-name="ch1">
        <chart:title svg:x="8.228cm" svg:y="0.357cm" chart:style-name="ch2">
          <text:p>Time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98cm" style:legend-expansion="wide" chart:style-name="ch4"/>
        <chart:plot-area chart:style-name="ch5" table:cell-range-address="'Memmap local'.A13:'Memmap local'.I19" chart:data-source-has-labels="both" svg:x="1.417cm" svg:y="2.482cm" svg:width="18.098cm" svg:height="6.114cm">
          <chartooo:coordinate-region svg:x="2.409cm" svg:y="2.681cm" svg:width="16.457cm" svg:height="5.268cm"/>
          <chart:axis chart:dimension="x" chart:name="primary-x" chart:style-name="ch6" chartooo:axis-type="auto">
            <chartooo:date-scale/>
            <chart:title svg:x="9.827cm" svg:y="8.817cm" chart:style-name="ch7">
              <text:p>features</text:p>
            </chart:title>
            <chart:categories table:cell-range-address="'Memmap local'.A14:'Memmap local'.A19"/>
            <chart:grid chart:style-name="ch8" chart:class="major"/>
          </chart:axis>
          <chart:axis chart:dimension="y" chart:name="primary-y" chart:style-name="ch6">
            <chart:title svg:x="0.451cm" svg:y="6.125cm" chart:style-name="ch9">
              <text:p>time (s)</text:p>
            </chart:title>
            <chart:grid chart:style-name="ch8" chart:class="major"/>
          </chart:axis>
          <chart:series chart:style-name="ch10" chart:values-cell-range-address="'Memmap local'.B14:'Memmap local'.B19" chart:label-cell-address="'Memmap local'.B13:'Memmap local'.B13" chart:class="chart:line">
            <chart:data-point chart:repeated="6"/>
          </chart:series>
          <chart:series chart:style-name="ch11" chart:values-cell-range-address="'Memmap local'.C14:'Memmap local'.C19" chart:label-cell-address="'Memmap local'.C13:'Memmap local'.C13" chart:class="chart:line">
            <chart:data-point chart:repeated="6"/>
          </chart:series>
          <chart:series chart:style-name="ch12" chart:values-cell-range-address="'Memmap local'.D14:'Memmap local'.D19" chart:label-cell-address="'Memmap local'.D13:'Memmap local'.D13" chart:class="chart:line">
            <chart:data-point chart:repeated="6"/>
          </chart:series>
          <chart:series chart:style-name="ch13" chart:values-cell-range-address="'Memmap local'.E14:'Memmap local'.E19" chart:label-cell-address="'Memmap local'.E13:'Memmap local'.E13" chart:class="chart:line">
            <chart:data-point chart:repeated="6"/>
          </chart:series>
          <chart:series chart:style-name="ch14" chart:values-cell-range-address="'Memmap local'.F14:'Memmap local'.F19" chart:label-cell-address="'Memmap local'.F13:'Memmap local'.F13" chart:class="chart:line">
            <chart:data-point chart:repeated="6"/>
          </chart:series>
          <chart:series chart:style-name="ch15" chart:values-cell-range-address="'Memmap local'.G14:'Memmap local'.G19" chart:label-cell-address="'Memmap local'.G13:'Memmap local'.G13" chart:class="chart:line">
            <chart:data-point chart:repeated="6"/>
          </chart:series>
          <chart:series chart:style-name="ch16" chart:values-cell-range-address="'Memmap local'.H14:'Memmap local'.H19" chart:label-cell-address="'Memmap local'.H13:'Memmap local'.H13" chart:class="chart:line">
            <chart:data-point chart:repeated="6"/>
          </chart:series>
          <chart:series chart:style-name="ch17" chart:values-cell-range-address="'Memmap local'.I14:'Memmap local'.I19" chart:label-cell-address="'Memmap local'.I13:'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B13:'Memmap local'.B13</svg:desc>
                </draw:g>
              </table:table-cell>
              <table:table-cell office:value-type="string">
                <text:p>2 processes</text:p>
                <draw:g>
                  <svg:desc>'Memmap local'.C13:'Memmap local'.C13</svg:desc>
                </draw:g>
              </table:table-cell>
              <table:table-cell office:value-type="string">
                <text:p>3 processes</text:p>
                <draw:g>
                  <svg:desc>'Memmap local'.D13:'Memmap local'.D13</svg:desc>
                </draw:g>
              </table:table-cell>
              <table:table-cell office:value-type="string">
                <text:p>4 processes</text:p>
                <draw:g>
                  <svg:desc>'Memmap local'.E13:'Memmap local'.E13</svg:desc>
                </draw:g>
              </table:table-cell>
              <table:table-cell office:value-type="string">
                <text:p>5 processes</text:p>
                <draw:g>
                  <svg:desc>'Memmap local'.F13:'Memmap local'.F13</svg:desc>
                </draw:g>
              </table:table-cell>
              <table:table-cell office:value-type="string">
                <text:p>6 processes</text:p>
                <draw:g>
                  <svg:desc>'Memmap local'.G13:'Memmap local'.G13</svg:desc>
                </draw:g>
              </table:table-cell>
              <table:table-cell office:value-type="string">
                <text:p>7 processes</text:p>
                <draw:g>
                  <svg:desc>'Memmap local'.H13:'Memmap local'.H13</svg:desc>
                </draw:g>
              </table:table-cell>
              <table:table-cell office:value-type="string">
                <text:p>8 processes</text:p>
                <draw:g>
                  <svg:desc>'Memmap local'.I13:'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A14:'Memmap local'.A19</svg:desc>
                </draw:g>
              </table:table-cell>
              <table:table-cell office:value-type="float" office:value="70">
                <text:p>70</text:p>
                <draw:g>
                  <svg:desc>'Memmap local'.B14:'Memmap local'.B19</svg:desc>
                </draw:g>
              </table:table-cell>
              <table:table-cell office:value-type="float" office:value="50">
                <text:p>50</text:p>
                <draw:g>
                  <svg:desc>'Memmap local'.C14:'Memmap local'.C19</svg:desc>
                </draw:g>
              </table:table-cell>
              <table:table-cell office:value-type="float" office:value="55">
                <text:p>55</text:p>
                <draw:g>
                  <svg:desc>'Memmap local'.D14:'Memmap local'.D19</svg:desc>
                </draw:g>
              </table:table-cell>
              <table:table-cell office:value-type="float" office:value="60">
                <text:p>60</text:p>
                <draw:g>
                  <svg:desc>'Memmap local'.E14:'Memmap local'.E19</svg:desc>
                </draw:g>
              </table:table-cell>
              <table:table-cell office:value-type="float" office:value="65">
                <text:p>65</text:p>
                <draw:g>
                  <svg:desc>'Memmap local'.F14:'Memmap local'.F19</svg:desc>
                </draw:g>
              </table:table-cell>
              <table:table-cell office:value-type="float" office:value="71">
                <text:p>71</text:p>
                <draw:g>
                  <svg:desc>'Memmap local'.G14:'Memmap local'.G19</svg:desc>
                </draw:g>
              </table:table-cell>
              <table:table-cell office:value-type="float" office:value="71">
                <text:p>71</text:p>
                <draw:g>
                  <svg:desc>'Memmap local'.H14:'Memmap local'.H19</svg:desc>
                </draw:g>
              </table:table-cell>
              <table:table-cell office:value-type="float" office:value="71">
                <text:p>71</text:p>
                <draw:g>
                  <svg:desc>'Memmap local'.I14:'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6">
                <text:p>286</text:p>
              </table:table-cell>
              <table:table-cell office:value-type="float" office:value="211">
                <text:p>211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325">
                <text:p>325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98">
                <text:p>598</text:p>
              </table:table-cell>
              <table:table-cell office:value-type="float" office:value="566">
                <text:p>566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53cm" xlink:href=".." xlink:type="simple" chart:class="chart:line" chart:style-name="ch1">
        <chart:title svg:x="7.91cm" svg:y="0.357cm" chart:style-name="ch2">
          <text:p>Memory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72cm" style:legend-expansion="wide" chart:style-name="ch4"/>
        <chart:plot-area chart:style-name="ch5" table:cell-range-address="'Memmap local'.K13:'Memmap local'.S19" chart:data-source-has-labels="both" svg:x="1.417cm" svg:y="2.482cm" svg:width="18.098cm" svg:height="6.088cm">
          <chartooo:coordinate-region svg:x="2.594cm" svg:y="2.681cm" svg:width="16.272cm" svg:height="5.242cm"/>
          <chart:axis chart:dimension="x" chart:name="primary-x" chart:style-name="ch6" chartooo:axis-type="auto">
            <chartooo:date-scale/>
            <chart:title svg:x="9.827cm" svg:y="8.791cm" chart:style-name="ch7">
              <text:p>features</text:p>
            </chart:title>
            <chart:categories table:cell-range-address="'Memmap local'.K14:'Memmap local'.K19"/>
            <chart:grid chart:style-name="ch8" chart:class="major"/>
          </chart:axis>
          <chart:axis chart:dimension="y" chart:name="primary-y" chart:style-name="ch6">
            <chart:title svg:x="0.451cm" svg:y="6.549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local'.L14:'Memmap local'.L19" chart:label-cell-address="'Memmap local'.L13:'Memmap local'.L13" chart:class="chart:line">
            <chart:data-point chart:repeated="6"/>
          </chart:series>
          <chart:series chart:style-name="ch11" chart:values-cell-range-address="'Memmap local'.M14:'Memmap local'.M19" chart:label-cell-address="'Memmap local'.M13:'Memmap local'.M13" chart:class="chart:line">
            <chart:data-point chart:repeated="6"/>
          </chart:series>
          <chart:series chart:style-name="ch12" chart:values-cell-range-address="'Memmap local'.N14:'Memmap local'.N19" chart:label-cell-address="'Memmap local'.N13:'Memmap local'.N13" chart:class="chart:line">
            <chart:data-point chart:repeated="6"/>
          </chart:series>
          <chart:series chart:style-name="ch13" chart:values-cell-range-address="'Memmap local'.O14:'Memmap local'.O19" chart:label-cell-address="'Memmap local'.O13:'Memmap local'.O13" chart:class="chart:line">
            <chart:data-point chart:repeated="6"/>
          </chart:series>
          <chart:series chart:style-name="ch14" chart:values-cell-range-address="'Memmap local'.P14:'Memmap local'.P19" chart:label-cell-address="'Memmap local'.P13:'Memmap local'.P13" chart:class="chart:line">
            <chart:data-point chart:repeated="6"/>
          </chart:series>
          <chart:series chart:style-name="ch15" chart:values-cell-range-address="'Memmap local'.Q14:'Memmap local'.Q19" chart:label-cell-address="'Memmap local'.Q13:'Memmap local'.Q13" chart:class="chart:line">
            <chart:data-point chart:repeated="6"/>
          </chart:series>
          <chart:series chart:style-name="ch16" chart:values-cell-range-address="'Memmap local'.R14:'Memmap local'.R19" chart:label-cell-address="'Memmap local'.R13:'Memmap local'.R13" chart:class="chart:line">
            <chart:data-point chart:repeated="6"/>
          </chart:series>
          <chart:series chart:style-name="ch17" chart:values-cell-range-address="'Memmap local'.S14:'Memmap local'.S19" chart:label-cell-address="'Memmap local'.S13:'Memmap local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L13:'Memmap local'.L13</svg:desc>
                </draw:g>
              </table:table-cell>
              <table:table-cell office:value-type="string">
                <text:p>2 processes</text:p>
                <draw:g>
                  <svg:desc>'Memmap local'.M13:'Memmap local'.M13</svg:desc>
                </draw:g>
              </table:table-cell>
              <table:table-cell office:value-type="string">
                <text:p>3 processes</text:p>
                <draw:g>
                  <svg:desc>'Memmap local'.N13:'Memmap local'.N13</svg:desc>
                </draw:g>
              </table:table-cell>
              <table:table-cell office:value-type="string">
                <text:p>4 processes</text:p>
                <draw:g>
                  <svg:desc>'Memmap local'.O13:'Memmap local'.O13</svg:desc>
                </draw:g>
              </table:table-cell>
              <table:table-cell office:value-type="string">
                <text:p>5 processes</text:p>
                <draw:g>
                  <svg:desc>'Memmap local'.P13:'Memmap local'.P13</svg:desc>
                </draw:g>
              </table:table-cell>
              <table:table-cell office:value-type="string">
                <text:p>6 processes</text:p>
                <draw:g>
                  <svg:desc>'Memmap local'.Q13:'Memmap local'.Q13</svg:desc>
                </draw:g>
              </table:table-cell>
              <table:table-cell office:value-type="string">
                <text:p>7 processes</text:p>
                <draw:g>
                  <svg:desc>'Memmap local'.R13:'Memmap local'.R13</svg:desc>
                </draw:g>
              </table:table-cell>
              <table:table-cell office:value-type="string">
                <text:p>8 processes</text:p>
                <draw:g>
                  <svg:desc>'Memmap local'.S13:'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K14:'Memmap local'.K19</svg:desc>
                </draw:g>
              </table:table-cell>
              <table:table-cell office:value-type="float" office:value="621">
                <text:p>621</text:p>
                <draw:g>
                  <svg:desc>'Memmap local'.L14:'Memmap local'.L19</svg:desc>
                </draw:g>
              </table:table-cell>
              <table:table-cell office:value-type="float" office:value="1361">
                <text:p>1361</text:p>
                <draw:g>
                  <svg:desc>'Memmap local'.M14:'Memmap local'.M19</svg:desc>
                </draw:g>
              </table:table-cell>
              <table:table-cell office:value-type="float" office:value="2263">
                <text:p>2263</text:p>
                <draw:g>
                  <svg:desc>'Memmap local'.N14:'Memmap local'.N19</svg:desc>
                </draw:g>
              </table:table-cell>
              <table:table-cell office:value-type="float" office:value="1872">
                <text:p>1872</text:p>
                <draw:g>
                  <svg:desc>'Memmap local'.O14:'Memmap local'.O19</svg:desc>
                </draw:g>
              </table:table-cell>
              <table:table-cell office:value-type="float" office:value="2291">
                <text:p>2291</text:p>
                <draw:g>
                  <svg:desc>'Memmap local'.P14:'Memmap local'.P19</svg:desc>
                </draw:g>
              </table:table-cell>
              <table:table-cell office:value-type="float" office:value="2534">
                <text:p>2534</text:p>
                <draw:g>
                  <svg:desc>'Memmap local'.Q14:'Memmap local'.Q19</svg:desc>
                </draw:g>
              </table:table-cell>
              <table:table-cell office:value-type="float" office:value="2447">
                <text:p>2447</text:p>
                <draw:g>
                  <svg:desc>'Memmap local'.R14:'Memmap local'.R19</svg:desc>
                </draw:g>
              </table:table-cell>
              <table:table-cell office:value-type="float" office:value="2546">
                <text:p>2546</text:p>
                <draw:g>
                  <svg:desc>'Memmap local'.S14:'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8">
                <text:p>1208</text:p>
              </table:table-cell>
              <table:table-cell office:value-type="float" office:value="2877">
                <text:p>2877</text:p>
              </table:table-cell>
              <table:table-cell office:value-type="float" office:value="4526">
                <text:p>4526</text:p>
              </table:table-cell>
              <table:table-cell office:value-type="float" office:value="3595">
                <text:p>3595</text:p>
              </table:table-cell>
              <table:table-cell office:value-type="float" office:value="4511">
                <text:p>4511</text:p>
              </table:table-cell>
              <table:table-cell office:value-type="float" office:value="5367">
                <text:p>5367</text:p>
              </table:table-cell>
              <table:table-cell office:value-type="float" office:value="5528">
                <text:p>5528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381">
                <text:p>2381</text:p>
              </table:table-cell>
              <table:table-cell office:value-type="float" office:value="5885">
                <text:p>5885</text:p>
              </table:table-cell>
              <table:table-cell office:value-type="float" office:value="7941">
                <text:p>7941</text:p>
              </table:table-cell>
              <table:table-cell office:value-type="float" office:value="7049">
                <text:p>7049</text:p>
              </table:table-cell>
              <table:table-cell office:value-type="float" office:value="9663">
                <text:p>9663</text:p>
              </table:table-cell>
              <table:table-cell office:value-type="float" office:value="10157">
                <text:p>10157</text:p>
              </table:table-cell>
              <table:table-cell office:value-type="float" office:value="9299">
                <text:p>929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26">
                <text:p>4726</text:p>
              </table:table-cell>
              <table:table-cell office:value-type="float" office:value="16245">
                <text:p>16245</text:p>
              </table:table-cell>
              <table:table-cell office:value-type="float" office:value="15663">
                <text:p>15663</text:p>
              </table:table-cell>
              <table:table-cell office:value-type="float" office:value="15094">
                <text:p>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928">
                <text:p>1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1cm" chart:symbol-height="0.1cm">
        <chart:symbol-image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1cm" chart:symbol-height="0.1cm">
        <chart:symbol-image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1cm" chart:symbol-height="0.1cm">
        <chart:symbol-image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67cm" svg:height="10.461cm" xlink:href=".." xlink:type="simple" chart:class="chart:line" chart:style-name="ch1">
        <chart:title svg:x="8.248cm" svg:y="0.345cm" chart:style-name="ch2">
          <text:p>Time Consumption</text:p>
        </chart:title>
        <chart:subtitle svg:x="7.096cm" svg:y="1.333cm" chart:style-name="ch3">
          <text:p>Without memmapping, local engine</text:p>
        </chart:subtitle>
        <chart:legend chart:legend-position="bottom" svg:x="4.157cm" svg:y="9.18cm" style:legend-expansion="wide" chart:style-name="ch4"/>
        <chart:plot-area chart:style-name="ch5" table:cell-range-address="'No memmap local'.A13:'No memmap local'.I19" chart:data-source-has-labels="both" svg:x="1.418cm" svg:y="2.434cm" svg:width="18.135cm" svg:height="5.556cm">
          <chartooo:coordinate-region svg:x="2.41cm" svg:y="2.634cm" svg:width="16.493cm" svg:height="4.709cm"/>
          <chart:axis chart:dimension="x" chart:name="primary-x" chart:style-name="ch6" chartooo:axis-type="auto">
            <chartooo:date-scale/>
            <chart:title svg:x="9.846cm" svg:y="8.199cm" chart:style-name="ch7">
              <text:p>features</text:p>
            </chart:title>
            <chart:categories table:cell-range-address="'No memmap local'.A14:'No memmap local'.A19"/>
            <chart:grid chart:style-name="ch8" chart:class="major"/>
          </chart:axis>
          <chart:axis chart:dimension="y" chart:name="primary-y" chart:style-name="ch6">
            <chart:title svg:x="0.451cm" svg:y="5.798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local'.B14:'No memmap local'.B19" chart:label-cell-address="'No memmap local'.B13:'No memmap local'.B13" chart:class="chart:line">
            <chart:data-point chart:repeated="6"/>
          </chart:series>
          <chart:series chart:style-name="ch11" chart:values-cell-range-address="'No memmap local'.C14:'No memmap local'.C19" chart:label-cell-address="'No memmap local'.C13:'No memmap local'.C13" chart:class="chart:line">
            <chart:data-point chart:repeated="6"/>
          </chart:series>
          <chart:series chart:style-name="ch12" chart:values-cell-range-address="'No memmap local'.D14:'No memmap local'.D19" chart:label-cell-address="'No memmap local'.D13:'No memmap local'.D13" chart:class="chart:line">
            <chart:data-point chart:repeated="6"/>
          </chart:series>
          <chart:series chart:style-name="ch13" chart:values-cell-range-address="'No memmap local'.E14:'No memmap local'.E19" chart:label-cell-address="'No memmap local'.E13:'No memmap local'.E13" chart:class="chart:line">
            <chart:data-point chart:repeated="6"/>
          </chart:series>
          <chart:series chart:style-name="ch14" chart:values-cell-range-address="'No memmap local'.F14:'No memmap local'.F19" chart:label-cell-address="'No memmap local'.F13:'No memmap local'.F13" chart:class="chart:line">
            <chart:data-point chart:repeated="6"/>
          </chart:series>
          <chart:series chart:style-name="ch15" chart:values-cell-range-address="'No memmap local'.G14:'No memmap local'.G19" chart:label-cell-address="'No memmap local'.G13:'No memmap local'.G13" chart:class="chart:line">
            <chart:data-point chart:repeated="6"/>
          </chart:series>
          <chart:series chart:style-name="ch16" chart:values-cell-range-address="'No memmap local'.H14:'No memmap local'.H19" chart:label-cell-address="'No memmap local'.H13:'No memmap local'.H13" chart:class="chart:line">
            <chart:data-point chart:repeated="6"/>
          </chart:series>
          <chart:series chart:style-name="ch17" chart:values-cell-range-address="'No memmap local'.I14:'No memmap local'.I19" chart:label-cell-address="'No memmap local'.I13:'No 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B13:'No memmap local'.B13</svg:desc>
                </draw:g>
              </table:table-cell>
              <table:table-cell office:value-type="string">
                <text:p>2 processes</text:p>
                <draw:g>
                  <svg:desc>'No memmap local'.C13:'No memmap local'.C13</svg:desc>
                </draw:g>
              </table:table-cell>
              <table:table-cell office:value-type="string">
                <text:p>3 processes</text:p>
                <draw:g>
                  <svg:desc>'No memmap local'.D13:'No memmap local'.D13</svg:desc>
                </draw:g>
              </table:table-cell>
              <table:table-cell office:value-type="string">
                <text:p>4 processes</text:p>
                <draw:g>
                  <svg:desc>'No memmap local'.E13:'No memmap local'.E13</svg:desc>
                </draw:g>
              </table:table-cell>
              <table:table-cell office:value-type="string">
                <text:p>5 processes</text:p>
                <draw:g>
                  <svg:desc>'No memmap local'.F13:'No memmap local'.F13</svg:desc>
                </draw:g>
              </table:table-cell>
              <table:table-cell office:value-type="string">
                <text:p>6 processes</text:p>
                <draw:g>
                  <svg:desc>'No memmap local'.G13:'No memmap local'.G13</svg:desc>
                </draw:g>
              </table:table-cell>
              <table:table-cell office:value-type="string">
                <text:p>7 processes</text:p>
                <draw:g>
                  <svg:desc>'No memmap local'.H13:'No memmap local'.H13</svg:desc>
                </draw:g>
              </table:table-cell>
              <table:table-cell office:value-type="string">
                <text:p>8 processes</text:p>
                <draw:g>
                  <svg:desc>'No memmap local'.I13:'No 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14:'No memmap local'.A19</svg:desc>
                </draw:g>
              </table:table-cell>
              <table:table-cell office:value-type="float" office:value="80">
                <text:p>80</text:p>
                <draw:g>
                  <svg:desc>'No memmap local'.B14:'No memmap local'.B19</svg:desc>
                </draw:g>
              </table:table-cell>
              <table:table-cell office:value-type="float" office:value="75">
                <text:p>75</text:p>
                <draw:g>
                  <svg:desc>'No memmap local'.C14:'No memmap local'.C19</svg:desc>
                </draw:g>
              </table:table-cell>
              <table:table-cell office:value-type="float" office:value="90">
                <text:p>90</text:p>
                <draw:g>
                  <svg:desc>'No memmap local'.D14:'No memmap local'.D19</svg:desc>
                </draw:g>
              </table:table-cell>
              <table:table-cell office:value-type="float" office:value="106">
                <text:p>106</text:p>
                <draw:g>
                  <svg:desc>'No memmap local'.E14:'No memmap local'.E19</svg:desc>
                </draw:g>
              </table:table-cell>
              <table:table-cell office:value-type="float" office:value="126">
                <text:p>126</text:p>
                <draw:g>
                  <svg:desc>'No memmap local'.F14:'No memmap local'.F19</svg:desc>
                </draw:g>
              </table:table-cell>
              <table:table-cell office:value-type="float" office:value="137">
                <text:p>137</text:p>
                <draw:g>
                  <svg:desc>'No memmap local'.G14:'No memmap local'.G19</svg:desc>
                </draw:g>
              </table:table-cell>
              <table:table-cell office:value-type="float" office:value="136">
                <text:p>136</text:p>
                <draw:g>
                  <svg:desc>'No memmap local'.H14:'No memmap local'.H19</svg:desc>
                </draw:g>
              </table:table-cell>
              <table:table-cell office:value-type="float" office:value="136">
                <text:p>136</text:p>
                <draw:g>
                  <svg:desc>'No memmap local'.I14:'No 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08">
                <text:p>608</text:p>
              </table:table-cell>
              <table:table-cell office:value-type="float" office:value="761">
                <text:p>761</text:p>
              </table:table-cell>
              <table:table-cell office:value-type="float" office:value="971">
                <text:p>97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1cm" chart:symbol-height="0.1cm">
        <chart:symbol-image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1cm" chart:symbol-height="0.1cm">
        <chart:symbol-image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1cm" chart:symbol-height="0.1cm">
        <chart:symbol-image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92cm" svg:height="10.487cm" xlink:href=".." xlink:type="simple" chart:class="chart:line" chart:style-name="ch1">
        <chart:title svg:x="7.793cm" svg:y="0.345cm" chart:style-name="ch2">
          <text:p>Memory Consumption</text:p>
        </chart:title>
        <chart:subtitle svg:x="7.317cm" svg:y="1.333cm" chart:style-name="ch3">
          <text:p>Without memmap, local engine</text:p>
        </chart:subtitle>
        <chart:legend chart:legend-position="bottom" svg:x="4.02cm" svg:y="9.206cm" style:legend-expansion="wide" chart:style-name="ch4"/>
        <chart:plot-area chart:style-name="ch5" table:cell-range-address="'No memmap local'.K13:'No memmap local'.S19" chart:data-source-has-labels="both" svg:x="1.412cm" svg:y="2.434cm" svg:width="17.878cm" svg:height="5.582cm">
          <chartooo:coordinate-region svg:x="2.589cm" svg:y="2.633cm" svg:width="16.052cm" svg:height="4.736cm"/>
          <chart:axis chart:dimension="x" chart:name="primary-x" chart:style-name="ch6" chartooo:axis-type="auto">
            <chartooo:date-scale/>
            <chart:title svg:x="9.712cm" svg:y="8.225cm" chart:style-name="ch7">
              <text:p>features</text:p>
            </chart:title>
            <chart:categories table:cell-range-address="'No memmap local'.K14:'No memmap local'.K19"/>
            <chart:grid chart:style-name="ch8" chart:class="major"/>
          </chart:axis>
          <chart:axis chart:dimension="y" chart:name="primary-y" chart:style-name="ch6">
            <chart:title svg:x="0.451cm" svg:y="6.248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local'.L14:'No memmap local'.L19" chart:label-cell-address="'No memmap local'.L13:'No memmap local'.L13" chart:class="chart:line">
            <chart:data-point chart:repeated="6"/>
          </chart:series>
          <chart:series chart:style-name="ch11" chart:values-cell-range-address="'No memmap local'.M14:'No memmap local'.M19" chart:label-cell-address="'No memmap local'.M13:'No memmap local'.M13" chart:class="chart:line">
            <chart:data-point chart:repeated="6"/>
          </chart:series>
          <chart:series chart:style-name="ch12" chart:values-cell-range-address="'No memmap local'.N14:'No memmap local'.N19" chart:label-cell-address="'No memmap local'.N13:'No memmap local'.N13" chart:class="chart:line">
            <chart:data-point chart:repeated="6"/>
          </chart:series>
          <chart:series chart:style-name="ch13" chart:values-cell-range-address="'No memmap local'.O14:'No memmap local'.O19" chart:label-cell-address="'No memmap local'.O13:'No memmap local'.O13" chart:class="chart:line">
            <chart:data-point chart:repeated="6"/>
          </chart:series>
          <chart:series chart:style-name="ch14" chart:values-cell-range-address="'No memmap local'.P14:'No memmap local'.P19" chart:label-cell-address="'No memmap local'.P13:'No memmap local'.P13" chart:class="chart:line">
            <chart:data-point chart:repeated="6"/>
          </chart:series>
          <chart:series chart:style-name="ch15" chart:values-cell-range-address="'No memmap local'.Q14:'No memmap local'.Q19" chart:label-cell-address="'No memmap local'.Q13:'No memmap local'.Q13" chart:class="chart:line">
            <chart:data-point chart:repeated="6"/>
          </chart:series>
          <chart:series chart:style-name="ch16" chart:values-cell-range-address="'No memmap local'.R14:'No memmap local'.R19" chart:label-cell-address="'No memmap local'.R13:'No memmap local'.R13" chart:class="chart:line">
            <chart:data-point chart:repeated="6"/>
          </chart:series>
          <chart:series chart:style-name="ch17" chart:values-cell-range-address="'No memmap local'.S14:'No memmap local'.S19" chart:label-cell-address="'No memmap local'.S13:'No memmap local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L13:'No memmap local'.L13</svg:desc>
                </draw:g>
              </table:table-cell>
              <table:table-cell office:value-type="string">
                <text:p>2 processes</text:p>
                <draw:g>
                  <svg:desc>'No memmap local'.M13:'No memmap local'.M13</svg:desc>
                </draw:g>
              </table:table-cell>
              <table:table-cell office:value-type="string">
                <text:p>3 processes</text:p>
                <draw:g>
                  <svg:desc>'No memmap local'.N13:'No memmap local'.N13</svg:desc>
                </draw:g>
              </table:table-cell>
              <table:table-cell office:value-type="string">
                <text:p>4 processes</text:p>
                <draw:g>
                  <svg:desc>'No memmap local'.O13:'No memmap local'.O13</svg:desc>
                </draw:g>
              </table:table-cell>
              <table:table-cell office:value-type="string">
                <text:p>5 processes</text:p>
                <draw:g>
                  <svg:desc>'No memmap local'.P13:'No memmap local'.P13</svg:desc>
                </draw:g>
              </table:table-cell>
              <table:table-cell office:value-type="string">
                <text:p>6 processes</text:p>
                <draw:g>
                  <svg:desc>'No memmap local'.Q13:'No memmap local'.Q13</svg:desc>
                </draw:g>
              </table:table-cell>
              <table:table-cell office:value-type="string">
                <text:p>7 processes</text:p>
                <draw:g>
                  <svg:desc>'No memmap local'.R13:'No memmap local'.R13</svg:desc>
                </draw:g>
              </table:table-cell>
              <table:table-cell office:value-type="string">
                <text:p>8 processes</text:p>
                <draw:g>
                  <svg:desc>'No memmap local'.S13:'No 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K14:'No memmap local'.K19</svg:desc>
                </draw:g>
              </table:table-cell>
              <table:table-cell office:value-type="float" office:value="687">
                <text:p>687</text:p>
                <draw:g>
                  <svg:desc>'No memmap local'.L14:'No memmap local'.L19</svg:desc>
                </draw:g>
              </table:table-cell>
              <table:table-cell office:value-type="float" office:value="1982">
                <text:p>1982</text:p>
                <draw:g>
                  <svg:desc>'No memmap local'.M14:'No memmap local'.M19</svg:desc>
                </draw:g>
              </table:table-cell>
              <table:table-cell office:value-type="float" office:value="3228">
                <text:p>3228</text:p>
                <draw:g>
                  <svg:desc>'No memmap local'.N14:'No memmap local'.N19</svg:desc>
                </draw:g>
              </table:table-cell>
              <table:table-cell office:value-type="float" office:value="3240">
                <text:p>3240</text:p>
                <draw:g>
                  <svg:desc>'No memmap local'.O14:'No memmap local'.O19</svg:desc>
                </draw:g>
              </table:table-cell>
              <table:table-cell office:value-type="float" office:value="3827">
                <text:p>3827</text:p>
                <draw:g>
                  <svg:desc>'No memmap local'.P14:'No memmap local'.P19</svg:desc>
                </draw:g>
              </table:table-cell>
              <table:table-cell office:value-type="float" office:value="4355">
                <text:p>4355</text:p>
                <draw:g>
                  <svg:desc>'No memmap local'.Q14:'No memmap local'.Q19</svg:desc>
                </draw:g>
              </table:table-cell>
              <table:table-cell office:value-type="float" office:value="4191">
                <text:p>4191</text:p>
                <draw:g>
                  <svg:desc>'No memmap local'.R14:'No memmap local'.R19</svg:desc>
                </draw:g>
              </table:table-cell>
              <table:table-cell office:value-type="float" office:value="4311">
                <text:p>4311</text:p>
                <draw:g>
                  <svg:desc>'No memmap local'.S14:'No 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40">
                <text:p>1340</text:p>
              </table:table-cell>
              <table:table-cell office:value-type="float" office:value="4445">
                <text:p>4445</text:p>
              </table:table-cell>
              <table:table-cell office:value-type="float" office:value="5967">
                <text:p>5967</text:p>
              </table:table-cell>
              <table:table-cell office:value-type="float" office:value="6019">
                <text:p>6019</text:p>
              </table:table-cell>
              <table:table-cell office:value-type="float" office:value="8830">
                <text:p>8830</text:p>
              </table:table-cell>
              <table:table-cell office:value-type="float" office:value="8167">
                <text:p>8167</text:p>
              </table:table-cell>
              <table:table-cell office:value-type="float" office:value="8270">
                <text:p>827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646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258">
                <text:p>5258</text:p>
              </table:table-cell>
              <table:table-cell office:value-type="float" office:value="18823">
                <text:p>18823</text:p>
              </table:table-cell>
              <table:table-cell office:value-type="float" office:value="23507">
                <text:p>23507</text:p>
              </table:table-cell>
              <table:table-cell office:value-type="float" office:value="23101">
                <text:p>2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483">
                <text:p>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4cm" svg:height="10.514cm" xlink:href=".." xlink:type="simple" chart:class="chart:line" chart:style-name="ch1">
        <chart:title svg:x="8.237cm" svg:y="0.346cm" chart:style-name="ch2">
          <text:p>Time Consumption</text:p>
        </chart:title>
        <chart:subtitle svg:x="7.205cm" svg:y="1.335cm" chart:style-name="ch3">
          <text:p>With memmapping, on the cluster</text:p>
        </chart:subtitle>
        <chart:legend chart:legend-position="bottom" svg:x="4.146cm" svg:y="9.233cm" style:legend-expansion="wide" chart:style-name="ch4"/>
        <chart:plot-area chart:style-name="ch5" table:cell-range-address="'Memmap cluster'.A14:'Memmap cluster'.I19 'Memmap cluster'.B13:'Memmap cluster'.I13" chart:data-source-has-labels="both" svg:x="1.417cm" svg:y="2.438cm" svg:width="18.115cm" svg:height="5.604cm">
          <chartooo:coordinate-region svg:x="2.594cm" svg:y="2.637cm" svg:width="16.288cm" svg:height="4.758cm"/>
          <chart:axis chart:dimension="x" chart:name="primary-x" chart:style-name="ch6" chartooo:axis-type="auto">
            <chartooo:date-scale/>
            <chart:title svg:x="9.835cm" svg:y="8.252cm" chart:style-name="ch7">
              <text:p>features</text:p>
            </chart:title>
            <chart:categories table:cell-range-address="'Memmap cluster'.A14:'Memmap cluster'.A19"/>
            <chart:grid chart:style-name="ch8" chart:class="major"/>
          </chart:axis>
          <chart:axis chart:dimension="y" chart:name="primary-y" chart:style-name="ch6">
            <chart:title svg:x="0.451cm" svg:y="5.826cm" chart:style-name="ch9">
              <text:p>time (s)</text:p>
            </chart:title>
            <chart:grid chart:style-name="ch8" chart:class="major"/>
          </chart:axis>
          <chart:series chart:style-name="ch10" chart:values-cell-range-address="'Memmap cluster'.B14:'Memmap cluster'.B19" chart:label-cell-address="'Memmap cluster'.B13:'Memmap cluster'.B13" chart:class="chart:line">
            <chart:data-point chart:repeated="6"/>
          </chart:series>
          <chart:series chart:style-name="ch11" chart:values-cell-range-address="'Memmap cluster'.C14:'Memmap cluster'.C19" chart:label-cell-address="'Memmap cluster'.C13:'Memmap cluster'.C13" chart:class="chart:line">
            <chart:data-point chart:repeated="6"/>
          </chart:series>
          <chart:series chart:style-name="ch12" chart:values-cell-range-address="'Memmap cluster'.D14:'Memmap cluster'.D19" chart:label-cell-address="'Memmap cluster'.D13:'Memmap cluster'.D13" chart:class="chart:line">
            <chart:data-point chart:repeated="6"/>
          </chart:series>
          <chart:series chart:style-name="ch13" chart:values-cell-range-address="'Memmap cluster'.E14:'Memmap cluster'.E19" chart:label-cell-address="'Memmap cluster'.E13:'Memmap cluster'.E13" chart:class="chart:line">
            <chart:data-point chart:repeated="6"/>
          </chart:series>
          <chart:series chart:style-name="ch14" chart:values-cell-range-address="'Memmap cluster'.F14:'Memmap cluster'.F19" chart:label-cell-address="'Memmap cluster'.F13:'Memmap cluster'.F13" chart:class="chart:line">
            <chart:data-point chart:repeated="6"/>
          </chart:series>
          <chart:series chart:style-name="ch15" chart:values-cell-range-address="'Memmap cluster'.G14:'Memmap cluster'.G19" chart:label-cell-address="'Memmap cluster'.G13:'Memmap cluster'.G13" chart:class="chart:line">
            <chart:data-point chart:repeated="6"/>
          </chart:series>
          <chart:series chart:style-name="ch16" chart:values-cell-range-address="'Memmap cluster'.H14:'Memmap cluster'.H19" chart:label-cell-address="'Memmap cluster'.H13:'Memmap cluster'.H13" chart:class="chart:line">
            <chart:data-point chart:repeated="6"/>
          </chart:series>
          <chart:series chart:style-name="ch17" chart:values-cell-range-address="'Memmap cluster'.I14:'Memmap cluster'.I19" chart:label-cell-address="'Memmap cluster'.I13:'Memmap cluster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B13:'Memmap cluster'.B13</svg:desc>
                </draw:g>
              </table:table-cell>
              <table:table-cell office:value-type="string">
                <text:p>2 processes</text:p>
                <draw:g>
                  <svg:desc>'Memmap cluster'.C13:'Memmap cluster'.C13</svg:desc>
                </draw:g>
              </table:table-cell>
              <table:table-cell office:value-type="string">
                <text:p>3 processes</text:p>
                <draw:g>
                  <svg:desc>'Memmap cluster'.D13:'Memmap cluster'.D13</svg:desc>
                </draw:g>
              </table:table-cell>
              <table:table-cell office:value-type="string">
                <text:p>4 processes</text:p>
                <draw:g>
                  <svg:desc>'Memmap cluster'.E13:'Memmap cluster'.E13</svg:desc>
                </draw:g>
              </table:table-cell>
              <table:table-cell office:value-type="string">
                <text:p>5 processes</text:p>
                <draw:g>
                  <svg:desc>'Memmap cluster'.F13:'Memmap cluster'.F13</svg:desc>
                </draw:g>
              </table:table-cell>
              <table:table-cell office:value-type="string">
                <text:p>6 processes</text:p>
                <draw:g>
                  <svg:desc>'Memmap cluster'.G13:'Memmap cluster'.G13</svg:desc>
                </draw:g>
              </table:table-cell>
              <table:table-cell office:value-type="string">
                <text:p>7 processes</text:p>
                <draw:g>
                  <svg:desc>'Memmap cluster'.H13:'Memmap cluster'.H13</svg:desc>
                </draw:g>
              </table:table-cell>
              <table:table-cell office:value-type="string">
                <text:p>8 processes</text:p>
                <draw:g>
                  <svg:desc>'Memmap cluster'.I13:'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A14:'Memmap cluster'.A19</svg:desc>
                </draw:g>
              </table:table-cell>
              <table:table-cell office:value-type="float" office:value="223">
                <text:p>223</text:p>
                <draw:g>
                  <svg:desc>'Memmap cluster'.B14:'Memmap cluster'.B19</svg:desc>
                </draw:g>
              </table:table-cell>
              <table:table-cell office:value-type="float" office:value="153">
                <text:p>153</text:p>
                <draw:g>
                  <svg:desc>'Memmap cluster'.C14:'Memmap cluster'.C19</svg:desc>
                </draw:g>
              </table:table-cell>
              <table:table-cell office:value-type="float" office:value="126">
                <text:p>126</text:p>
                <draw:g>
                  <svg:desc>'Memmap cluster'.D14:'Memmap cluster'.D19</svg:desc>
                </draw:g>
              </table:table-cell>
              <table:table-cell office:value-type="float" office:value="101">
                <text:p>101</text:p>
                <draw:g>
                  <svg:desc>'Memmap cluster'.E14:'Memmap cluster'.E19</svg:desc>
                </draw:g>
              </table:table-cell>
              <table:table-cell office:value-type="float" office:value="127">
                <text:p>127</text:p>
                <draw:g>
                  <svg:desc>'Memmap cluster'.F14:'Memmap cluster'.F19</svg:desc>
                </draw:g>
              </table:table-cell>
              <table:table-cell office:value-type="float" office:value="90">
                <text:p>90</text:p>
                <draw:g>
                  <svg:desc>'Memmap cluster'.G14:'Memmap cluster'.G19</svg:desc>
                </draw:g>
              </table:table-cell>
              <table:table-cell office:value-type="float" office:value="98">
                <text:p>98</text:p>
                <draw:g>
                  <svg:desc>'Memmap cluster'.H14:'Memmap cluster'.H19</svg:desc>
                </draw:g>
              </table:table-cell>
              <table:table-cell office:value-type="float" office:value="94">
                <text:p>94</text:p>
                <draw:g>
                  <svg:desc>'Memmap cluster'.I14:'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1">
                <text:p>411</text:p>
              </table:table-cell>
              <table:table-cell office:value-type="float" office:value="282">
                <text:p>282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88">
                <text:p>888</text:p>
              </table:table-cell>
              <table:table-cell office:value-type="float" office:value="765">
                <text:p>765</text:p>
              </table:table-cell>
              <table:table-cell office:value-type="float" office:value="477">
                <text:p>477</text:p>
              </table:table-cell>
              <table:table-cell office:value-type="float" office:value="342">
                <text:p>342</text:p>
              </table:table-cell>
              <table:table-cell office:value-type="float" office:value="434">
                <text:p>434</text:p>
              </table:table-cell>
              <table:table-cell office:value-type="float" office:value="352">
                <text:p>352</text:p>
              </table:table-cell>
              <table:table-cell office:value-type="float" office:value="355">
                <text:p>3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599">
                <text:p>1599</text:p>
              </table:table-cell>
              <table:table-cell office:value-type="float" office:value="1316">
                <text:p>1316</text:p>
              </table:table-cell>
              <table:table-cell office:value-type="float" office:value="1042">
                <text:p>1042</text:p>
              </table:table-cell>
              <table:table-cell office:value-type="float" office:value="891">
                <text:p>891</text:p>
              </table:table-cell>
              <table:table-cell office:value-type="float" office:value="942">
                <text:p>942</text:p>
              </table:table-cell>
              <table:table-cell office:value-type="float" office:value="644">
                <text:p>644</text:p>
              </table:table-cell>
              <table:table-cell office:value-type="float" office:value="631">
                <text:p>6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292">
                <text:p>3292</text:p>
              </table:table-cell>
              <table:table-cell office:value-type="float" office:value="2914">
                <text:p>2914</text:p>
              </table:table-cell>
              <table:table-cell office:value-type="float" office:value="2339">
                <text:p>2339</text:p>
              </table:table-cell>
              <table:table-cell office:value-type="float" office:value="1712">
                <text:p>1712</text:p>
              </table:table-cell>
              <table:table-cell office:value-type="float" office:value="1900">
                <text:p>1900</text:p>
              </table:table-cell>
              <table:table-cell office:value-type="float" office:value="1675">
                <text:p>1675</text:p>
              </table:table-cell>
              <table:table-cell office:value-type="float" office:value="1443">
                <text:p>144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812">
                <text:p>7812</text:p>
              </table:table-cell>
              <table:table-cell office:value-type="float" office:value="5890">
                <text:p>5890</text:p>
              </table:table-cell>
              <table:table-cell office:value-type="float" office:value="4104">
                <text:p>4104</text:p>
              </table:table-cell>
              <table:table-cell office:value-type="float" office:value="3601">
                <text:p>3601</text:p>
              </table:table-cell>
              <table:table-cell office:value-type="float" office:value="8350">
                <text:p>8350</text:p>
              </table:table-cell>
              <table:table-cell office:value-type="float" office:value="11756">
                <text:p>11756</text:p>
              </table:table-cell>
              <table:table-cell office:value-type="float" office:value="20223">
                <text:p>20223</text:p>
              </table:table-cell>
              <table:table-cell office:value-type="float" office:value="4641">
                <text:p>46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cm" svg:height="10.46cm" xlink:href=".." xlink:type="simple" chart:class="chart:line" chart:style-name="ch1">
        <chart:title svg:x="7.917cm" svg:y="0.345cm" chart:style-name="ch2">
          <text:p>Memory Consumption</text:p>
        </chart:title>
        <chart:subtitle svg:x="7.203cm" svg:y="1.333cm" chart:style-name="ch3">
          <text:p>With memmapping, on the cluster</text:p>
        </chart:subtitle>
        <chart:legend chart:legend-position="bottom" svg:x="4.144cm" svg:y="9.179cm" style:legend-expansion="wide" chart:style-name="ch4"/>
        <chart:plot-area chart:style-name="ch5" table:cell-range-address="'Memmap cluster'.K13:'Memmap cluster'.S19" chart:data-source-has-labels="both" svg:x="1.417cm" svg:y="2.434cm" svg:width="18.111cm" svg:height="5.555cm">
          <chartooo:coordinate-region svg:x="2.594cm" svg:y="2.633cm" svg:width="16.284cm" svg:height="4.709cm"/>
          <chart:axis chart:dimension="x" chart:name="primary-x" chart:style-name="ch6" chartooo:axis-type="auto">
            <chartooo:date-scale/>
            <chart:title svg:x="9.833cm" svg:y="8.198cm" chart:style-name="ch7">
              <text:p>features</text:p>
            </chart:title>
            <chart:categories table:cell-range-address="'Memmap cluster'.K14:'Memmap cluster'.K19"/>
            <chart:grid chart:style-name="ch8" chart:class="major"/>
          </chart:axis>
          <chart:axis chart:dimension="y" chart:name="primary-y" chart:style-name="ch6">
            <chart:title svg:x="0.451cm" svg:y="6.234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L14:'Memmap cluster'.L19" chart:label-cell-address="'Memmap cluster'.L13:'Memmap cluster'.L13" chart:class="chart:line">
            <chart:data-point chart:repeated="6"/>
          </chart:series>
          <chart:series chart:style-name="ch11" chart:values-cell-range-address="'Memmap cluster'.M14:'Memmap cluster'.M19" chart:label-cell-address="'Memmap cluster'.M13:'Memmap cluster'.M13" chart:class="chart:line">
            <chart:data-point chart:repeated="6"/>
          </chart:series>
          <chart:series chart:style-name="ch12" chart:values-cell-range-address="'Memmap cluster'.N14:'Memmap cluster'.N19" chart:label-cell-address="'Memmap cluster'.N13:'Memmap cluster'.N13" chart:class="chart:line">
            <chart:data-point chart:repeated="6"/>
          </chart:series>
          <chart:series chart:style-name="ch13" chart:values-cell-range-address="'Memmap cluster'.O14:'Memmap cluster'.O19" chart:label-cell-address="'Memmap cluster'.O13:'Memmap cluster'.O13" chart:class="chart:line">
            <chart:data-point chart:repeated="6"/>
          </chart:series>
          <chart:series chart:style-name="ch14" chart:values-cell-range-address="'Memmap cluster'.P14:'Memmap cluster'.P19" chart:label-cell-address="'Memmap cluster'.P13:'Memmap cluster'.P13" chart:class="chart:line">
            <chart:data-point chart:repeated="6"/>
          </chart:series>
          <chart:series chart:style-name="ch15" chart:values-cell-range-address="'Memmap cluster'.Q14:'Memmap cluster'.Q19" chart:label-cell-address="'Memmap cluster'.Q13:'Memmap cluster'.Q13" chart:class="chart:line">
            <chart:data-point chart:repeated="6"/>
          </chart:series>
          <chart:series chart:style-name="ch16" chart:values-cell-range-address="'Memmap cluster'.R14:'Memmap cluster'.R19" chart:label-cell-address="'Memmap cluster'.R13:'Memmap cluster'.R13" chart:class="chart:line">
            <chart:data-point chart:repeated="6"/>
          </chart:series>
          <chart:series chart:style-name="ch17" chart:values-cell-range-address="'Memmap cluster'.S14:'Memmap cluster'.S19" chart:label-cell-address="'Memmap cluster'.S13:'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L13:'Memmap cluster'.L13</svg:desc>
                </draw:g>
              </table:table-cell>
              <table:table-cell office:value-type="string">
                <text:p>2 processes</text:p>
                <draw:g>
                  <svg:desc>'Memmap cluster'.M13:'Memmap cluster'.M13</svg:desc>
                </draw:g>
              </table:table-cell>
              <table:table-cell office:value-type="string">
                <text:p>3 processes</text:p>
                <draw:g>
                  <svg:desc>'Memmap cluster'.N13:'Memmap cluster'.N13</svg:desc>
                </draw:g>
              </table:table-cell>
              <table:table-cell office:value-type="string">
                <text:p>4 processes</text:p>
                <draw:g>
                  <svg:desc>'Memmap cluster'.O13:'Memmap cluster'.O13</svg:desc>
                </draw:g>
              </table:table-cell>
              <table:table-cell office:value-type="string">
                <text:p>5 processes</text:p>
                <draw:g>
                  <svg:desc>'Memmap cluster'.P13:'Memmap cluster'.P13</svg:desc>
                </draw:g>
              </table:table-cell>
              <table:table-cell office:value-type="string">
                <text:p>6 processes</text:p>
                <draw:g>
                  <svg:desc>'Memmap cluster'.Q13:'Memmap cluster'.Q13</svg:desc>
                </draw:g>
              </table:table-cell>
              <table:table-cell office:value-type="string">
                <text:p>7 processes</text:p>
                <draw:g>
                  <svg:desc>'Memmap cluster'.R13:'Memmap cluster'.R13</svg:desc>
                </draw:g>
              </table:table-cell>
              <table:table-cell office:value-type="string">
                <text:p>8 processes</text:p>
                <draw:g>
                  <svg:desc>'Memmap cluster'.S13:'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K14:'Memmap cluster'.K19</svg:desc>
                </draw:g>
              </table:table-cell>
              <table:table-cell office:value-type="float" office:value="639">
                <text:p>639</text:p>
                <draw:g>
                  <svg:desc>'Memmap cluster'.L14:'Memmap cluster'.L19</svg:desc>
                </draw:g>
              </table:table-cell>
              <table:table-cell office:value-type="float" office:value="638">
                <text:p>638</text:p>
                <draw:g>
                  <svg:desc>'Memmap cluster'.M14:'Memmap cluster'.M19</svg:desc>
                </draw:g>
              </table:table-cell>
              <table:table-cell office:value-type="float" office:value="527.666666666667">
                <text:p>527.666666666667</text:p>
                <draw:g>
                  <svg:desc>'Memmap cluster'.N14:'Memmap cluster'.N19</svg:desc>
                </draw:g>
              </table:table-cell>
              <table:table-cell office:value-type="float" office:value="461">
                <text:p>461</text:p>
                <draw:g>
                  <svg:desc>'Memmap cluster'.O14:'Memmap cluster'.O19</svg:desc>
                </draw:g>
              </table:table-cell>
              <table:table-cell office:value-type="float" office:value="478.4">
                <text:p>478.4</text:p>
                <draw:g>
                  <svg:desc>'Memmap cluster'.P14:'Memmap cluster'.P19</svg:desc>
                </draw:g>
              </table:table-cell>
              <table:table-cell office:value-type="float" office:value="424.8">
                <text:p>424.8</text:p>
                <draw:g>
                  <svg:desc>'Memmap cluster'.Q14:'Memmap cluster'.Q19</svg:desc>
                </draw:g>
              </table:table-cell>
              <table:table-cell office:value-type="float" office:value="471.833333333333">
                <text:p>471.833333333333</text:p>
                <draw:g>
                  <svg:desc>'Memmap cluster'.R14:'Memmap cluster'.R19</svg:desc>
                </draw:g>
              </table:table-cell>
              <table:table-cell office:value-type="float" office:value="482.666666666667">
                <text:p>482.666666666667</text:p>
                <draw:g>
                  <svg:desc>'Memmap cluster'.S14:'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71.666666666667">
                <text:p>971.666666666667</text:p>
              </table:table-cell>
              <table:table-cell office:value-type="float" office:value="871.25">
                <text:p>871.25</text:p>
              </table:table-cell>
              <table:table-cell office:value-type="float" office:value="1025.2">
                <text:p>1025.2</text:p>
              </table:table-cell>
              <table:table-cell office:value-type="float" office:value="794">
                <text:p>794</text:p>
              </table:table-cell>
              <table:table-cell office:value-type="float" office:value="771.666666666667">
                <text:p>771.666666666667</text:p>
              </table:table-cell>
              <table:table-cell office:value-type="float" office:value="971.666666666667">
                <text:p>971.6666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2440">
                <text:p>2440</text:p>
              </table:table-cell>
              <table:table-cell office:value-type="float" office:value="2349">
                <text:p>2349</text:p>
              </table:table-cell>
              <table:table-cell office:value-type="float" office:value="1905.5">
                <text:p>1905.5</text:p>
              </table:table-cell>
              <table:table-cell office:value-type="float" office:value="2011.2">
                <text:p>2011.2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4842">
                <text:p>4842</text:p>
              </table:table-cell>
              <table:table-cell office:value-type="float" office:value="4838.33333333333">
                <text:p>4838.33333333333</text:p>
              </table:table-cell>
              <table:table-cell office:value-type="float" office:value="3773">
                <text:p>3773</text:p>
              </table:table-cell>
              <table:table-cell office:value-type="float" office:value="3985.6">
                <text:p>3985.6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10548">
                <text:p>10548</text:p>
              </table:table-cell>
              <table:table-cell office:value-type="float" office:value="9638.33333333333">
                <text:p>9638.33333333333</text:p>
              </table:table-cell>
              <table:table-cell office:value-type="float" office:value="7507.5">
                <text:p>7507.5</text:p>
              </table:table-cell>
              <table:table-cell office:value-type="float" office:value="7932.4">
                <text:p>7932.4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19252">
                <text:p>19252</text:p>
              </table:table-cell>
              <table:table-cell office:value-type="float" office:value="19238.6666666667">
                <text:p>19238.6666666667</text:p>
              </table:table-cell>
              <table:table-cell office:value-type="float" office:value="15757.25">
                <text:p>15757.25</text:p>
              </table:table-cell>
              <table:table-cell office:value-type="float" office:value="12722">
                <text:p>12722</text:p>
              </table:table-cell>
              <table:table-cell office:value-type="float" office:value="13560.1666666667">
                <text:p>13560.1666666667</text:p>
              </table:table-cell>
              <table:table-cell office:value-type="float" office:value="9928.5">
                <text:p>9928.5</text:p>
              </table:table-cell>
              <table:table-cell office:value-type="float" office:value="12022.8333333333">
                <text:p>12022.8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64cm" svg:height="10.642cm" xlink:href=".." xlink:type="simple" chart:class="chart:line" chart:style-name="ch1">
        <chart:title svg:x="8.347cm" svg:y="0.348cm" chart:style-name="ch2">
          <text:p>Time Consumption</text:p>
        </chart:title>
        <chart:subtitle svg:x="7.05cm" svg:y="1.339cm" chart:style-name="ch3">
          <text:p>Without memmapping, on the cluster</text:p>
        </chart:subtitle>
        <chart:legend chart:legend-position="bottom" svg:x="4.256cm" svg:y="9.361cm" style:legend-expansion="wide" chart:style-name="ch4"/>
        <chart:plot-area chart:style-name="ch5" table:cell-range-address="'No memmap cluster'.A14:'No memmap cluster'.I19 'No memmap cluster'.B13:'No memmap cluster'.I13" chart:data-source-has-labels="both" svg:x="1.422cm" svg:y="2.446cm" svg:width="18.32cm" svg:height="5.722cm">
          <chartooo:coordinate-region svg:x="2.599cm" svg:y="2.645cm" svg:width="16.493cm" svg:height="4.876cm"/>
          <chart:axis chart:dimension="x" chart:name="primary-x" chart:style-name="ch6" chartooo:axis-type="auto">
            <chartooo:date-scale/>
            <chart:title svg:x="9.943cm" svg:y="8.38cm" chart:style-name="ch7">
              <text:p>features</text:p>
            </chart:title>
            <chart:categories table:cell-range-address="'No memmap cluster'.A14:'No memmap cluster'.A19"/>
            <chart:grid chart:style-name="ch8" chart:class="major"/>
          </chart:axis>
          <chart:axis chart:dimension="y" chart:name="primary-y" chart:style-name="ch6">
            <chart:title svg:x="0.451cm" svg:y="5.893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cluster'.B14:'No memmap cluster'.B19" chart:label-cell-address="'No memmap cluster'.B13:'No memmap cluster'.B13" chart:class="chart:line">
            <chart:data-point chart:repeated="6"/>
          </chart:series>
          <chart:series chart:style-name="ch11" chart:values-cell-range-address="'No memmap cluster'.C14:'No memmap cluster'.C19" chart:label-cell-address="'No memmap cluster'.C13:'No memmap cluster'.C13" chart:class="chart:line">
            <chart:data-point chart:repeated="6"/>
          </chart:series>
          <chart:series chart:style-name="ch12" chart:values-cell-range-address="'No memmap cluster'.D14:'No memmap cluster'.D19" chart:label-cell-address="'No memmap cluster'.D13:'No memmap cluster'.D13" chart:class="chart:line">
            <chart:data-point chart:repeated="6"/>
          </chart:series>
          <chart:series chart:style-name="ch13" chart:values-cell-range-address="'No memmap cluster'.E14:'No memmap cluster'.E19" chart:label-cell-address="'No memmap cluster'.E13:'No memmap cluster'.E13" chart:class="chart:line">
            <chart:data-point chart:repeated="6"/>
          </chart:series>
          <chart:series chart:style-name="ch14" chart:values-cell-range-address="'No memmap cluster'.F14:'No memmap cluster'.F19" chart:label-cell-address="'No memmap cluster'.F13:'No memmap cluster'.F13" chart:class="chart:line">
            <chart:data-point chart:repeated="6"/>
          </chart:series>
          <chart:series chart:style-name="ch15" chart:values-cell-range-address="'No memmap cluster'.G14:'No memmap cluster'.G19" chart:label-cell-address="'No memmap cluster'.G13:'No memmap cluster'.G13" chart:class="chart:line">
            <chart:data-point chart:repeated="6"/>
          </chart:series>
          <chart:series chart:style-name="ch16" chart:values-cell-range-address="'No memmap cluster'.H14:'No memmap cluster'.H19" chart:label-cell-address="'No memmap cluster'.H13:'No memmap cluster'.H13" chart:class="chart:line">
            <chart:data-point chart:repeated="6"/>
          </chart:series>
          <chart:series chart:style-name="ch17" chart:values-cell-range-address="'No memmap cluster'.I14:'No memmap cluster'.I19" chart:label-cell-address="'No memmap cluster'.I13:'No memmap cluster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B13:'No memmap cluster'.B13</svg:desc>
                </draw:g>
              </table:table-cell>
              <table:table-cell office:value-type="string">
                <text:p>2 processes</text:p>
                <draw:g>
                  <svg:desc>'No memmap cluster'.C13:'No memmap cluster'.C13</svg:desc>
                </draw:g>
              </table:table-cell>
              <table:table-cell office:value-type="string">
                <text:p>3 processes</text:p>
                <draw:g>
                  <svg:desc>'No memmap cluster'.D13:'No memmap cluster'.D13</svg:desc>
                </draw:g>
              </table:table-cell>
              <table:table-cell office:value-type="string">
                <text:p>4 processes</text:p>
                <draw:g>
                  <svg:desc>'No memmap cluster'.E13:'No memmap cluster'.E13</svg:desc>
                </draw:g>
              </table:table-cell>
              <table:table-cell office:value-type="string">
                <text:p>5 processes</text:p>
                <draw:g>
                  <svg:desc>'No memmap cluster'.F13:'No memmap cluster'.F13</svg:desc>
                </draw:g>
              </table:table-cell>
              <table:table-cell office:value-type="string">
                <text:p>6 processes</text:p>
                <draw:g>
                  <svg:desc>'No memmap cluster'.G13:'No memmap cluster'.G13</svg:desc>
                </draw:g>
              </table:table-cell>
              <table:table-cell office:value-type="string">
                <text:p>7 processes</text:p>
                <draw:g>
                  <svg:desc>'No memmap cluster'.H13:'No memmap cluster'.H13</svg:desc>
                </draw:g>
              </table:table-cell>
              <table:table-cell office:value-type="string">
                <text:p>8 processes</text:p>
                <draw:g>
                  <svg:desc>'No memmap cluster'.I13:'No 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A14:'No memmap cluster'.A19</svg:desc>
                </draw:g>
              </table:table-cell>
              <table:table-cell office:value-type="float" office:value="216">
                <text:p>216</text:p>
                <draw:g>
                  <svg:desc>'No memmap cluster'.B14:'No memmap cluster'.B19</svg:desc>
                </draw:g>
              </table:table-cell>
              <table:table-cell office:value-type="float" office:value="145">
                <text:p>145</text:p>
                <draw:g>
                  <svg:desc>'No memmap cluster'.C14:'No memmap cluster'.C19</svg:desc>
                </draw:g>
              </table:table-cell>
              <table:table-cell office:value-type="float" office:value="137">
                <text:p>137</text:p>
                <draw:g>
                  <svg:desc>'No memmap cluster'.D14:'No memmap cluster'.D19</svg:desc>
                </draw:g>
              </table:table-cell>
              <table:table-cell office:value-type="float" office:value="104">
                <text:p>104</text:p>
                <draw:g>
                  <svg:desc>'No memmap cluster'.E14:'No memmap cluster'.E19</svg:desc>
                </draw:g>
              </table:table-cell>
              <table:table-cell office:value-type="float" office:value="121">
                <text:p>121</text:p>
                <draw:g>
                  <svg:desc>'No memmap cluster'.F14:'No memmap cluster'.F19</svg:desc>
                </draw:g>
              </table:table-cell>
              <table:table-cell office:value-type="float" office:value="97">
                <text:p>97</text:p>
                <draw:g>
                  <svg:desc>'No memmap cluster'.G14:'No memmap cluster'.G19</svg:desc>
                </draw:g>
              </table:table-cell>
              <table:table-cell office:value-type="float" office:value="97">
                <text:p>97</text:p>
                <draw:g>
                  <svg:desc>'No memmap cluster'.H14:'No memmap cluster'.H19</svg:desc>
                </draw:g>
              </table:table-cell>
              <table:table-cell office:value-type="float" office:value="98">
                <text:p>98</text:p>
                <draw:g>
                  <svg:desc>'No memmap cluster'.I14:'No 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9">
                <text:p>319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66">
                <text:p>866</text:p>
              </table:table-cell>
              <table:table-cell office:value-type="float" office:value="561">
                <text:p>561</text:p>
              </table:table-cell>
              <table:table-cell office:value-type="float" office:value="455">
                <text:p>455</text:p>
              </table:table-cell>
              <table:table-cell office:value-type="float" office:value="413">
                <text:p>413</text:p>
              </table:table-cell>
              <table:table-cell office:value-type="float" office:value="468">
                <text:p>468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660">
                <text:p>1660</text:p>
              </table:table-cell>
              <table:table-cell office:value-type="float" office:value="1140">
                <text:p>1140</text:p>
              </table:table-cell>
              <table:table-cell office:value-type="float" office:value="1001">
                <text:p>1001</text:p>
              </table:table-cell>
              <table:table-cell office:value-type="float" office:value="862">
                <text:p>862</text:p>
              </table:table-cell>
              <table:table-cell office:value-type="float" office:value="1010">
                <text:p>1010</text:p>
              </table:table-cell>
              <table:table-cell office:value-type="float" office:value="908">
                <text:p>908</text:p>
              </table:table-cell>
              <table:table-cell office:value-type="float" office:value="817">
                <text:p>81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457">
                <text:p>3457</text:p>
              </table:table-cell>
              <table:table-cell office:value-type="float" office:value="2310">
                <text:p>2310</text:p>
              </table:table-cell>
              <table:table-cell office:value-type="float" office:value="2479">
                <text:p>2479</text:p>
              </table:table-cell>
              <table:table-cell office:value-type="float" office:value="1976">
                <text:p>1976</text:p>
              </table:table-cell>
              <table:table-cell office:value-type="float" office:value="2170">
                <text:p>2170</text:p>
              </table:table-cell>
              <table:table-cell office:value-type="float" office:value="1607">
                <text:p>1607</text:p>
              </table:table-cell>
              <table:table-cell office:value-type="float" office:value="1640">
                <text:p>164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562">
                <text:p>7562</text:p>
              </table:table-cell>
              <table:table-cell office:value-type="float" office:value="8641">
                <text:p>8641</text:p>
              </table:table-cell>
              <table:table-cell office:value-type="float" office:value="5902">
                <text:p>5902</text:p>
              </table:table-cell>
              <table:table-cell office:value-type="float" office:value="5357">
                <text:p>5357</text:p>
              </table:table-cell>
              <table:table-cell office:value-type="float" office:value="5133">
                <text:p>5133</text:p>
              </table:table-cell>
              <table:table-cell office:value-type="float" office:value="3408">
                <text:p>3408</text:p>
              </table:table-cell>
              <table:table-cell office:value-type="float" office:value="3748">
                <text:p>3748</text:p>
              </table:table-cell>
              <table:table-cell office:value-type="float" office:value="7246">
                <text:p>72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5cm" svg:height="10.433cm" xlink:href=".." xlink:type="simple" chart:class="chart:line" chart:style-name="ch1">
        <chart:title svg:x="7.944cm" svg:y="0.344cm" chart:style-name="ch2">
          <text:p>Memory Consumption</text:p>
        </chart:title>
        <chart:subtitle svg:x="6.965cm" svg:y="1.331cm" chart:style-name="ch3">
          <text:p>Without memmapping, on the cluster</text:p>
        </chart:subtitle>
        <chart:legend chart:legend-position="bottom" svg:x="4.171cm" svg:y="9.152cm" style:legend-expansion="wide" chart:style-name="ch4"/>
        <chart:plot-area chart:style-name="ch5" table:cell-range-address="'No memmap cluster'.K14:'No memmap cluster'.S19 'No memmap cluster'.L13:'No memmap cluster'.S13" chart:data-source-has-labels="both" svg:x="1.418cm" svg:y="2.43cm" svg:width="18.163cm" svg:height="5.533cm">
          <chartooo:coordinate-region svg:x="2.595cm" svg:y="2.629cm" svg:width="16.337cm" svg:height="4.687cm"/>
          <chart:axis chart:dimension="x" chart:name="primary-x" chart:style-name="ch6" chartooo:axis-type="auto">
            <chartooo:date-scale/>
            <chart:title svg:x="9.86cm" svg:y="8.171cm" chart:style-name="ch7">
              <text:p>features</text:p>
            </chart:title>
            <chart:categories table:cell-range-address="'No memmap cluster'.K14:'No memmap cluster'.K19"/>
            <chart:grid chart:style-name="ch8" chart:class="major"/>
          </chart:axis>
          <chart:axis chart:dimension="y" chart:name="primary-y" chart:style-name="ch6">
            <chart:title svg:x="0.451cm" svg:y="6.219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cluster'.L14:'No memmap cluster'.L19" chart:label-cell-address="'No memmap cluster'.L13:'No memmap cluster'.L13" chart:class="chart:line">
            <chart:data-point chart:repeated="6"/>
          </chart:series>
          <chart:series chart:style-name="ch11" chart:values-cell-range-address="'No memmap cluster'.M14:'No memmap cluster'.M19" chart:label-cell-address="'No memmap cluster'.M13:'No memmap cluster'.M13" chart:class="chart:line">
            <chart:data-point chart:repeated="6"/>
          </chart:series>
          <chart:series chart:style-name="ch12" chart:values-cell-range-address="'No memmap cluster'.N14:'No memmap cluster'.N19" chart:label-cell-address="'No memmap cluster'.N13:'No memmap cluster'.N13" chart:class="chart:line">
            <chart:data-point chart:repeated="6"/>
          </chart:series>
          <chart:series chart:style-name="ch13" chart:values-cell-range-address="'No memmap cluster'.O14:'No memmap cluster'.O19" chart:label-cell-address="'No memmap cluster'.O13:'No memmap cluster'.O13" chart:class="chart:line">
            <chart:data-point chart:repeated="6"/>
          </chart:series>
          <chart:series chart:style-name="ch14" chart:values-cell-range-address="'No memmap cluster'.P14:'No memmap cluster'.P19" chart:label-cell-address="'No memmap cluster'.P13:'No memmap cluster'.P13" chart:class="chart:line">
            <chart:data-point chart:repeated="6"/>
          </chart:series>
          <chart:series chart:style-name="ch15" chart:values-cell-range-address="'No memmap cluster'.Q14:'No memmap cluster'.Q19" chart:label-cell-address="'No memmap cluster'.Q13:'No memmap cluster'.Q13" chart:class="chart:line">
            <chart:data-point chart:repeated="6"/>
          </chart:series>
          <chart:series chart:style-name="ch16" chart:values-cell-range-address="'No memmap cluster'.R14:'No memmap cluster'.R19" chart:label-cell-address="'No memmap cluster'.R13:'No memmap cluster'.R13" chart:class="chart:line">
            <chart:data-point chart:repeated="6"/>
          </chart:series>
          <chart:series chart:style-name="ch17" chart:values-cell-range-address="'No memmap cluster'.S14:'No memmap cluster'.S19" chart:label-cell-address="'No memmap cluster'.S13:'No 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L13:'No memmap cluster'.L13</svg:desc>
                </draw:g>
              </table:table-cell>
              <table:table-cell office:value-type="string">
                <text:p>2 processes</text:p>
                <draw:g>
                  <svg:desc>'No memmap cluster'.M13:'No memmap cluster'.M13</svg:desc>
                </draw:g>
              </table:table-cell>
              <table:table-cell office:value-type="string">
                <text:p>3 processes</text:p>
                <draw:g>
                  <svg:desc>'No memmap cluster'.N13:'No memmap cluster'.N13</svg:desc>
                </draw:g>
              </table:table-cell>
              <table:table-cell office:value-type="string">
                <text:p>4 processes</text:p>
                <draw:g>
                  <svg:desc>'No memmap cluster'.O13:'No memmap cluster'.O13</svg:desc>
                </draw:g>
              </table:table-cell>
              <table:table-cell office:value-type="string">
                <text:p>5 processes</text:p>
                <draw:g>
                  <svg:desc>'No memmap cluster'.P13:'No memmap cluster'.P13</svg:desc>
                </draw:g>
              </table:table-cell>
              <table:table-cell office:value-type="string">
                <text:p>6 processes</text:p>
                <draw:g>
                  <svg:desc>'No memmap cluster'.Q13:'No memmap cluster'.Q13</svg:desc>
                </draw:g>
              </table:table-cell>
              <table:table-cell office:value-type="string">
                <text:p>7 processes</text:p>
                <draw:g>
                  <svg:desc>'No memmap cluster'.R13:'No memmap cluster'.R13</svg:desc>
                </draw:g>
              </table:table-cell>
              <table:table-cell office:value-type="string">
                <text:p>8 processes</text:p>
                <draw:g>
                  <svg:desc>'No memmap cluster'.S13:'No 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K14:'No memmap cluster'.K19</svg:desc>
                </draw:g>
              </table:table-cell>
              <table:table-cell office:value-type="float" office:value="705">
                <text:p>705</text:p>
                <draw:g>
                  <svg:desc>'No memmap cluster'.L14:'No memmap cluster'.L19</svg:desc>
                </draw:g>
              </table:table-cell>
              <table:table-cell office:value-type="float" office:value="705">
                <text:p>705</text:p>
                <draw:g>
                  <svg:desc>'No memmap cluster'.M14:'No memmap cluster'.M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N14:'No memmap cluster'.N19</svg:desc>
                </draw:g>
              </table:table-cell>
              <table:table-cell office:value-type="float" office:value="572">
                <text:p>572</text:p>
                <draw:g>
                  <svg:desc>'No memmap cluster'.O14:'No memmap cluster'.O19</svg:desc>
                </draw:g>
              </table:table-cell>
              <table:table-cell office:value-type="float" office:value="598.4">
                <text:p>598.4</text:p>
                <draw:g>
                  <svg:desc>'No memmap cluster'.P14:'No memmap cluster'.P19</svg:desc>
                </draw:g>
              </table:table-cell>
              <table:table-cell office:value-type="float" office:value="571.8">
                <text:p>571.8</text:p>
                <draw:g>
                  <svg:desc>'No memmap cluster'.Q14:'No memmap cluster'.Q19</svg:desc>
                </draw:g>
              </table:table-cell>
              <table:table-cell office:value-type="float" office:value="571.8">
                <text:p>571.8</text:p>
                <draw:g>
                  <svg:desc>'No memmap cluster'.R14:'No memmap cluster'.R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S14:'No 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1106">
                <text:p>1106</text:p>
              </table:table-cell>
              <table:table-cell office:value-type="float" office:value="1158.6">
                <text:p>1158.6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2172">
                <text:p>2172</text:p>
              </table:table-cell>
              <table:table-cell office:value-type="float" office:value="2278.4">
                <text:p>2278.4</text:p>
              </table:table-cell>
              <table:table-cell office:value-type="float" office:value="2172.16666666667">
                <text:p>2172.16666666667</text:p>
              </table:table-cell>
              <table:table-cell office:value-type="float" office:value="2171.66666666667">
                <text:p>2171.66666666667</text:p>
              </table:table-cell>
              <table:table-cell office:value-type="float" office:value="2171.66666666667">
                <text:p>2171.6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5373">
                <text:p>5373</text:p>
              </table:table-cell>
              <table:table-cell office:value-type="float" office:value="5372">
                <text:p>5372</text:p>
              </table:table-cell>
              <table:table-cell office:value-type="float" office:value="4305.75">
                <text:p>4305.75</text:p>
              </table:table-cell>
              <table:table-cell office:value-type="float" office:value="4518.2">
                <text:p>4518.2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10708">
                <text:p>10708</text:p>
              </table:table-cell>
              <table:table-cell office:value-type="float" office:value="10705.3333333333">
                <text:p>10705.3333333333</text:p>
              </table:table-cell>
              <table:table-cell office:value-type="float" office:value="8573">
                <text:p>8573</text:p>
              </table:table-cell>
              <table:table-cell office:value-type="float" office:value="8998.8">
                <text:p>8998.8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15283">
                <text:p>15283</text:p>
              </table:table-cell>
              <table:table-cell office:value-type="float" office:value="17679.6666666667">
                <text:p>17679.6666666667</text:p>
              </table:table-cell>
              <table:table-cell office:value-type="float" office:value="13971.5">
                <text:p>13971.5</text:p>
              </table:table-cell>
              <table:table-cell office:value-type="float" office:value="16040">
                <text:p>16040</text:p>
              </table:table-cell>
              <table:table-cell office:value-type="float" office:value="15034.1666666667">
                <text:p>15034.1666666667</text:p>
              </table:table-cell>
              <table:table-cell office:value-type="float" office:value="14958.6666666667">
                <text:p>14958.6666666667</text:p>
              </table:table-cell>
              <table:table-cell office:value-type="float" office:value="11794.3333333333">
                <text:p>11794.33333333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53cm" xlink:href=".." xlink:type="simple" chart:class="chart:line" chart:style-name="ch1">
        <chart:title svg:x="7.91cm" svg:y="0.357cm" chart:style-name="ch2">
          <text:p>Memory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72cm" style:legend-expansion="wide" chart:style-name="ch4"/>
        <chart:plot-area chart:style-name="ch5" table:cell-range-address="'Memmap local'.K13:'Memmap local'.S19" chart:data-source-has-labels="both" svg:x="1.417cm" svg:y="2.482cm" svg:width="18.098cm" svg:height="6.088cm">
          <chartooo:coordinate-region svg:x="2.594cm" svg:y="2.681cm" svg:width="16.272cm" svg:height="5.242cm"/>
          <chart:axis chart:dimension="x" chart:name="primary-x" chart:style-name="ch6" chartooo:axis-type="auto">
            <chartooo:date-scale/>
            <chart:title svg:x="9.827cm" svg:y="8.791cm" chart:style-name="ch7">
              <text:p>features</text:p>
            </chart:title>
            <chart:categories table:cell-range-address="'Memmap local'.K14:'Memmap local'.K19"/>
            <chart:grid chart:style-name="ch8" chart:class="major"/>
          </chart:axis>
          <chart:axis chart:dimension="y" chart:name="primary-y" chart:style-name="ch6">
            <chart:title svg:x="0.451cm" svg:y="6.549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local'.L14:'Memmap local'.L19" chart:label-cell-address="'Memmap local'.L13:'Memmap local'.L13" chart:class="chart:line">
            <chart:data-point chart:repeated="6"/>
          </chart:series>
          <chart:series chart:style-name="ch11" chart:values-cell-range-address="'Memmap local'.M14:'Memmap local'.M19" chart:label-cell-address="'Memmap local'.M13:'Memmap local'.M13" chart:class="chart:line">
            <chart:data-point chart:repeated="6"/>
          </chart:series>
          <chart:series chart:style-name="ch12" chart:values-cell-range-address="'Memmap local'.N14:'Memmap local'.N19" chart:label-cell-address="'Memmap local'.N13:'Memmap local'.N13" chart:class="chart:line">
            <chart:data-point chart:repeated="6"/>
          </chart:series>
          <chart:series chart:style-name="ch13" chart:values-cell-range-address="'Memmap local'.O14:'Memmap local'.O19" chart:label-cell-address="'Memmap local'.O13:'Memmap local'.O13" chart:class="chart:line">
            <chart:data-point chart:repeated="6"/>
          </chart:series>
          <chart:series chart:style-name="ch14" chart:values-cell-range-address="'Memmap local'.P14:'Memmap local'.P19" chart:label-cell-address="'Memmap local'.P13:'Memmap local'.P13" chart:class="chart:line">
            <chart:data-point chart:repeated="6"/>
          </chart:series>
          <chart:series chart:style-name="ch15" chart:values-cell-range-address="'Memmap local'.Q14:'Memmap local'.Q19" chart:label-cell-address="'Memmap local'.Q13:'Memmap local'.Q13" chart:class="chart:line">
            <chart:data-point chart:repeated="6"/>
          </chart:series>
          <chart:series chart:style-name="ch16" chart:values-cell-range-address="'Memmap local'.R14:'Memmap local'.R19" chart:label-cell-address="'Memmap local'.R13:'Memmap local'.R13" chart:class="chart:line">
            <chart:data-point chart:repeated="6"/>
          </chart:series>
          <chart:series chart:style-name="ch17" chart:values-cell-range-address="'Memmap local'.S14:'Memmap local'.S19" chart:label-cell-address="'Memmap local'.S13:'Memmap local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L13:'Memmap local'.L13</svg:desc>
                </draw:g>
              </table:table-cell>
              <table:table-cell office:value-type="string">
                <text:p>2 processes</text:p>
                <draw:g>
                  <svg:desc>'Memmap local'.M13:'Memmap local'.M13</svg:desc>
                </draw:g>
              </table:table-cell>
              <table:table-cell office:value-type="string">
                <text:p>3 processes</text:p>
                <draw:g>
                  <svg:desc>'Memmap local'.N13:'Memmap local'.N13</svg:desc>
                </draw:g>
              </table:table-cell>
              <table:table-cell office:value-type="string">
                <text:p>4 processes</text:p>
                <draw:g>
                  <svg:desc>'Memmap local'.O13:'Memmap local'.O13</svg:desc>
                </draw:g>
              </table:table-cell>
              <table:table-cell office:value-type="string">
                <text:p>5 processes</text:p>
                <draw:g>
                  <svg:desc>'Memmap local'.P13:'Memmap local'.P13</svg:desc>
                </draw:g>
              </table:table-cell>
              <table:table-cell office:value-type="string">
                <text:p>6 processes</text:p>
                <draw:g>
                  <svg:desc>'Memmap local'.Q13:'Memmap local'.Q13</svg:desc>
                </draw:g>
              </table:table-cell>
              <table:table-cell office:value-type="string">
                <text:p>7 processes</text:p>
                <draw:g>
                  <svg:desc>'Memmap local'.R13:'Memmap local'.R13</svg:desc>
                </draw:g>
              </table:table-cell>
              <table:table-cell office:value-type="string">
                <text:p>8 processes</text:p>
                <draw:g>
                  <svg:desc>'Memmap local'.S13:'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K14:'Memmap local'.K19</svg:desc>
                </draw:g>
              </table:table-cell>
              <table:table-cell office:value-type="float" office:value="621">
                <text:p>621</text:p>
                <draw:g>
                  <svg:desc>'Memmap local'.L14:'Memmap local'.L19</svg:desc>
                </draw:g>
              </table:table-cell>
              <table:table-cell office:value-type="float" office:value="1361">
                <text:p>1361</text:p>
                <draw:g>
                  <svg:desc>'Memmap local'.M14:'Memmap local'.M19</svg:desc>
                </draw:g>
              </table:table-cell>
              <table:table-cell office:value-type="float" office:value="2263">
                <text:p>2263</text:p>
                <draw:g>
                  <svg:desc>'Memmap local'.N14:'Memmap local'.N19</svg:desc>
                </draw:g>
              </table:table-cell>
              <table:table-cell office:value-type="float" office:value="1872">
                <text:p>1872</text:p>
                <draw:g>
                  <svg:desc>'Memmap local'.O14:'Memmap local'.O19</svg:desc>
                </draw:g>
              </table:table-cell>
              <table:table-cell office:value-type="float" office:value="2291">
                <text:p>2291</text:p>
                <draw:g>
                  <svg:desc>'Memmap local'.P14:'Memmap local'.P19</svg:desc>
                </draw:g>
              </table:table-cell>
              <table:table-cell office:value-type="float" office:value="2534">
                <text:p>2534</text:p>
                <draw:g>
                  <svg:desc>'Memmap local'.Q14:'Memmap local'.Q19</svg:desc>
                </draw:g>
              </table:table-cell>
              <table:table-cell office:value-type="float" office:value="2447">
                <text:p>2447</text:p>
                <draw:g>
                  <svg:desc>'Memmap local'.R14:'Memmap local'.R19</svg:desc>
                </draw:g>
              </table:table-cell>
              <table:table-cell office:value-type="float" office:value="2546">
                <text:p>2546</text:p>
                <draw:g>
                  <svg:desc>'Memmap local'.S14:'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8">
                <text:p>1208</text:p>
              </table:table-cell>
              <table:table-cell office:value-type="float" office:value="2877">
                <text:p>2877</text:p>
              </table:table-cell>
              <table:table-cell office:value-type="float" office:value="4526">
                <text:p>4526</text:p>
              </table:table-cell>
              <table:table-cell office:value-type="float" office:value="3595">
                <text:p>3595</text:p>
              </table:table-cell>
              <table:table-cell office:value-type="float" office:value="4511">
                <text:p>4511</text:p>
              </table:table-cell>
              <table:table-cell office:value-type="float" office:value="5367">
                <text:p>5367</text:p>
              </table:table-cell>
              <table:table-cell office:value-type="float" office:value="5528">
                <text:p>5528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381">
                <text:p>2381</text:p>
              </table:table-cell>
              <table:table-cell office:value-type="float" office:value="5885">
                <text:p>5885</text:p>
              </table:table-cell>
              <table:table-cell office:value-type="float" office:value="7941">
                <text:p>7941</text:p>
              </table:table-cell>
              <table:table-cell office:value-type="float" office:value="7049">
                <text:p>7049</text:p>
              </table:table-cell>
              <table:table-cell office:value-type="float" office:value="9663">
                <text:p>9663</text:p>
              </table:table-cell>
              <table:table-cell office:value-type="float" office:value="10157">
                <text:p>10157</text:p>
              </table:table-cell>
              <table:table-cell office:value-type="float" office:value="9299">
                <text:p>929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26">
                <text:p>4726</text:p>
              </table:table-cell>
              <table:table-cell office:value-type="float" office:value="16245">
                <text:p>16245</text:p>
              </table:table-cell>
              <table:table-cell office:value-type="float" office:value="15663">
                <text:p>15663</text:p>
              </table:table-cell>
              <table:table-cell office:value-type="float" office:value="15094">
                <text:p>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928">
                <text:p>1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67cm" svg:height="10.461cm" xlink:href=".." xlink:type="simple" chart:class="chart:line" chart:style-name="ch1">
        <chart:title svg:x="8.248cm" svg:y="0.345cm" chart:style-name="ch2">
          <text:p>Time Consumption</text:p>
        </chart:title>
        <chart:subtitle svg:x="7.096cm" svg:y="1.333cm" chart:style-name="ch3">
          <text:p>Without memmapping, local engine</text:p>
        </chart:subtitle>
        <chart:legend chart:legend-position="bottom" svg:x="4.157cm" svg:y="9.18cm" style:legend-expansion="wide" chart:style-name="ch4"/>
        <chart:plot-area chart:style-name="ch5" table:cell-range-address="'No memmap local'.A13:'No memmap local'.I19" chart:data-source-has-labels="both" svg:x="1.418cm" svg:y="2.434cm" svg:width="18.135cm" svg:height="5.556cm">
          <chartooo:coordinate-region svg:x="2.41cm" svg:y="2.634cm" svg:width="16.493cm" svg:height="4.709cm"/>
          <chart:axis chart:dimension="x" chart:name="primary-x" chart:style-name="ch6" chartooo:axis-type="auto">
            <chartooo:date-scale/>
            <chart:title svg:x="9.846cm" svg:y="8.199cm" chart:style-name="ch7">
              <text:p>features</text:p>
            </chart:title>
            <chart:categories table:cell-range-address="'No memmap local'.A14:'No memmap local'.A19"/>
            <chart:grid chart:style-name="ch8" chart:class="major"/>
          </chart:axis>
          <chart:axis chart:dimension="y" chart:name="primary-y" chart:style-name="ch6">
            <chart:title svg:x="0.451cm" svg:y="5.798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local'.B14:'No memmap local'.B19" chart:label-cell-address="'No memmap local'.B13:'No memmap local'.B13" chart:class="chart:line">
            <chart:data-point chart:repeated="6"/>
          </chart:series>
          <chart:series chart:style-name="ch11" chart:values-cell-range-address="'No memmap local'.C14:'No memmap local'.C19" chart:label-cell-address="'No memmap local'.C13:'No memmap local'.C13" chart:class="chart:line">
            <chart:data-point chart:repeated="6"/>
          </chart:series>
          <chart:series chart:style-name="ch12" chart:values-cell-range-address="'No memmap local'.D14:'No memmap local'.D19" chart:label-cell-address="'No memmap local'.D13:'No memmap local'.D13" chart:class="chart:line">
            <chart:data-point chart:repeated="6"/>
          </chart:series>
          <chart:series chart:style-name="ch13" chart:values-cell-range-address="'No memmap local'.E14:'No memmap local'.E19" chart:label-cell-address="'No memmap local'.E13:'No memmap local'.E13" chart:class="chart:line">
            <chart:data-point chart:repeated="6"/>
          </chart:series>
          <chart:series chart:style-name="ch14" chart:values-cell-range-address="'No memmap local'.F14:'No memmap local'.F19" chart:label-cell-address="'No memmap local'.F13:'No memmap local'.F13" chart:class="chart:line">
            <chart:data-point chart:repeated="6"/>
          </chart:series>
          <chart:series chart:style-name="ch15" chart:values-cell-range-address="'No memmap local'.G14:'No memmap local'.G19" chart:label-cell-address="'No memmap local'.G13:'No memmap local'.G13" chart:class="chart:line">
            <chart:data-point chart:repeated="6"/>
          </chart:series>
          <chart:series chart:style-name="ch16" chart:values-cell-range-address="'No memmap local'.H14:'No memmap local'.H19" chart:label-cell-address="'No memmap local'.H13:'No memmap local'.H13" chart:class="chart:line">
            <chart:data-point chart:repeated="6"/>
          </chart:series>
          <chart:series chart:style-name="ch17" chart:values-cell-range-address="'No memmap local'.I14:'No memmap local'.I19" chart:label-cell-address="'No memmap local'.I13:'No 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B13:'No memmap local'.B13</svg:desc>
                </draw:g>
              </table:table-cell>
              <table:table-cell office:value-type="string">
                <text:p>2 processes</text:p>
                <draw:g>
                  <svg:desc>'No memmap local'.C13:'No memmap local'.C13</svg:desc>
                </draw:g>
              </table:table-cell>
              <table:table-cell office:value-type="string">
                <text:p>3 processes</text:p>
                <draw:g>
                  <svg:desc>'No memmap local'.D13:'No memmap local'.D13</svg:desc>
                </draw:g>
              </table:table-cell>
              <table:table-cell office:value-type="string">
                <text:p>4 processes</text:p>
                <draw:g>
                  <svg:desc>'No memmap local'.E13:'No memmap local'.E13</svg:desc>
                </draw:g>
              </table:table-cell>
              <table:table-cell office:value-type="string">
                <text:p>5 processes</text:p>
                <draw:g>
                  <svg:desc>'No memmap local'.F13:'No memmap local'.F13</svg:desc>
                </draw:g>
              </table:table-cell>
              <table:table-cell office:value-type="string">
                <text:p>6 processes</text:p>
                <draw:g>
                  <svg:desc>'No memmap local'.G13:'No memmap local'.G13</svg:desc>
                </draw:g>
              </table:table-cell>
              <table:table-cell office:value-type="string">
                <text:p>7 processes</text:p>
                <draw:g>
                  <svg:desc>'No memmap local'.H13:'No memmap local'.H13</svg:desc>
                </draw:g>
              </table:table-cell>
              <table:table-cell office:value-type="string">
                <text:p>8 processes</text:p>
                <draw:g>
                  <svg:desc>'No memmap local'.I13:'No 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14:'No memmap local'.A19</svg:desc>
                </draw:g>
              </table:table-cell>
              <table:table-cell office:value-type="float" office:value="80">
                <text:p>80</text:p>
                <draw:g>
                  <svg:desc>'No memmap local'.B14:'No memmap local'.B19</svg:desc>
                </draw:g>
              </table:table-cell>
              <table:table-cell office:value-type="float" office:value="75">
                <text:p>75</text:p>
                <draw:g>
                  <svg:desc>'No memmap local'.C14:'No memmap local'.C19</svg:desc>
                </draw:g>
              </table:table-cell>
              <table:table-cell office:value-type="float" office:value="90">
                <text:p>90</text:p>
                <draw:g>
                  <svg:desc>'No memmap local'.D14:'No memmap local'.D19</svg:desc>
                </draw:g>
              </table:table-cell>
              <table:table-cell office:value-type="float" office:value="106">
                <text:p>106</text:p>
                <draw:g>
                  <svg:desc>'No memmap local'.E14:'No memmap local'.E19</svg:desc>
                </draw:g>
              </table:table-cell>
              <table:table-cell office:value-type="float" office:value="126">
                <text:p>126</text:p>
                <draw:g>
                  <svg:desc>'No memmap local'.F14:'No memmap local'.F19</svg:desc>
                </draw:g>
              </table:table-cell>
              <table:table-cell office:value-type="float" office:value="137">
                <text:p>137</text:p>
                <draw:g>
                  <svg:desc>'No memmap local'.G14:'No memmap local'.G19</svg:desc>
                </draw:g>
              </table:table-cell>
              <table:table-cell office:value-type="float" office:value="136">
                <text:p>136</text:p>
                <draw:g>
                  <svg:desc>'No memmap local'.H14:'No memmap local'.H19</svg:desc>
                </draw:g>
              </table:table-cell>
              <table:table-cell office:value-type="float" office:value="136">
                <text:p>136</text:p>
                <draw:g>
                  <svg:desc>'No memmap local'.I14:'No 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08">
                <text:p>608</text:p>
              </table:table-cell>
              <table:table-cell office:value-type="float" office:value="761">
                <text:p>761</text:p>
              </table:table-cell>
              <table:table-cell office:value-type="float" office:value="971">
                <text:p>97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92cm" svg:height="10.487cm" xlink:href=".." xlink:type="simple" chart:class="chart:line" chart:style-name="ch1">
        <chart:title svg:x="7.793cm" svg:y="0.345cm" chart:style-name="ch2">
          <text:p>Memory Consumption</text:p>
        </chart:title>
        <chart:subtitle svg:x="7.317cm" svg:y="1.333cm" chart:style-name="ch3">
          <text:p>Without memmap, local engine</text:p>
        </chart:subtitle>
        <chart:legend chart:legend-position="bottom" svg:x="4.02cm" svg:y="9.206cm" style:legend-expansion="wide" chart:style-name="ch4"/>
        <chart:plot-area chart:style-name="ch5" table:cell-range-address="'No memmap local'.K13:'No memmap local'.S19" chart:data-source-has-labels="both" svg:x="1.412cm" svg:y="2.434cm" svg:width="17.878cm" svg:height="5.582cm">
          <chartooo:coordinate-region svg:x="2.589cm" svg:y="2.633cm" svg:width="16.052cm" svg:height="4.736cm"/>
          <chart:axis chart:dimension="x" chart:name="primary-x" chart:style-name="ch6" chartooo:axis-type="auto">
            <chartooo:date-scale/>
            <chart:title svg:x="9.712cm" svg:y="8.225cm" chart:style-name="ch7">
              <text:p>features</text:p>
            </chart:title>
            <chart:categories table:cell-range-address="'No memmap local'.K14:'No memmap local'.K19"/>
            <chart:grid chart:style-name="ch8" chart:class="major"/>
          </chart:axis>
          <chart:axis chart:dimension="y" chart:name="primary-y" chart:style-name="ch6">
            <chart:title svg:x="0.451cm" svg:y="6.248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local'.L14:'No memmap local'.L19" chart:label-cell-address="'No memmap local'.L13:'No memmap local'.L13" chart:class="chart:line">
            <chart:data-point chart:repeated="6"/>
          </chart:series>
          <chart:series chart:style-name="ch11" chart:values-cell-range-address="'No memmap local'.M14:'No memmap local'.M19" chart:label-cell-address="'No memmap local'.M13:'No memmap local'.M13" chart:class="chart:line">
            <chart:data-point chart:repeated="6"/>
          </chart:series>
          <chart:series chart:style-name="ch12" chart:values-cell-range-address="'No memmap local'.N14:'No memmap local'.N19" chart:label-cell-address="'No memmap local'.N13:'No memmap local'.N13" chart:class="chart:line">
            <chart:data-point chart:repeated="6"/>
          </chart:series>
          <chart:series chart:style-name="ch13" chart:values-cell-range-address="'No memmap local'.O14:'No memmap local'.O19" chart:label-cell-address="'No memmap local'.O13:'No memmap local'.O13" chart:class="chart:line">
            <chart:data-point chart:repeated="6"/>
          </chart:series>
          <chart:series chart:style-name="ch14" chart:values-cell-range-address="'No memmap local'.P14:'No memmap local'.P19" chart:label-cell-address="'No memmap local'.P13:'No memmap local'.P13" chart:class="chart:line">
            <chart:data-point chart:repeated="6"/>
          </chart:series>
          <chart:series chart:style-name="ch15" chart:values-cell-range-address="'No memmap local'.Q14:'No memmap local'.Q19" chart:label-cell-address="'No memmap local'.Q13:'No memmap local'.Q13" chart:class="chart:line">
            <chart:data-point chart:repeated="6"/>
          </chart:series>
          <chart:series chart:style-name="ch16" chart:values-cell-range-address="'No memmap local'.R14:'No memmap local'.R19" chart:label-cell-address="'No memmap local'.R13:'No memmap local'.R13" chart:class="chart:line">
            <chart:data-point chart:repeated="6"/>
          </chart:series>
          <chart:series chart:style-name="ch17" chart:values-cell-range-address="'No memmap local'.S14:'No memmap local'.S19" chart:label-cell-address="'No memmap local'.S13:'No memmap local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L13:'No memmap local'.L13</svg:desc>
                </draw:g>
              </table:table-cell>
              <table:table-cell office:value-type="string">
                <text:p>2 processes</text:p>
                <draw:g>
                  <svg:desc>'No memmap local'.M13:'No memmap local'.M13</svg:desc>
                </draw:g>
              </table:table-cell>
              <table:table-cell office:value-type="string">
                <text:p>3 processes</text:p>
                <draw:g>
                  <svg:desc>'No memmap local'.N13:'No memmap local'.N13</svg:desc>
                </draw:g>
              </table:table-cell>
              <table:table-cell office:value-type="string">
                <text:p>4 processes</text:p>
                <draw:g>
                  <svg:desc>'No memmap local'.O13:'No memmap local'.O13</svg:desc>
                </draw:g>
              </table:table-cell>
              <table:table-cell office:value-type="string">
                <text:p>5 processes</text:p>
                <draw:g>
                  <svg:desc>'No memmap local'.P13:'No memmap local'.P13</svg:desc>
                </draw:g>
              </table:table-cell>
              <table:table-cell office:value-type="string">
                <text:p>6 processes</text:p>
                <draw:g>
                  <svg:desc>'No memmap local'.Q13:'No memmap local'.Q13</svg:desc>
                </draw:g>
              </table:table-cell>
              <table:table-cell office:value-type="string">
                <text:p>7 processes</text:p>
                <draw:g>
                  <svg:desc>'No memmap local'.R13:'No memmap local'.R13</svg:desc>
                </draw:g>
              </table:table-cell>
              <table:table-cell office:value-type="string">
                <text:p>8 processes</text:p>
                <draw:g>
                  <svg:desc>'No memmap local'.S13:'No 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K14:'No memmap local'.K19</svg:desc>
                </draw:g>
              </table:table-cell>
              <table:table-cell office:value-type="float" office:value="687">
                <text:p>687</text:p>
                <draw:g>
                  <svg:desc>'No memmap local'.L14:'No memmap local'.L19</svg:desc>
                </draw:g>
              </table:table-cell>
              <table:table-cell office:value-type="float" office:value="1982">
                <text:p>1982</text:p>
                <draw:g>
                  <svg:desc>'No memmap local'.M14:'No memmap local'.M19</svg:desc>
                </draw:g>
              </table:table-cell>
              <table:table-cell office:value-type="float" office:value="3228">
                <text:p>3228</text:p>
                <draw:g>
                  <svg:desc>'No memmap local'.N14:'No memmap local'.N19</svg:desc>
                </draw:g>
              </table:table-cell>
              <table:table-cell office:value-type="float" office:value="3240">
                <text:p>3240</text:p>
                <draw:g>
                  <svg:desc>'No memmap local'.O14:'No memmap local'.O19</svg:desc>
                </draw:g>
              </table:table-cell>
              <table:table-cell office:value-type="float" office:value="3827">
                <text:p>3827</text:p>
                <draw:g>
                  <svg:desc>'No memmap local'.P14:'No memmap local'.P19</svg:desc>
                </draw:g>
              </table:table-cell>
              <table:table-cell office:value-type="float" office:value="4355">
                <text:p>4355</text:p>
                <draw:g>
                  <svg:desc>'No memmap local'.Q14:'No memmap local'.Q19</svg:desc>
                </draw:g>
              </table:table-cell>
              <table:table-cell office:value-type="float" office:value="4191">
                <text:p>4191</text:p>
                <draw:g>
                  <svg:desc>'No memmap local'.R14:'No memmap local'.R19</svg:desc>
                </draw:g>
              </table:table-cell>
              <table:table-cell office:value-type="float" office:value="4311">
                <text:p>4311</text:p>
                <draw:g>
                  <svg:desc>'No memmap local'.S14:'No 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40">
                <text:p>1340</text:p>
              </table:table-cell>
              <table:table-cell office:value-type="float" office:value="4445">
                <text:p>4445</text:p>
              </table:table-cell>
              <table:table-cell office:value-type="float" office:value="5967">
                <text:p>5967</text:p>
              </table:table-cell>
              <table:table-cell office:value-type="float" office:value="6019">
                <text:p>6019</text:p>
              </table:table-cell>
              <table:table-cell office:value-type="float" office:value="8830">
                <text:p>8830</text:p>
              </table:table-cell>
              <table:table-cell office:value-type="float" office:value="8167">
                <text:p>8167</text:p>
              </table:table-cell>
              <table:table-cell office:value-type="float" office:value="8270">
                <text:p>827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646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258">
                <text:p>5258</text:p>
              </table:table-cell>
              <table:table-cell office:value-type="float" office:value="18823">
                <text:p>18823</text:p>
              </table:table-cell>
              <table:table-cell office:value-type="float" office:value="23507">
                <text:p>23507</text:p>
              </table:table-cell>
              <table:table-cell office:value-type="float" office:value="23101">
                <text:p>2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483">
                <text:p>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4cm" svg:height="10.514cm" xlink:href=".." xlink:type="simple" chart:class="chart:line" chart:style-name="ch1">
        <chart:title svg:x="8.237cm" svg:y="0.346cm" chart:style-name="ch2">
          <text:p>Time Consumption</text:p>
        </chart:title>
        <chart:subtitle svg:x="7.205cm" svg:y="1.335cm" chart:style-name="ch3">
          <text:p>With memmapping, on the cluster</text:p>
        </chart:subtitle>
        <chart:legend chart:legend-position="bottom" svg:x="4.146cm" svg:y="9.233cm" style:legend-expansion="wide" chart:style-name="ch4"/>
        <chart:plot-area chart:style-name="ch5" table:cell-range-address="'Memmap cluster'.A14:'Memmap cluster'.I19 'Memmap cluster'.B13:'Memmap cluster'.I13" chart:data-source-has-labels="both" svg:x="1.417cm" svg:y="2.438cm" svg:width="18.115cm" svg:height="5.604cm">
          <chartooo:coordinate-region svg:x="2.594cm" svg:y="2.637cm" svg:width="16.288cm" svg:height="4.758cm"/>
          <chart:axis chart:dimension="x" chart:name="primary-x" chart:style-name="ch6" chartooo:axis-type="auto">
            <chartooo:date-scale/>
            <chart:title svg:x="9.835cm" svg:y="8.252cm" chart:style-name="ch7">
              <text:p>features</text:p>
            </chart:title>
            <chart:categories table:cell-range-address="'Memmap cluster'.A14:'Memmap cluster'.A19"/>
            <chart:grid chart:style-name="ch8" chart:class="major"/>
          </chart:axis>
          <chart:axis chart:dimension="y" chart:name="primary-y" chart:style-name="ch6">
            <chart:title svg:x="0.451cm" svg:y="5.826cm" chart:style-name="ch9">
              <text:p>time (s)</text:p>
            </chart:title>
            <chart:grid chart:style-name="ch8" chart:class="major"/>
          </chart:axis>
          <chart:series chart:style-name="ch10" chart:values-cell-range-address="'Memmap cluster'.B14:'Memmap cluster'.B19" chart:label-cell-address="'Memmap cluster'.B13:'Memmap cluster'.B13" chart:class="chart:line">
            <chart:data-point chart:repeated="6"/>
          </chart:series>
          <chart:series chart:style-name="ch11" chart:values-cell-range-address="'Memmap cluster'.C14:'Memmap cluster'.C19" chart:label-cell-address="'Memmap cluster'.C13:'Memmap cluster'.C13" chart:class="chart:line">
            <chart:data-point chart:repeated="6"/>
          </chart:series>
          <chart:series chart:style-name="ch12" chart:values-cell-range-address="'Memmap cluster'.D14:'Memmap cluster'.D19" chart:label-cell-address="'Memmap cluster'.D13:'Memmap cluster'.D13" chart:class="chart:line">
            <chart:data-point chart:repeated="6"/>
          </chart:series>
          <chart:series chart:style-name="ch13" chart:values-cell-range-address="'Memmap cluster'.E14:'Memmap cluster'.E19" chart:label-cell-address="'Memmap cluster'.E13:'Memmap cluster'.E13" chart:class="chart:line">
            <chart:data-point chart:repeated="6"/>
          </chart:series>
          <chart:series chart:style-name="ch14" chart:values-cell-range-address="'Memmap cluster'.F14:'Memmap cluster'.F19" chart:label-cell-address="'Memmap cluster'.F13:'Memmap cluster'.F13" chart:class="chart:line">
            <chart:data-point chart:repeated="6"/>
          </chart:series>
          <chart:series chart:style-name="ch15" chart:values-cell-range-address="'Memmap cluster'.G14:'Memmap cluster'.G19" chart:label-cell-address="'Memmap cluster'.G13:'Memmap cluster'.G13" chart:class="chart:line">
            <chart:data-point chart:repeated="6"/>
          </chart:series>
          <chart:series chart:style-name="ch16" chart:values-cell-range-address="'Memmap cluster'.H14:'Memmap cluster'.H19" chart:label-cell-address="'Memmap cluster'.H13:'Memmap cluster'.H13" chart:class="chart:line">
            <chart:data-point chart:repeated="6"/>
          </chart:series>
          <chart:series chart:style-name="ch17" chart:values-cell-range-address="'Memmap cluster'.I14:'Memmap cluster'.I19" chart:label-cell-address="'Memmap cluster'.I13:'Memmap cluster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B13:'Memmap cluster'.B13</svg:desc>
                </draw:g>
              </table:table-cell>
              <table:table-cell office:value-type="string">
                <text:p>2 processes</text:p>
                <draw:g>
                  <svg:desc>'Memmap cluster'.C13:'Memmap cluster'.C13</svg:desc>
                </draw:g>
              </table:table-cell>
              <table:table-cell office:value-type="string">
                <text:p>3 processes</text:p>
                <draw:g>
                  <svg:desc>'Memmap cluster'.D13:'Memmap cluster'.D13</svg:desc>
                </draw:g>
              </table:table-cell>
              <table:table-cell office:value-type="string">
                <text:p>4 processes</text:p>
                <draw:g>
                  <svg:desc>'Memmap cluster'.E13:'Memmap cluster'.E13</svg:desc>
                </draw:g>
              </table:table-cell>
              <table:table-cell office:value-type="string">
                <text:p>5 processes</text:p>
                <draw:g>
                  <svg:desc>'Memmap cluster'.F13:'Memmap cluster'.F13</svg:desc>
                </draw:g>
              </table:table-cell>
              <table:table-cell office:value-type="string">
                <text:p>6 processes</text:p>
                <draw:g>
                  <svg:desc>'Memmap cluster'.G13:'Memmap cluster'.G13</svg:desc>
                </draw:g>
              </table:table-cell>
              <table:table-cell office:value-type="string">
                <text:p>7 processes</text:p>
                <draw:g>
                  <svg:desc>'Memmap cluster'.H13:'Memmap cluster'.H13</svg:desc>
                </draw:g>
              </table:table-cell>
              <table:table-cell office:value-type="string">
                <text:p>8 processes</text:p>
                <draw:g>
                  <svg:desc>'Memmap cluster'.I13:'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A14:'Memmap cluster'.A19</svg:desc>
                </draw:g>
              </table:table-cell>
              <table:table-cell office:value-type="float" office:value="223">
                <text:p>223</text:p>
                <draw:g>
                  <svg:desc>'Memmap cluster'.B14:'Memmap cluster'.B19</svg:desc>
                </draw:g>
              </table:table-cell>
              <table:table-cell office:value-type="float" office:value="153">
                <text:p>153</text:p>
                <draw:g>
                  <svg:desc>'Memmap cluster'.C14:'Memmap cluster'.C19</svg:desc>
                </draw:g>
              </table:table-cell>
              <table:table-cell office:value-type="float" office:value="126">
                <text:p>126</text:p>
                <draw:g>
                  <svg:desc>'Memmap cluster'.D14:'Memmap cluster'.D19</svg:desc>
                </draw:g>
              </table:table-cell>
              <table:table-cell office:value-type="float" office:value="101">
                <text:p>101</text:p>
                <draw:g>
                  <svg:desc>'Memmap cluster'.E14:'Memmap cluster'.E19</svg:desc>
                </draw:g>
              </table:table-cell>
              <table:table-cell office:value-type="float" office:value="127">
                <text:p>127</text:p>
                <draw:g>
                  <svg:desc>'Memmap cluster'.F14:'Memmap cluster'.F19</svg:desc>
                </draw:g>
              </table:table-cell>
              <table:table-cell office:value-type="float" office:value="90">
                <text:p>90</text:p>
                <draw:g>
                  <svg:desc>'Memmap cluster'.G14:'Memmap cluster'.G19</svg:desc>
                </draw:g>
              </table:table-cell>
              <table:table-cell office:value-type="float" office:value="98">
                <text:p>98</text:p>
                <draw:g>
                  <svg:desc>'Memmap cluster'.H14:'Memmap cluster'.H19</svg:desc>
                </draw:g>
              </table:table-cell>
              <table:table-cell office:value-type="float" office:value="94">
                <text:p>94</text:p>
                <draw:g>
                  <svg:desc>'Memmap cluster'.I14:'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1">
                <text:p>411</text:p>
              </table:table-cell>
              <table:table-cell office:value-type="float" office:value="282">
                <text:p>282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88">
                <text:p>888</text:p>
              </table:table-cell>
              <table:table-cell office:value-type="float" office:value="765">
                <text:p>765</text:p>
              </table:table-cell>
              <table:table-cell office:value-type="float" office:value="477">
                <text:p>477</text:p>
              </table:table-cell>
              <table:table-cell office:value-type="float" office:value="342">
                <text:p>342</text:p>
              </table:table-cell>
              <table:table-cell office:value-type="float" office:value="434">
                <text:p>434</text:p>
              </table:table-cell>
              <table:table-cell office:value-type="float" office:value="352">
                <text:p>352</text:p>
              </table:table-cell>
              <table:table-cell office:value-type="float" office:value="355">
                <text:p>3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599">
                <text:p>1599</text:p>
              </table:table-cell>
              <table:table-cell office:value-type="float" office:value="1316">
                <text:p>1316</text:p>
              </table:table-cell>
              <table:table-cell office:value-type="float" office:value="1042">
                <text:p>1042</text:p>
              </table:table-cell>
              <table:table-cell office:value-type="float" office:value="891">
                <text:p>891</text:p>
              </table:table-cell>
              <table:table-cell office:value-type="float" office:value="942">
                <text:p>942</text:p>
              </table:table-cell>
              <table:table-cell office:value-type="float" office:value="644">
                <text:p>644</text:p>
              </table:table-cell>
              <table:table-cell office:value-type="float" office:value="631">
                <text:p>6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292">
                <text:p>3292</text:p>
              </table:table-cell>
              <table:table-cell office:value-type="float" office:value="2914">
                <text:p>2914</text:p>
              </table:table-cell>
              <table:table-cell office:value-type="float" office:value="2339">
                <text:p>2339</text:p>
              </table:table-cell>
              <table:table-cell office:value-type="float" office:value="1712">
                <text:p>1712</text:p>
              </table:table-cell>
              <table:table-cell office:value-type="float" office:value="1900">
                <text:p>1900</text:p>
              </table:table-cell>
              <table:table-cell office:value-type="float" office:value="1675">
                <text:p>1675</text:p>
              </table:table-cell>
              <table:table-cell office:value-type="float" office:value="1443">
                <text:p>144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812">
                <text:p>7812</text:p>
              </table:table-cell>
              <table:table-cell office:value-type="float" office:value="5890">
                <text:p>5890</text:p>
              </table:table-cell>
              <table:table-cell office:value-type="float" office:value="4104">
                <text:p>4104</text:p>
              </table:table-cell>
              <table:table-cell office:value-type="float" office:value="3601">
                <text:p>3601</text:p>
              </table:table-cell>
              <table:table-cell office:value-type="float" office:value="8350">
                <text:p>8350</text:p>
              </table:table-cell>
              <table:table-cell office:value-type="float" office:value="11756">
                <text:p>11756</text:p>
              </table:table-cell>
              <table:table-cell office:value-type="float" office:value="20223">
                <text:p>20223</text:p>
              </table:table-cell>
              <table:table-cell office:value-type="float" office:value="4641">
                <text:p>46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cm" svg:height="10.46cm" xlink:href=".." xlink:type="simple" chart:class="chart:line" chart:style-name="ch1">
        <chart:title svg:x="7.917cm" svg:y="0.345cm" chart:style-name="ch2">
          <text:p>Memory Consumption</text:p>
        </chart:title>
        <chart:subtitle svg:x="7.203cm" svg:y="1.333cm" chart:style-name="ch3">
          <text:p>With memmapping, on the cluster</text:p>
        </chart:subtitle>
        <chart:legend chart:legend-position="bottom" svg:x="4.144cm" svg:y="9.179cm" style:legend-expansion="wide" chart:style-name="ch4"/>
        <chart:plot-area chart:style-name="ch5" table:cell-range-address="'Memmap cluster'.K13:'Memmap cluster'.S19" chart:data-source-has-labels="both" svg:x="1.417cm" svg:y="2.434cm" svg:width="18.111cm" svg:height="5.555cm">
          <chartooo:coordinate-region svg:x="2.594cm" svg:y="2.633cm" svg:width="16.284cm" svg:height="4.709cm"/>
          <chart:axis chart:dimension="x" chart:name="primary-x" chart:style-name="ch6" chartooo:axis-type="auto">
            <chartooo:date-scale/>
            <chart:title svg:x="9.833cm" svg:y="8.198cm" chart:style-name="ch7">
              <text:p>features</text:p>
            </chart:title>
            <chart:categories table:cell-range-address="'Memmap cluster'.K14:'Memmap cluster'.K19"/>
            <chart:grid chart:style-name="ch8" chart:class="major"/>
          </chart:axis>
          <chart:axis chart:dimension="y" chart:name="primary-y" chart:style-name="ch6">
            <chart:title svg:x="0.451cm" svg:y="6.234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L14:'Memmap cluster'.L19" chart:label-cell-address="'Memmap cluster'.L13:'Memmap cluster'.L13" chart:class="chart:line">
            <chart:data-point chart:repeated="6"/>
          </chart:series>
          <chart:series chart:style-name="ch11" chart:values-cell-range-address="'Memmap cluster'.M14:'Memmap cluster'.M19" chart:label-cell-address="'Memmap cluster'.M13:'Memmap cluster'.M13" chart:class="chart:line">
            <chart:data-point chart:repeated="6"/>
          </chart:series>
          <chart:series chart:style-name="ch12" chart:values-cell-range-address="'Memmap cluster'.N14:'Memmap cluster'.N19" chart:label-cell-address="'Memmap cluster'.N13:'Memmap cluster'.N13" chart:class="chart:line">
            <chart:data-point chart:repeated="6"/>
          </chart:series>
          <chart:series chart:style-name="ch13" chart:values-cell-range-address="'Memmap cluster'.O14:'Memmap cluster'.O19" chart:label-cell-address="'Memmap cluster'.O13:'Memmap cluster'.O13" chart:class="chart:line">
            <chart:data-point chart:repeated="6"/>
          </chart:series>
          <chart:series chart:style-name="ch14" chart:values-cell-range-address="'Memmap cluster'.P14:'Memmap cluster'.P19" chart:label-cell-address="'Memmap cluster'.P13:'Memmap cluster'.P13" chart:class="chart:line">
            <chart:data-point chart:repeated="6"/>
          </chart:series>
          <chart:series chart:style-name="ch15" chart:values-cell-range-address="'Memmap cluster'.Q14:'Memmap cluster'.Q19" chart:label-cell-address="'Memmap cluster'.Q13:'Memmap cluster'.Q13" chart:class="chart:line">
            <chart:data-point chart:repeated="6"/>
          </chart:series>
          <chart:series chart:style-name="ch16" chart:values-cell-range-address="'Memmap cluster'.R14:'Memmap cluster'.R19" chart:label-cell-address="'Memmap cluster'.R13:'Memmap cluster'.R13" chart:class="chart:line">
            <chart:data-point chart:repeated="6"/>
          </chart:series>
          <chart:series chart:style-name="ch17" chart:values-cell-range-address="'Memmap cluster'.S14:'Memmap cluster'.S19" chart:label-cell-address="'Memmap cluster'.S13:'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L13:'Memmap cluster'.L13</svg:desc>
                </draw:g>
              </table:table-cell>
              <table:table-cell office:value-type="string">
                <text:p>2 processes</text:p>
                <draw:g>
                  <svg:desc>'Memmap cluster'.M13:'Memmap cluster'.M13</svg:desc>
                </draw:g>
              </table:table-cell>
              <table:table-cell office:value-type="string">
                <text:p>3 processes</text:p>
                <draw:g>
                  <svg:desc>'Memmap cluster'.N13:'Memmap cluster'.N13</svg:desc>
                </draw:g>
              </table:table-cell>
              <table:table-cell office:value-type="string">
                <text:p>4 processes</text:p>
                <draw:g>
                  <svg:desc>'Memmap cluster'.O13:'Memmap cluster'.O13</svg:desc>
                </draw:g>
              </table:table-cell>
              <table:table-cell office:value-type="string">
                <text:p>5 processes</text:p>
                <draw:g>
                  <svg:desc>'Memmap cluster'.P13:'Memmap cluster'.P13</svg:desc>
                </draw:g>
              </table:table-cell>
              <table:table-cell office:value-type="string">
                <text:p>6 processes</text:p>
                <draw:g>
                  <svg:desc>'Memmap cluster'.Q13:'Memmap cluster'.Q13</svg:desc>
                </draw:g>
              </table:table-cell>
              <table:table-cell office:value-type="string">
                <text:p>7 processes</text:p>
                <draw:g>
                  <svg:desc>'Memmap cluster'.R13:'Memmap cluster'.R13</svg:desc>
                </draw:g>
              </table:table-cell>
              <table:table-cell office:value-type="string">
                <text:p>8 processes</text:p>
                <draw:g>
                  <svg:desc>'Memmap cluster'.S13:'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K14:'Memmap cluster'.K19</svg:desc>
                </draw:g>
              </table:table-cell>
              <table:table-cell office:value-type="float" office:value="639">
                <text:p>639</text:p>
                <draw:g>
                  <svg:desc>'Memmap cluster'.L14:'Memmap cluster'.L19</svg:desc>
                </draw:g>
              </table:table-cell>
              <table:table-cell office:value-type="float" office:value="638">
                <text:p>638</text:p>
                <draw:g>
                  <svg:desc>'Memmap cluster'.M14:'Memmap cluster'.M19</svg:desc>
                </draw:g>
              </table:table-cell>
              <table:table-cell office:value-type="float" office:value="527.666666666667">
                <text:p>527.666666666667</text:p>
                <draw:g>
                  <svg:desc>'Memmap cluster'.N14:'Memmap cluster'.N19</svg:desc>
                </draw:g>
              </table:table-cell>
              <table:table-cell office:value-type="float" office:value="461">
                <text:p>461</text:p>
                <draw:g>
                  <svg:desc>'Memmap cluster'.O14:'Memmap cluster'.O19</svg:desc>
                </draw:g>
              </table:table-cell>
              <table:table-cell office:value-type="float" office:value="478.4">
                <text:p>478.4</text:p>
                <draw:g>
                  <svg:desc>'Memmap cluster'.P14:'Memmap cluster'.P19</svg:desc>
                </draw:g>
              </table:table-cell>
              <table:table-cell office:value-type="float" office:value="424.8">
                <text:p>424.8</text:p>
                <draw:g>
                  <svg:desc>'Memmap cluster'.Q14:'Memmap cluster'.Q19</svg:desc>
                </draw:g>
              </table:table-cell>
              <table:table-cell office:value-type="float" office:value="471.833333333333">
                <text:p>471.833333333333</text:p>
                <draw:g>
                  <svg:desc>'Memmap cluster'.R14:'Memmap cluster'.R19</svg:desc>
                </draw:g>
              </table:table-cell>
              <table:table-cell office:value-type="float" office:value="482.666666666667">
                <text:p>482.666666666667</text:p>
                <draw:g>
                  <svg:desc>'Memmap cluster'.S14:'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71.666666666667">
                <text:p>971.666666666667</text:p>
              </table:table-cell>
              <table:table-cell office:value-type="float" office:value="871.25">
                <text:p>871.25</text:p>
              </table:table-cell>
              <table:table-cell office:value-type="float" office:value="1025.2">
                <text:p>1025.2</text:p>
              </table:table-cell>
              <table:table-cell office:value-type="float" office:value="794">
                <text:p>794</text:p>
              </table:table-cell>
              <table:table-cell office:value-type="float" office:value="771.666666666667">
                <text:p>771.666666666667</text:p>
              </table:table-cell>
              <table:table-cell office:value-type="float" office:value="971.666666666667">
                <text:p>971.6666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2440">
                <text:p>2440</text:p>
              </table:table-cell>
              <table:table-cell office:value-type="float" office:value="2349">
                <text:p>2349</text:p>
              </table:table-cell>
              <table:table-cell office:value-type="float" office:value="1905.5">
                <text:p>1905.5</text:p>
              </table:table-cell>
              <table:table-cell office:value-type="float" office:value="2011.2">
                <text:p>2011.2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4842">
                <text:p>4842</text:p>
              </table:table-cell>
              <table:table-cell office:value-type="float" office:value="4838.33333333333">
                <text:p>4838.33333333333</text:p>
              </table:table-cell>
              <table:table-cell office:value-type="float" office:value="3773">
                <text:p>3773</text:p>
              </table:table-cell>
              <table:table-cell office:value-type="float" office:value="3985.6">
                <text:p>3985.6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10548">
                <text:p>10548</text:p>
              </table:table-cell>
              <table:table-cell office:value-type="float" office:value="9638.33333333333">
                <text:p>9638.33333333333</text:p>
              </table:table-cell>
              <table:table-cell office:value-type="float" office:value="7507.5">
                <text:p>7507.5</text:p>
              </table:table-cell>
              <table:table-cell office:value-type="float" office:value="7932.4">
                <text:p>7932.4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19252">
                <text:p>19252</text:p>
              </table:table-cell>
              <table:table-cell office:value-type="float" office:value="19238.6666666667">
                <text:p>19238.6666666667</text:p>
              </table:table-cell>
              <table:table-cell office:value-type="float" office:value="15757.25">
                <text:p>15757.25</text:p>
              </table:table-cell>
              <table:table-cell office:value-type="float" office:value="12722">
                <text:p>12722</text:p>
              </table:table-cell>
              <table:table-cell office:value-type="float" office:value="13560.1666666667">
                <text:p>13560.1666666667</text:p>
              </table:table-cell>
              <table:table-cell office:value-type="float" office:value="9928.5">
                <text:p>9928.5</text:p>
              </table:table-cell>
              <table:table-cell office:value-type="float" office:value="12022.8333333333">
                <text:p>12022.8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64cm" svg:height="10.642cm" xlink:href=".." xlink:type="simple" chart:class="chart:line" chart:style-name="ch1">
        <chart:title svg:x="8.347cm" svg:y="0.348cm" chart:style-name="ch2">
          <text:p>Time Consumption</text:p>
        </chart:title>
        <chart:subtitle svg:x="7.05cm" svg:y="1.339cm" chart:style-name="ch3">
          <text:p>Without memmapping, on the cluster</text:p>
        </chart:subtitle>
        <chart:legend chart:legend-position="bottom" svg:x="4.256cm" svg:y="9.361cm" style:legend-expansion="wide" chart:style-name="ch4"/>
        <chart:plot-area chart:style-name="ch5" table:cell-range-address="'No memmap cluster'.A14:'No memmap cluster'.I19 'No memmap cluster'.B13:'No memmap cluster'.I13" chart:data-source-has-labels="both" svg:x="1.422cm" svg:y="2.446cm" svg:width="18.32cm" svg:height="5.722cm">
          <chartooo:coordinate-region svg:x="2.599cm" svg:y="2.645cm" svg:width="16.493cm" svg:height="4.876cm"/>
          <chart:axis chart:dimension="x" chart:name="primary-x" chart:style-name="ch6" chartooo:axis-type="auto">
            <chartooo:date-scale/>
            <chart:title svg:x="9.943cm" svg:y="8.38cm" chart:style-name="ch7">
              <text:p>features</text:p>
            </chart:title>
            <chart:categories table:cell-range-address="'No memmap cluster'.A14:'No memmap cluster'.A19"/>
            <chart:grid chart:style-name="ch8" chart:class="major"/>
          </chart:axis>
          <chart:axis chart:dimension="y" chart:name="primary-y" chart:style-name="ch6">
            <chart:title svg:x="0.451cm" svg:y="5.893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cluster'.B14:'No memmap cluster'.B19" chart:label-cell-address="'No memmap cluster'.B13:'No memmap cluster'.B13" chart:class="chart:line">
            <chart:data-point chart:repeated="6"/>
          </chart:series>
          <chart:series chart:style-name="ch11" chart:values-cell-range-address="'No memmap cluster'.C14:'No memmap cluster'.C19" chart:label-cell-address="'No memmap cluster'.C13:'No memmap cluster'.C13" chart:class="chart:line">
            <chart:data-point chart:repeated="6"/>
          </chart:series>
          <chart:series chart:style-name="ch12" chart:values-cell-range-address="'No memmap cluster'.D14:'No memmap cluster'.D19" chart:label-cell-address="'No memmap cluster'.D13:'No memmap cluster'.D13" chart:class="chart:line">
            <chart:data-point chart:repeated="6"/>
          </chart:series>
          <chart:series chart:style-name="ch13" chart:values-cell-range-address="'No memmap cluster'.E14:'No memmap cluster'.E19" chart:label-cell-address="'No memmap cluster'.E13:'No memmap cluster'.E13" chart:class="chart:line">
            <chart:data-point chart:repeated="6"/>
          </chart:series>
          <chart:series chart:style-name="ch14" chart:values-cell-range-address="'No memmap cluster'.F14:'No memmap cluster'.F19" chart:label-cell-address="'No memmap cluster'.F13:'No memmap cluster'.F13" chart:class="chart:line">
            <chart:data-point chart:repeated="6"/>
          </chart:series>
          <chart:series chart:style-name="ch15" chart:values-cell-range-address="'No memmap cluster'.G14:'No memmap cluster'.G19" chart:label-cell-address="'No memmap cluster'.G13:'No memmap cluster'.G13" chart:class="chart:line">
            <chart:data-point chart:repeated="6"/>
          </chart:series>
          <chart:series chart:style-name="ch16" chart:values-cell-range-address="'No memmap cluster'.H14:'No memmap cluster'.H19" chart:label-cell-address="'No memmap cluster'.H13:'No memmap cluster'.H13" chart:class="chart:line">
            <chart:data-point chart:repeated="6"/>
          </chart:series>
          <chart:series chart:style-name="ch17" chart:values-cell-range-address="'No memmap cluster'.I14:'No memmap cluster'.I19" chart:label-cell-address="'No memmap cluster'.I13:'No memmap cluster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B13:'No memmap cluster'.B13</svg:desc>
                </draw:g>
              </table:table-cell>
              <table:table-cell office:value-type="string">
                <text:p>2 processes</text:p>
                <draw:g>
                  <svg:desc>'No memmap cluster'.C13:'No memmap cluster'.C13</svg:desc>
                </draw:g>
              </table:table-cell>
              <table:table-cell office:value-type="string">
                <text:p>3 processes</text:p>
                <draw:g>
                  <svg:desc>'No memmap cluster'.D13:'No memmap cluster'.D13</svg:desc>
                </draw:g>
              </table:table-cell>
              <table:table-cell office:value-type="string">
                <text:p>4 processes</text:p>
                <draw:g>
                  <svg:desc>'No memmap cluster'.E13:'No memmap cluster'.E13</svg:desc>
                </draw:g>
              </table:table-cell>
              <table:table-cell office:value-type="string">
                <text:p>5 processes</text:p>
                <draw:g>
                  <svg:desc>'No memmap cluster'.F13:'No memmap cluster'.F13</svg:desc>
                </draw:g>
              </table:table-cell>
              <table:table-cell office:value-type="string">
                <text:p>6 processes</text:p>
                <draw:g>
                  <svg:desc>'No memmap cluster'.G13:'No memmap cluster'.G13</svg:desc>
                </draw:g>
              </table:table-cell>
              <table:table-cell office:value-type="string">
                <text:p>7 processes</text:p>
                <draw:g>
                  <svg:desc>'No memmap cluster'.H13:'No memmap cluster'.H13</svg:desc>
                </draw:g>
              </table:table-cell>
              <table:table-cell office:value-type="string">
                <text:p>8 processes</text:p>
                <draw:g>
                  <svg:desc>'No memmap cluster'.I13:'No 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A14:'No memmap cluster'.A19</svg:desc>
                </draw:g>
              </table:table-cell>
              <table:table-cell office:value-type="float" office:value="216">
                <text:p>216</text:p>
                <draw:g>
                  <svg:desc>'No memmap cluster'.B14:'No memmap cluster'.B19</svg:desc>
                </draw:g>
              </table:table-cell>
              <table:table-cell office:value-type="float" office:value="145">
                <text:p>145</text:p>
                <draw:g>
                  <svg:desc>'No memmap cluster'.C14:'No memmap cluster'.C19</svg:desc>
                </draw:g>
              </table:table-cell>
              <table:table-cell office:value-type="float" office:value="137">
                <text:p>137</text:p>
                <draw:g>
                  <svg:desc>'No memmap cluster'.D14:'No memmap cluster'.D19</svg:desc>
                </draw:g>
              </table:table-cell>
              <table:table-cell office:value-type="float" office:value="104">
                <text:p>104</text:p>
                <draw:g>
                  <svg:desc>'No memmap cluster'.E14:'No memmap cluster'.E19</svg:desc>
                </draw:g>
              </table:table-cell>
              <table:table-cell office:value-type="float" office:value="121">
                <text:p>121</text:p>
                <draw:g>
                  <svg:desc>'No memmap cluster'.F14:'No memmap cluster'.F19</svg:desc>
                </draw:g>
              </table:table-cell>
              <table:table-cell office:value-type="float" office:value="97">
                <text:p>97</text:p>
                <draw:g>
                  <svg:desc>'No memmap cluster'.G14:'No memmap cluster'.G19</svg:desc>
                </draw:g>
              </table:table-cell>
              <table:table-cell office:value-type="float" office:value="97">
                <text:p>97</text:p>
                <draw:g>
                  <svg:desc>'No memmap cluster'.H14:'No memmap cluster'.H19</svg:desc>
                </draw:g>
              </table:table-cell>
              <table:table-cell office:value-type="float" office:value="98">
                <text:p>98</text:p>
                <draw:g>
                  <svg:desc>'No memmap cluster'.I14:'No 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9">
                <text:p>319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66">
                <text:p>866</text:p>
              </table:table-cell>
              <table:table-cell office:value-type="float" office:value="561">
                <text:p>561</text:p>
              </table:table-cell>
              <table:table-cell office:value-type="float" office:value="455">
                <text:p>455</text:p>
              </table:table-cell>
              <table:table-cell office:value-type="float" office:value="413">
                <text:p>413</text:p>
              </table:table-cell>
              <table:table-cell office:value-type="float" office:value="468">
                <text:p>468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660">
                <text:p>1660</text:p>
              </table:table-cell>
              <table:table-cell office:value-type="float" office:value="1140">
                <text:p>1140</text:p>
              </table:table-cell>
              <table:table-cell office:value-type="float" office:value="1001">
                <text:p>1001</text:p>
              </table:table-cell>
              <table:table-cell office:value-type="float" office:value="862">
                <text:p>862</text:p>
              </table:table-cell>
              <table:table-cell office:value-type="float" office:value="1010">
                <text:p>1010</text:p>
              </table:table-cell>
              <table:table-cell office:value-type="float" office:value="908">
                <text:p>908</text:p>
              </table:table-cell>
              <table:table-cell office:value-type="float" office:value="817">
                <text:p>81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457">
                <text:p>3457</text:p>
              </table:table-cell>
              <table:table-cell office:value-type="float" office:value="2310">
                <text:p>2310</text:p>
              </table:table-cell>
              <table:table-cell office:value-type="float" office:value="2479">
                <text:p>2479</text:p>
              </table:table-cell>
              <table:table-cell office:value-type="float" office:value="1976">
                <text:p>1976</text:p>
              </table:table-cell>
              <table:table-cell office:value-type="float" office:value="2170">
                <text:p>2170</text:p>
              </table:table-cell>
              <table:table-cell office:value-type="float" office:value="1607">
                <text:p>1607</text:p>
              </table:table-cell>
              <table:table-cell office:value-type="float" office:value="1640">
                <text:p>164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562">
                <text:p>7562</text:p>
              </table:table-cell>
              <table:table-cell office:value-type="float" office:value="8641">
                <text:p>8641</text:p>
              </table:table-cell>
              <table:table-cell office:value-type="float" office:value="5902">
                <text:p>5902</text:p>
              </table:table-cell>
              <table:table-cell office:value-type="float" office:value="5357">
                <text:p>5357</text:p>
              </table:table-cell>
              <table:table-cell office:value-type="float" office:value="5133">
                <text:p>5133</text:p>
              </table:table-cell>
              <table:table-cell office:value-type="float" office:value="3408">
                <text:p>3408</text:p>
              </table:table-cell>
              <table:table-cell office:value-type="float" office:value="3748">
                <text:p>3748</text:p>
              </table:table-cell>
              <table:table-cell office:value-type="float" office:value="7246">
                <text:p>72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5cm" svg:height="10.433cm" xlink:href=".." xlink:type="simple" chart:class="chart:line" chart:style-name="ch1">
        <chart:title svg:x="7.944cm" svg:y="0.344cm" chart:style-name="ch2">
          <text:p>Memory Consumption</text:p>
        </chart:title>
        <chart:subtitle svg:x="6.965cm" svg:y="1.331cm" chart:style-name="ch3">
          <text:p>Without memmapping, on the cluster</text:p>
        </chart:subtitle>
        <chart:legend chart:legend-position="bottom" svg:x="4.171cm" svg:y="9.152cm" style:legend-expansion="wide" chart:style-name="ch4"/>
        <chart:plot-area chart:style-name="ch5" table:cell-range-address="'No memmap cluster'.K14:'No memmap cluster'.S19 'No memmap cluster'.L13:'No memmap cluster'.S13" chart:data-source-has-labels="both" svg:x="1.418cm" svg:y="2.43cm" svg:width="18.163cm" svg:height="5.533cm">
          <chartooo:coordinate-region svg:x="2.595cm" svg:y="2.629cm" svg:width="16.337cm" svg:height="4.687cm"/>
          <chart:axis chart:dimension="x" chart:name="primary-x" chart:style-name="ch6" chartooo:axis-type="auto">
            <chartooo:date-scale/>
            <chart:title svg:x="9.86cm" svg:y="8.171cm" chart:style-name="ch7">
              <text:p>features</text:p>
            </chart:title>
            <chart:categories table:cell-range-address="'No memmap cluster'.K14:'No memmap cluster'.K19"/>
            <chart:grid chart:style-name="ch8" chart:class="major"/>
          </chart:axis>
          <chart:axis chart:dimension="y" chart:name="primary-y" chart:style-name="ch6">
            <chart:title svg:x="0.451cm" svg:y="6.219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cluster'.L14:'No memmap cluster'.L19" chart:label-cell-address="'No memmap cluster'.L13:'No memmap cluster'.L13" chart:class="chart:line">
            <chart:data-point chart:repeated="6"/>
          </chart:series>
          <chart:series chart:style-name="ch11" chart:values-cell-range-address="'No memmap cluster'.M14:'No memmap cluster'.M19" chart:label-cell-address="'No memmap cluster'.M13:'No memmap cluster'.M13" chart:class="chart:line">
            <chart:data-point chart:repeated="6"/>
          </chart:series>
          <chart:series chart:style-name="ch12" chart:values-cell-range-address="'No memmap cluster'.N14:'No memmap cluster'.N19" chart:label-cell-address="'No memmap cluster'.N13:'No memmap cluster'.N13" chart:class="chart:line">
            <chart:data-point chart:repeated="6"/>
          </chart:series>
          <chart:series chart:style-name="ch13" chart:values-cell-range-address="'No memmap cluster'.O14:'No memmap cluster'.O19" chart:label-cell-address="'No memmap cluster'.O13:'No memmap cluster'.O13" chart:class="chart:line">
            <chart:data-point chart:repeated="6"/>
          </chart:series>
          <chart:series chart:style-name="ch14" chart:values-cell-range-address="'No memmap cluster'.P14:'No memmap cluster'.P19" chart:label-cell-address="'No memmap cluster'.P13:'No memmap cluster'.P13" chart:class="chart:line">
            <chart:data-point chart:repeated="6"/>
          </chart:series>
          <chart:series chart:style-name="ch15" chart:values-cell-range-address="'No memmap cluster'.Q14:'No memmap cluster'.Q19" chart:label-cell-address="'No memmap cluster'.Q13:'No memmap cluster'.Q13" chart:class="chart:line">
            <chart:data-point chart:repeated="6"/>
          </chart:series>
          <chart:series chart:style-name="ch16" chart:values-cell-range-address="'No memmap cluster'.R14:'No memmap cluster'.R19" chart:label-cell-address="'No memmap cluster'.R13:'No memmap cluster'.R13" chart:class="chart:line">
            <chart:data-point chart:repeated="6"/>
          </chart:series>
          <chart:series chart:style-name="ch17" chart:values-cell-range-address="'No memmap cluster'.S14:'No memmap cluster'.S19" chart:label-cell-address="'No memmap cluster'.S13:'No 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L13:'No memmap cluster'.L13</svg:desc>
                </draw:g>
              </table:table-cell>
              <table:table-cell office:value-type="string">
                <text:p>2 processes</text:p>
                <draw:g>
                  <svg:desc>'No memmap cluster'.M13:'No memmap cluster'.M13</svg:desc>
                </draw:g>
              </table:table-cell>
              <table:table-cell office:value-type="string">
                <text:p>3 processes</text:p>
                <draw:g>
                  <svg:desc>'No memmap cluster'.N13:'No memmap cluster'.N13</svg:desc>
                </draw:g>
              </table:table-cell>
              <table:table-cell office:value-type="string">
                <text:p>4 processes</text:p>
                <draw:g>
                  <svg:desc>'No memmap cluster'.O13:'No memmap cluster'.O13</svg:desc>
                </draw:g>
              </table:table-cell>
              <table:table-cell office:value-type="string">
                <text:p>5 processes</text:p>
                <draw:g>
                  <svg:desc>'No memmap cluster'.P13:'No memmap cluster'.P13</svg:desc>
                </draw:g>
              </table:table-cell>
              <table:table-cell office:value-type="string">
                <text:p>6 processes</text:p>
                <draw:g>
                  <svg:desc>'No memmap cluster'.Q13:'No memmap cluster'.Q13</svg:desc>
                </draw:g>
              </table:table-cell>
              <table:table-cell office:value-type="string">
                <text:p>7 processes</text:p>
                <draw:g>
                  <svg:desc>'No memmap cluster'.R13:'No memmap cluster'.R13</svg:desc>
                </draw:g>
              </table:table-cell>
              <table:table-cell office:value-type="string">
                <text:p>8 processes</text:p>
                <draw:g>
                  <svg:desc>'No memmap cluster'.S13:'No 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K14:'No memmap cluster'.K19</svg:desc>
                </draw:g>
              </table:table-cell>
              <table:table-cell office:value-type="float" office:value="705">
                <text:p>705</text:p>
                <draw:g>
                  <svg:desc>'No memmap cluster'.L14:'No memmap cluster'.L19</svg:desc>
                </draw:g>
              </table:table-cell>
              <table:table-cell office:value-type="float" office:value="705">
                <text:p>705</text:p>
                <draw:g>
                  <svg:desc>'No memmap cluster'.M14:'No memmap cluster'.M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N14:'No memmap cluster'.N19</svg:desc>
                </draw:g>
              </table:table-cell>
              <table:table-cell office:value-type="float" office:value="572">
                <text:p>572</text:p>
                <draw:g>
                  <svg:desc>'No memmap cluster'.O14:'No memmap cluster'.O19</svg:desc>
                </draw:g>
              </table:table-cell>
              <table:table-cell office:value-type="float" office:value="598.4">
                <text:p>598.4</text:p>
                <draw:g>
                  <svg:desc>'No memmap cluster'.P14:'No memmap cluster'.P19</svg:desc>
                </draw:g>
              </table:table-cell>
              <table:table-cell office:value-type="float" office:value="571.8">
                <text:p>571.8</text:p>
                <draw:g>
                  <svg:desc>'No memmap cluster'.Q14:'No memmap cluster'.Q19</svg:desc>
                </draw:g>
              </table:table-cell>
              <table:table-cell office:value-type="float" office:value="571.8">
                <text:p>571.8</text:p>
                <draw:g>
                  <svg:desc>'No memmap cluster'.R14:'No memmap cluster'.R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S14:'No 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1106">
                <text:p>1106</text:p>
              </table:table-cell>
              <table:table-cell office:value-type="float" office:value="1158.6">
                <text:p>1158.6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2172">
                <text:p>2172</text:p>
              </table:table-cell>
              <table:table-cell office:value-type="float" office:value="2278.4">
                <text:p>2278.4</text:p>
              </table:table-cell>
              <table:table-cell office:value-type="float" office:value="2172.16666666667">
                <text:p>2172.16666666667</text:p>
              </table:table-cell>
              <table:table-cell office:value-type="float" office:value="2171.66666666667">
                <text:p>2171.66666666667</text:p>
              </table:table-cell>
              <table:table-cell office:value-type="float" office:value="2171.66666666667">
                <text:p>2171.6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5373">
                <text:p>5373</text:p>
              </table:table-cell>
              <table:table-cell office:value-type="float" office:value="5372">
                <text:p>5372</text:p>
              </table:table-cell>
              <table:table-cell office:value-type="float" office:value="4305.75">
                <text:p>4305.75</text:p>
              </table:table-cell>
              <table:table-cell office:value-type="float" office:value="4518.2">
                <text:p>4518.2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10708">
                <text:p>10708</text:p>
              </table:table-cell>
              <table:table-cell office:value-type="float" office:value="10705.3333333333">
                <text:p>10705.3333333333</text:p>
              </table:table-cell>
              <table:table-cell office:value-type="float" office:value="8573">
                <text:p>8573</text:p>
              </table:table-cell>
              <table:table-cell office:value-type="float" office:value="8998.8">
                <text:p>8998.8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15283">
                <text:p>15283</text:p>
              </table:table-cell>
              <table:table-cell office:value-type="float" office:value="17679.6666666667">
                <text:p>17679.6666666667</text:p>
              </table:table-cell>
              <table:table-cell office:value-type="float" office:value="13971.5">
                <text:p>13971.5</text:p>
              </table:table-cell>
              <table:table-cell office:value-type="float" office:value="16040">
                <text:p>16040</text:p>
              </table:table-cell>
              <table:table-cell office:value-type="float" office:value="15034.1666666667">
                <text:p>15034.1666666667</text:p>
              </table:table-cell>
              <table:table-cell office:value-type="float" office:value="14958.6666666667">
                <text:p>14958.6666666667</text:p>
              </table:table-cell>
              <table:table-cell office:value-type="float" office:value="11794.3333333333">
                <text:p>11794.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67cm" svg:height="10.461cm" xlink:href=".." xlink:type="simple" chart:class="chart:line" chart:style-name="ch1">
        <chart:title svg:x="8.248cm" svg:y="0.345cm" chart:style-name="ch2">
          <text:p>Time Consumption</text:p>
        </chart:title>
        <chart:subtitle svg:x="7.096cm" svg:y="1.333cm" chart:style-name="ch3">
          <text:p>Without memmapping, local engine</text:p>
        </chart:subtitle>
        <chart:legend chart:legend-position="bottom" svg:x="4.157cm" svg:y="9.18cm" style:legend-expansion="wide" chart:style-name="ch4"/>
        <chart:plot-area chart:style-name="ch5" table:cell-range-address="'No memmap local'.A13:'No memmap local'.I19" chart:data-source-has-labels="both" svg:x="1.418cm" svg:y="2.434cm" svg:width="18.135cm" svg:height="5.556cm">
          <chartooo:coordinate-region svg:x="2.41cm" svg:y="2.634cm" svg:width="16.493cm" svg:height="4.709cm"/>
          <chart:axis chart:dimension="x" chart:name="primary-x" chart:style-name="ch6" chartooo:axis-type="auto">
            <chartooo:date-scale/>
            <chart:title svg:x="9.846cm" svg:y="8.199cm" chart:style-name="ch7">
              <text:p>features</text:p>
            </chart:title>
            <chart:categories table:cell-range-address="'No memmap local'.A14:'No memmap local'.A19"/>
            <chart:grid chart:style-name="ch8" chart:class="major"/>
          </chart:axis>
          <chart:axis chart:dimension="y" chart:name="primary-y" chart:style-name="ch6">
            <chart:title svg:x="0.451cm" svg:y="5.798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local'.B14:'No memmap local'.B19" chart:label-cell-address="'No memmap local'.B13:'No memmap local'.B13" chart:class="chart:line">
            <chart:data-point chart:repeated="6"/>
          </chart:series>
          <chart:series chart:style-name="ch11" chart:values-cell-range-address="'No memmap local'.C14:'No memmap local'.C19" chart:label-cell-address="'No memmap local'.C13:'No memmap local'.C13" chart:class="chart:line">
            <chart:data-point chart:repeated="6"/>
          </chart:series>
          <chart:series chart:style-name="ch12" chart:values-cell-range-address="'No memmap local'.D14:'No memmap local'.D19" chart:label-cell-address="'No memmap local'.D13:'No memmap local'.D13" chart:class="chart:line">
            <chart:data-point chart:repeated="6"/>
          </chart:series>
          <chart:series chart:style-name="ch13" chart:values-cell-range-address="'No memmap local'.E14:'No memmap local'.E19" chart:label-cell-address="'No memmap local'.E13:'No memmap local'.E13" chart:class="chart:line">
            <chart:data-point chart:repeated="6"/>
          </chart:series>
          <chart:series chart:style-name="ch14" chart:values-cell-range-address="'No memmap local'.F14:'No memmap local'.F19" chart:label-cell-address="'No memmap local'.F13:'No memmap local'.F13" chart:class="chart:line">
            <chart:data-point chart:repeated="6"/>
          </chart:series>
          <chart:series chart:style-name="ch15" chart:values-cell-range-address="'No memmap local'.G14:'No memmap local'.G19" chart:label-cell-address="'No memmap local'.G13:'No memmap local'.G13" chart:class="chart:line">
            <chart:data-point chart:repeated="6"/>
          </chart:series>
          <chart:series chart:style-name="ch16" chart:values-cell-range-address="'No memmap local'.H14:'No memmap local'.H19" chart:label-cell-address="'No memmap local'.H13:'No memmap local'.H13" chart:class="chart:line">
            <chart:data-point chart:repeated="6"/>
          </chart:series>
          <chart:series chart:style-name="ch17" chart:values-cell-range-address="'No memmap local'.I14:'No memmap local'.I19" chart:label-cell-address="'No memmap local'.I13:'No 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B13:'No memmap local'.B13</svg:desc>
                </draw:g>
              </table:table-cell>
              <table:table-cell office:value-type="string">
                <text:p>2 processes</text:p>
                <draw:g>
                  <svg:desc>'No memmap local'.C13:'No memmap local'.C13</svg:desc>
                </draw:g>
              </table:table-cell>
              <table:table-cell office:value-type="string">
                <text:p>3 processes</text:p>
                <draw:g>
                  <svg:desc>'No memmap local'.D13:'No memmap local'.D13</svg:desc>
                </draw:g>
              </table:table-cell>
              <table:table-cell office:value-type="string">
                <text:p>4 processes</text:p>
                <draw:g>
                  <svg:desc>'No memmap local'.E13:'No memmap local'.E13</svg:desc>
                </draw:g>
              </table:table-cell>
              <table:table-cell office:value-type="string">
                <text:p>5 processes</text:p>
                <draw:g>
                  <svg:desc>'No memmap local'.F13:'No memmap local'.F13</svg:desc>
                </draw:g>
              </table:table-cell>
              <table:table-cell office:value-type="string">
                <text:p>6 processes</text:p>
                <draw:g>
                  <svg:desc>'No memmap local'.G13:'No memmap local'.G13</svg:desc>
                </draw:g>
              </table:table-cell>
              <table:table-cell office:value-type="string">
                <text:p>7 processes</text:p>
                <draw:g>
                  <svg:desc>'No memmap local'.H13:'No memmap local'.H13</svg:desc>
                </draw:g>
              </table:table-cell>
              <table:table-cell office:value-type="string">
                <text:p>8 processes</text:p>
                <draw:g>
                  <svg:desc>'No memmap local'.I13:'No 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14:'No memmap local'.A19</svg:desc>
                </draw:g>
              </table:table-cell>
              <table:table-cell office:value-type="float" office:value="80">
                <text:p>80</text:p>
                <draw:g>
                  <svg:desc>'No memmap local'.B14:'No memmap local'.B19</svg:desc>
                </draw:g>
              </table:table-cell>
              <table:table-cell office:value-type="float" office:value="75">
                <text:p>75</text:p>
                <draw:g>
                  <svg:desc>'No memmap local'.C14:'No memmap local'.C19</svg:desc>
                </draw:g>
              </table:table-cell>
              <table:table-cell office:value-type="float" office:value="90">
                <text:p>90</text:p>
                <draw:g>
                  <svg:desc>'No memmap local'.D14:'No memmap local'.D19</svg:desc>
                </draw:g>
              </table:table-cell>
              <table:table-cell office:value-type="float" office:value="106">
                <text:p>106</text:p>
                <draw:g>
                  <svg:desc>'No memmap local'.E14:'No memmap local'.E19</svg:desc>
                </draw:g>
              </table:table-cell>
              <table:table-cell office:value-type="float" office:value="126">
                <text:p>126</text:p>
                <draw:g>
                  <svg:desc>'No memmap local'.F14:'No memmap local'.F19</svg:desc>
                </draw:g>
              </table:table-cell>
              <table:table-cell office:value-type="float" office:value="137">
                <text:p>137</text:p>
                <draw:g>
                  <svg:desc>'No memmap local'.G14:'No memmap local'.G19</svg:desc>
                </draw:g>
              </table:table-cell>
              <table:table-cell office:value-type="float" office:value="136">
                <text:p>136</text:p>
                <draw:g>
                  <svg:desc>'No memmap local'.H14:'No memmap local'.H19</svg:desc>
                </draw:g>
              </table:table-cell>
              <table:table-cell office:value-type="float" office:value="136">
                <text:p>136</text:p>
                <draw:g>
                  <svg:desc>'No memmap local'.I14:'No 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08">
                <text:p>608</text:p>
              </table:table-cell>
              <table:table-cell office:value-type="float" office:value="761">
                <text:p>761</text:p>
              </table:table-cell>
              <table:table-cell office:value-type="float" office:value="971">
                <text:p>97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